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0c41" officeooo:paragraph-rsid="00050c41"/>
    </style:style>
    <style:style style:name="P2" style:family="paragraph" style:parent-style-name="Standard">
      <style:text-properties officeooo:rsid="0005a2c5" officeooo:paragraph-rsid="0005a2c5"/>
    </style:style>
    <style:style style:name="P3" style:family="paragraph" style:parent-style-name="Standard">
      <style:text-properties officeooo:rsid="0008ccd6" officeooo:paragraph-rsid="0008ccd6"/>
    </style:style>
    <style:style style:name="P4" style:family="paragraph" style:parent-style-name="Standard">
      <style:text-properties officeooo:rsid="0009901d" officeooo:paragraph-rsid="0009901d"/>
    </style:style>
    <style:style style:name="P5" style:family="paragraph" style:parent-style-name="Standard">
      <style:paragraph-properties fo:text-align="center" style:justify-single-word="false"/>
      <style:text-properties fo:font-variant="small-caps" officeooo:rsid="0009901d" officeooo:paragraph-rsid="0009901d"/>
    </style:style>
    <style:style style:name="P6" style:family="paragraph" style:parent-style-name="Standard">
      <style:paragraph-properties fo:text-align="center" style:justify-single-word="false"/>
      <style:text-properties fo:font-variant="small-caps" fo:font-style="normal" officeooo:rsid="0009901d" officeooo:paragraph-rsid="003c83bd" style:font-style-asian="normal" style:font-style-complex="normal"/>
    </style:style>
    <style:style style:name="P7" style:family="paragraph" style:parent-style-name="Standard">
      <style:paragraph-properties fo:text-align="start" style:justify-single-word="false"/>
      <style:text-properties officeooo:rsid="000aeb93" officeooo:paragraph-rsid="000aeb93"/>
    </style:style>
    <style:style style:name="P8" style:family="paragraph" style:parent-style-name="Standard">
      <style:paragraph-properties fo:text-align="start" style:justify-single-word="false"/>
      <style:text-properties officeooo:rsid="000c37cc" officeooo:paragraph-rsid="000eab05"/>
    </style:style>
    <style:style style:name="P9" style:family="paragraph" style:parent-style-name="Standard">
      <style:paragraph-properties fo:text-align="start" style:justify-single-word="false"/>
      <style:text-properties officeooo:rsid="0010cc66" officeooo:paragraph-rsid="0011bde8"/>
    </style:style>
    <style:style style:name="P10" style:family="paragraph" style:parent-style-name="Standard">
      <style:paragraph-properties fo:text-align="start" style:justify-single-word="false"/>
      <style:text-properties officeooo:rsid="00129b14" officeooo:paragraph-rsid="00129b14"/>
    </style:style>
    <style:style style:name="P11" style:family="paragraph" style:parent-style-name="Standard">
      <style:paragraph-properties fo:text-align="start" style:justify-single-word="false"/>
      <style:text-properties officeooo:rsid="00143c68" officeooo:paragraph-rsid="00143c68"/>
    </style:style>
    <style:style style:name="P12" style:family="paragraph" style:parent-style-name="Standard">
      <style:text-properties fo:font-style="normal" officeooo:rsid="0008ccd6" officeooo:paragraph-rsid="0005a2c5" style:font-style-asian="normal" style:font-style-complex="normal"/>
    </style:style>
    <style:style style:name="P13" style:family="paragraph" style:parent-style-name="Standard">
      <style:text-properties fo:font-style="normal" officeooo:rsid="0008ccd6" officeooo:paragraph-rsid="0008ccd6" style:font-style-asian="normal" style:font-style-complex="normal"/>
    </style:style>
    <style:style style:name="P14" style:family="paragraph" style:parent-style-name="Standard">
      <style:text-properties fo:font-style="normal" officeooo:rsid="0009901d" officeooo:paragraph-rsid="0009901d" style:font-style-asian="normal" style:font-style-complex="normal"/>
    </style:style>
    <style:style style:name="P15" style:family="paragraph" style:parent-style-name="Standard">
      <style:paragraph-properties fo:text-align="start" style:justify-single-word="false"/>
      <style:text-properties fo:font-style="normal" officeooo:rsid="000aeb93" officeooo:paragraph-rsid="000aeb93" style:font-style-asian="normal" style:font-style-complex="normal"/>
    </style:style>
    <style:style style:name="P16" style:family="paragraph" style:parent-style-name="Standard">
      <style:paragraph-properties fo:text-align="start" style:justify-single-word="false"/>
      <style:text-properties fo:font-style="normal" officeooo:rsid="000ce54b" officeooo:paragraph-rsid="000eab05" style:font-style-asian="normal" style:font-style-complex="normal"/>
    </style:style>
    <style:style style:name="P17" style:family="paragraph" style:parent-style-name="Standard">
      <style:paragraph-properties fo:text-align="start" style:justify-single-word="false"/>
      <style:text-properties fo:font-style="normal" officeooo:rsid="000fe1cd" officeooo:paragraph-rsid="000eab05" style:font-style-asian="normal" style:font-style-complex="normal"/>
    </style:style>
    <style:style style:name="P18" style:family="paragraph" style:parent-style-name="Standard">
      <style:paragraph-properties fo:text-align="start" style:justify-single-word="false"/>
      <style:text-properties fo:font-style="normal" officeooo:rsid="0010cc66" officeooo:paragraph-rsid="0011bde8" style:font-style-asian="normal" style:font-style-complex="normal"/>
    </style:style>
    <style:style style:name="P19" style:family="paragraph" style:parent-style-name="Standard">
      <style:paragraph-properties fo:text-align="start" style:justify-single-word="false"/>
      <style:text-properties fo:font-style="normal" officeooo:rsid="0011bde8" officeooo:paragraph-rsid="0011bde8" style:font-style-asian="normal" style:font-style-complex="normal"/>
    </style:style>
    <style:style style:name="P20" style:family="paragraph" style:parent-style-name="Standard">
      <style:paragraph-properties fo:text-align="start" style:justify-single-word="false"/>
      <style:text-properties fo:font-style="normal" officeooo:rsid="00143c68" officeooo:paragraph-rsid="00143c68" style:font-style-asian="normal" style:font-style-complex="normal"/>
    </style:style>
    <style:style style:name="P21" style:family="paragraph" style:parent-style-name="Standard">
      <style:paragraph-properties fo:text-align="center" style:justify-single-word="false"/>
      <style:text-properties fo:font-style="normal" officeooo:rsid="003536b5" officeooo:paragraph-rsid="0011bde8" style:font-style-asian="normal" style:font-style-complex="normal"/>
    </style:style>
    <style:style style:name="P22" style:family="paragraph" style:parent-style-name="Standard">
      <style:paragraph-properties fo:margin-left="1.27cm" fo:margin-right="0cm" fo:text-align="start" style:justify-single-word="false" fo:text-indent="0cm" style:auto-text-indent="false"/>
      <style:text-properties officeooo:rsid="00143c68" officeooo:paragraph-rsid="00143c68"/>
    </style:style>
    <style:style style:name="P23" style:family="paragraph" style:parent-style-name="Standard">
      <style:paragraph-properties fo:margin-left="1.27cm" fo:margin-right="0cm" fo:text-align="start" style:justify-single-word="false" fo:text-indent="0cm" style:auto-text-indent="false"/>
      <style:text-properties officeooo:rsid="0017975a" officeooo:paragraph-rsid="0017975a"/>
    </style:style>
    <style:style style:name="P24" style:family="paragraph" style:parent-style-name="Standard">
      <style:paragraph-properties fo:margin-left="1.27cm" fo:margin-right="0cm" fo:text-align="start" style:justify-single-word="false" fo:text-indent="0cm" style:auto-text-indent="false"/>
      <style:text-properties fo:font-style="normal" officeooo:rsid="0017975a" officeooo:paragraph-rsid="0017975a" style:font-style-asian="normal" style:font-style-complex="normal"/>
    </style:style>
    <style:style style:name="P25" style:family="paragraph" style:parent-style-name="Standard">
      <style:paragraph-properties fo:margin-left="1.27cm" fo:margin-right="0cm" fo:text-align="start" style:justify-single-word="false" fo:text-indent="0cm" style:auto-text-indent="false"/>
      <style:text-properties fo:font-style="normal" officeooo:rsid="002e2967" officeooo:paragraph-rsid="002e2967" style:font-style-asian="normal" style:font-style-complex="normal"/>
    </style:style>
    <style:style style:name="P26" style:family="paragraph" style:parent-style-name="Standard">
      <style:paragraph-properties fo:margin-left="1.27cm" fo:margin-right="0cm" fo:text-align="start" style:justify-single-word="false" fo:text-indent="0cm" style:auto-text-indent="false"/>
      <style:text-properties fo:font-style="normal" officeooo:rsid="002eee2e" officeooo:paragraph-rsid="002eee2e" style:font-style-asian="normal" style:font-style-complex="normal"/>
    </style:style>
    <style:style style:name="P27" style:family="paragraph" style:parent-style-name="Standard">
      <style:paragraph-properties fo:margin-left="1.27cm" fo:margin-right="0cm" fo:text-align="start" style:justify-single-word="false" fo:text-indent="0cm" style:auto-text-indent="false"/>
      <style:text-properties fo:font-style="normal" officeooo:rsid="00143c68" officeooo:paragraph-rsid="00143c68" style:font-style-asian="normal" style:font-style-complex="normal"/>
    </style:style>
    <style:style style:name="P28" style:family="paragraph" style:parent-style-name="Standard">
      <style:paragraph-properties fo:margin-left="1.27cm" fo:margin-right="0cm" fo:text-align="start" style:justify-single-word="false" fo:text-indent="0cm" style:auto-text-indent="false"/>
      <style:text-properties fo:font-style="normal" officeooo:rsid="001923d9" officeooo:paragraph-rsid="001923d9" style:font-style-asian="normal" style:font-style-complex="normal"/>
    </style:style>
    <style:style style:name="P29" style:family="paragraph" style:parent-style-name="Standard">
      <style:paragraph-properties fo:margin-left="1.27cm" fo:margin-right="0cm" fo:text-align="start" style:justify-single-word="false" fo:text-indent="0cm" style:auto-text-indent="false"/>
      <style:text-properties fo:font-style="normal" officeooo:rsid="0019a4a8" officeooo:paragraph-rsid="0019a4a8" style:font-style-asian="normal" style:font-style-complex="normal"/>
    </style:style>
    <style:style style:name="P30" style:family="paragraph" style:parent-style-name="Standard">
      <style:paragraph-properties fo:margin-left="1.27cm" fo:margin-right="0cm" fo:text-align="start" style:justify-single-word="false" fo:text-indent="0cm" style:auto-text-indent="false"/>
      <style:text-properties fo:font-style="normal" officeooo:rsid="001d63a0" officeooo:paragraph-rsid="0019a4a8" style:font-style-asian="normal" style:font-style-complex="normal"/>
    </style:style>
    <style:style style:name="P31" style:family="paragraph" style:parent-style-name="Standard">
      <style:paragraph-properties fo:margin-left="1.27cm" fo:margin-right="0cm" fo:text-align="start" style:justify-single-word="false" fo:text-indent="0cm" style:auto-text-indent="false"/>
      <style:text-properties fo:font-style="normal" officeooo:rsid="0026c73d" officeooo:paragraph-rsid="00265169" style:font-style-asian="normal" style:font-style-complex="normal"/>
    </style:style>
    <style:style style:name="P32" style:family="paragraph" style:parent-style-name="Standard">
      <style:paragraph-properties fo:margin-left="1.27cm" fo:margin-right="0cm" fo:text-align="start" style:justify-single-word="false" fo:text-indent="0cm" style:auto-text-indent="false"/>
      <style:text-properties fo:font-style="normal" officeooo:rsid="0029a897" officeooo:paragraph-rsid="002801b4" style:font-style-asian="normal" style:font-style-complex="normal"/>
    </style:style>
    <style:style style:name="P33" style:family="paragraph" style:parent-style-name="Standard">
      <style:paragraph-properties fo:margin-left="1.27cm" fo:margin-right="0cm" fo:text-align="start" style:justify-single-word="false" fo:text-indent="0cm" style:auto-text-indent="false"/>
      <style:text-properties fo:font-style="normal" officeooo:rsid="002b6731" officeooo:paragraph-rsid="002b6731" style:font-style-asian="normal" style:font-style-complex="normal"/>
    </style:style>
    <style:style style:name="P34" style:family="paragraph" style:parent-style-name="Standard">
      <style:paragraph-properties fo:margin-left="1.27cm" fo:margin-right="0cm" fo:text-align="start" style:justify-single-word="false" fo:text-indent="0cm" style:auto-text-indent="false"/>
      <style:text-properties fo:font-style="normal" officeooo:rsid="002d1396" officeooo:paragraph-rsid="002d1396" style:font-style-asian="normal" style:font-style-complex="normal"/>
    </style:style>
    <style:style style:name="P35" style:family="paragraph" style:parent-style-name="Standard">
      <style:paragraph-properties fo:margin-left="1.27cm" fo:margin-right="0cm" fo:text-align="start" style:justify-single-word="false" fo:text-indent="0cm" style:auto-text-indent="false"/>
      <style:text-properties fo:font-style="normal" officeooo:rsid="003a157f" officeooo:paragraph-rsid="003a157f" style:font-style-asian="normal" style:font-style-complex="normal"/>
    </style:style>
    <style:style style:name="P36" style:family="paragraph" style:parent-style-name="Standard">
      <style:paragraph-properties fo:margin-left="1.27cm" fo:margin-right="0cm" fo:text-align="start" style:justify-single-word="false" fo:text-indent="0cm" style:auto-text-indent="false"/>
      <style:text-properties fo:font-style="normal" officeooo:rsid="00425788" officeooo:paragraph-rsid="00425788" style:font-style-asian="normal" style:font-style-complex="normal"/>
    </style:style>
    <style:style style:name="P37" style:family="paragraph" style:parent-style-name="Standard">
      <style:paragraph-properties fo:margin-left="1.27cm" fo:margin-right="0cm" fo:text-align="start" style:justify-single-word="false" fo:text-indent="0cm" style:auto-text-indent="false"/>
      <style:text-properties fo:font-style="normal" officeooo:rsid="0044c7b6" officeooo:paragraph-rsid="0044c7b6" style:font-style-asian="normal" style:font-style-complex="normal"/>
    </style:style>
    <style:style style:name="P38" style:family="paragraph" style:parent-style-name="Standard">
      <style:paragraph-properties fo:margin-left="1.27cm" fo:margin-right="0cm" fo:text-align="start" style:justify-single-word="false" fo:text-indent="0cm" style:auto-text-indent="false"/>
      <style:text-properties fo:font-style="normal" officeooo:rsid="004c40e0" officeooo:paragraph-rsid="004c40e0" style:font-style-asian="normal" style:font-style-complex="normal"/>
    </style:style>
    <style:style style:name="P39" style:family="paragraph" style:parent-style-name="Standard">
      <style:paragraph-properties fo:margin-left="1.27cm" fo:margin-right="0cm" fo:text-align="start" style:justify-single-word="false" fo:text-indent="0cm" style:auto-text-indent="false"/>
      <style:text-properties fo:font-style="normal" officeooo:rsid="004f713f" officeooo:paragraph-rsid="004f713f" style:font-style-asian="normal" style:font-style-complex="normal"/>
    </style:style>
    <style:style style:name="P40" style:family="paragraph" style:parent-style-name="Standard">
      <style:paragraph-properties fo:margin-left="1.27cm" fo:margin-right="0cm" fo:text-align="start" style:justify-single-word="false" fo:text-indent="0cm" style:auto-text-indent="false"/>
      <style:text-properties fo:font-style="normal" officeooo:rsid="00514a59" officeooo:paragraph-rsid="00514a59" style:font-style-asian="normal" style:font-style-complex="normal"/>
    </style:style>
    <style:style style:name="P41" style:family="paragraph" style:parent-style-name="Standard">
      <style:paragraph-properties fo:margin-left="1.27cm" fo:margin-right="0cm" fo:text-align="start" style:justify-single-word="false" fo:text-indent="0cm" style:auto-text-indent="false"/>
      <style:text-properties fo:font-style="normal" officeooo:rsid="00639002" officeooo:paragraph-rsid="00639002" style:font-style-asian="normal" style:font-style-complex="normal"/>
    </style:style>
    <style:style style:name="P42" style:family="paragraph" style:parent-style-name="Standard">
      <style:paragraph-properties fo:margin-left="1.27cm" fo:margin-right="0cm" fo:text-align="start" style:justify-single-word="false" fo:text-indent="0cm" style:auto-text-indent="false"/>
      <style:text-properties fo:font-style="normal" officeooo:rsid="006f5210" officeooo:paragraph-rsid="006f5210" style:font-style-asian="normal" style:font-style-complex="normal"/>
    </style:style>
    <style:style style:name="P43" style:family="paragraph" style:parent-style-name="Standard">
      <style:paragraph-properties fo:margin-left="1.27cm" fo:margin-right="0cm" fo:text-align="start" style:justify-single-word="false" fo:text-indent="0cm" style:auto-text-indent="false"/>
      <style:text-properties fo:font-style="normal" officeooo:rsid="007069da" officeooo:paragraph-rsid="007069da" style:font-style-asian="normal" style:font-style-complex="normal"/>
    </style:style>
    <style:style style:name="P44" style:family="paragraph" style:parent-style-name="Standard">
      <style:paragraph-properties fo:margin-left="1.27cm" fo:margin-right="0cm" fo:text-align="start" style:justify-single-word="false" fo:text-indent="0cm" style:auto-text-indent="false"/>
      <style:text-properties fo:font-style="normal" officeooo:rsid="0073db03" officeooo:paragraph-rsid="0073db03" style:font-style-asian="normal" style:font-style-complex="normal"/>
    </style:style>
    <style:style style:name="P45" style:family="paragraph" style:parent-style-name="Standard">
      <style:paragraph-properties fo:margin-left="1.27cm" fo:margin-right="0cm" fo:text-align="start" style:justify-single-word="false" fo:text-indent="0cm" style:auto-text-indent="false"/>
      <style:text-properties fo:font-style="normal" officeooo:rsid="0076e858" officeooo:paragraph-rsid="0076e858" style:font-style-asian="normal" style:font-style-complex="normal"/>
    </style:style>
    <style:style style:name="P46" style:family="paragraph" style:parent-style-name="Standard">
      <style:paragraph-properties fo:margin-left="1.27cm" fo:margin-right="0cm" fo:text-align="start" style:justify-single-word="false" fo:text-indent="0cm" style:auto-text-indent="false"/>
      <style:text-properties fo:font-style="normal" fo:font-weight="normal" officeooo:rsid="001e8c15" officeooo:paragraph-rsid="001e8c15" style:font-style-asian="normal" style:font-weight-asian="normal" style:font-style-complex="normal" style:font-weight-complex="normal"/>
    </style:style>
    <style:style style:name="P47" style:family="paragraph" style:parent-style-name="Standard">
      <style:paragraph-properties fo:margin-left="1.27cm" fo:margin-right="0cm" fo:text-align="start" style:justify-single-word="false" fo:text-indent="0cm" style:auto-text-indent="false"/>
      <style:text-properties fo:font-style="normal" fo:font-weight="normal" officeooo:rsid="001e8c15" officeooo:paragraph-rsid="001fe2a8" style:font-style-asian="normal" style:font-weight-asian="normal" style:font-style-complex="normal" style:font-weight-complex="normal"/>
    </style:style>
    <style:style style:name="P48" style:family="paragraph" style:parent-style-name="Standard">
      <style:paragraph-properties fo:margin-left="1.27cm" fo:margin-right="0cm" fo:text-align="start" style:justify-single-word="false" fo:text-indent="0cm" style:auto-text-indent="false"/>
      <style:text-properties fo:font-style="normal" fo:font-weight="normal" officeooo:rsid="00205345" officeooo:paragraph-rsid="00205345" style:font-style-asian="normal" style:font-weight-asian="normal" style:font-style-complex="normal" style:font-weight-complex="normal"/>
    </style:style>
    <style:style style:name="P49" style:family="paragraph" style:parent-style-name="Standard">
      <style:paragraph-properties fo:margin-left="1.27cm" fo:margin-right="0cm" fo:text-align="start" style:justify-single-word="false" fo:text-indent="0cm" style:auto-text-indent="false"/>
      <style:text-properties fo:font-style="normal" fo:font-weight="normal" officeooo:rsid="00224d6e" officeooo:paragraph-rsid="00224d6e" style:font-style-asian="normal" style:font-weight-asian="normal" style:font-style-complex="normal" style:font-weight-complex="normal"/>
    </style:style>
    <style:style style:name="P50" style:family="paragraph" style:parent-style-name="Standard">
      <style:paragraph-properties fo:margin-left="1.27cm" fo:margin-right="0cm" fo:text-align="start" style:justify-single-word="false" fo:text-indent="0cm" style:auto-text-indent="false"/>
      <style:text-properties fo:font-style="normal" fo:font-weight="normal" officeooo:rsid="00238529" officeooo:paragraph-rsid="00238529" style:font-style-asian="normal" style:font-weight-asian="normal" style:font-style-complex="normal" style:font-weight-complex="normal"/>
    </style:style>
    <style:style style:name="P51" style:family="paragraph" style:parent-style-name="Standard">
      <style:paragraph-properties fo:margin-left="1.27cm" fo:margin-right="0cm" fo:text-align="start" style:justify-single-word="false" fo:text-indent="0cm" style:auto-text-indent="false"/>
      <style:text-properties fo:font-style="normal" fo:font-weight="normal" officeooo:rsid="00265169" officeooo:paragraph-rsid="00265169" style:font-style-asian="normal" style:font-weight-asian="normal" style:font-style-complex="normal" style:font-weight-complex="normal"/>
    </style:style>
    <style:style style:name="P52" style:family="paragraph" style:parent-style-name="Standard">
      <style:paragraph-properties fo:margin-left="1.27cm" fo:margin-right="0cm" fo:text-align="start" style:justify-single-word="false" fo:text-indent="0cm" style:auto-text-indent="false"/>
      <style:text-properties fo:font-style="normal" fo:font-weight="normal" officeooo:rsid="0017975a" officeooo:paragraph-rsid="0017975a" style:font-style-asian="normal" style:font-weight-asian="normal" style:font-style-complex="normal" style:font-weight-complex="normal"/>
    </style:style>
    <style:style style:name="P53" style:family="paragraph" style:parent-style-name="Standard">
      <style:paragraph-properties fo:margin-left="1.27cm" fo:margin-right="0cm" fo:text-align="start" style:justify-single-word="false" fo:text-indent="0cm" style:auto-text-indent="false"/>
      <style:text-properties officeooo:rsid="001923d9" officeooo:paragraph-rsid="001923d9"/>
    </style:style>
    <style:style style:name="P54" style:family="paragraph" style:parent-style-name="Standard">
      <style:paragraph-properties fo:margin-left="1.27cm" fo:margin-right="0cm" fo:text-align="start" style:justify-single-word="false" fo:text-indent="0cm" style:auto-text-indent="false"/>
      <style:text-properties officeooo:rsid="0019a4a8" officeooo:paragraph-rsid="0019a4a8"/>
    </style:style>
    <style:style style:name="P55" style:family="paragraph" style:parent-style-name="Standard">
      <style:paragraph-properties fo:margin-left="1.27cm" fo:margin-right="0cm" fo:text-align="start" style:justify-single-word="false" fo:text-indent="0cm" style:auto-text-indent="false"/>
      <style:text-properties officeooo:rsid="00265169" officeooo:paragraph-rsid="00265169"/>
    </style:style>
    <style:style style:name="P56" style:family="paragraph" style:parent-style-name="Standard">
      <style:paragraph-properties fo:margin-left="1.27cm" fo:margin-right="0cm" fo:text-align="start" style:justify-single-word="false" fo:text-indent="0cm" style:auto-text-indent="false"/>
      <style:text-properties officeooo:rsid="002801b4" officeooo:paragraph-rsid="002801b4"/>
    </style:style>
    <style:style style:name="P57" style:family="paragraph" style:parent-style-name="Standard">
      <style:paragraph-properties fo:margin-left="1.27cm" fo:margin-right="0cm" fo:text-align="start" style:justify-single-word="false" fo:text-indent="0cm" style:auto-text-indent="false"/>
      <style:text-properties fo:font-style="italic" officeooo:rsid="002b6731" officeooo:paragraph-rsid="002b6731" style:font-style-asian="italic" style:font-style-complex="italic"/>
    </style:style>
    <style:style style:name="P58" style:family="paragraph" style:parent-style-name="Standard">
      <style:paragraph-properties fo:margin-left="1.27cm" fo:margin-right="0cm" fo:text-align="start" style:justify-single-word="false" fo:text-indent="0cm" style:auto-text-indent="false"/>
      <style:text-properties fo:font-style="italic" officeooo:rsid="002d1396" officeooo:paragraph-rsid="002d1396" style:font-style-asian="italic" style:font-style-complex="italic"/>
    </style:style>
    <style:style style:name="P59" style:family="paragraph" style:parent-style-name="Standard">
      <style:paragraph-properties fo:margin-left="1.27cm" fo:margin-right="0cm" fo:text-align="start" style:justify-single-word="false" fo:text-indent="0cm" style:auto-text-indent="false"/>
      <style:text-properties fo:font-style="italic" fo:font-weight="normal" officeooo:rsid="0017975a" officeooo:paragraph-rsid="0017975a" style:font-style-asian="italic" style:font-weight-asian="normal" style:font-style-complex="italic" style:font-weight-complex="normal"/>
    </style:style>
    <style:style style:name="P60" style:family="paragraph" style:parent-style-name="Standard">
      <style:paragraph-properties fo:margin-left="1.27cm" fo:margin-right="0cm" fo:text-align="start" style:justify-single-word="false" fo:text-indent="0cm" style:auto-text-indent="false"/>
      <style:text-properties style:font-name="Liberation Serif1" fo:font-style="normal" officeooo:rsid="004f713f" officeooo:paragraph-rsid="004f713f" style:font-style-asian="normal" style:font-style-complex="normal"/>
    </style:style>
    <style:style style:name="P61" style:family="paragraph" style:parent-style-name="Standard">
      <style:paragraph-properties fo:margin-left="1.27cm" fo:margin-right="0cm" fo:text-align="start" style:justify-single-word="false" fo:text-indent="0cm" style:auto-text-indent="false"/>
      <style:text-properties style:font-name="Liberation Serif1" fo:font-style="normal" officeooo:rsid="00514a59" officeooo:paragraph-rsid="00514a59" style:font-style-asian="normal" style:font-style-complex="normal"/>
    </style:style>
    <style:style style:name="P62" style:family="paragraph" style:parent-style-name="Standard">
      <style:paragraph-properties fo:margin-left="1.27cm" fo:margin-right="0cm" fo:text-align="start" style:justify-single-word="false" fo:text-indent="0cm" style:auto-text-indent="false"/>
      <style:text-properties officeooo:rsid="007ca05e" officeooo:paragraph-rsid="007ca05e"/>
    </style:style>
    <style:style style:name="P63" style:family="paragraph" style:parent-style-name="Standard">
      <style:paragraph-properties fo:margin-left="0cm" fo:margin-right="0cm" fo:text-align="start" style:justify-single-word="false" fo:text-indent="0cm" style:auto-text-indent="false"/>
      <style:text-properties officeooo:rsid="0017454b" officeooo:paragraph-rsid="0017454b"/>
    </style:style>
    <style:style style:name="P64" style:family="paragraph" style:parent-style-name="Standard">
      <style:paragraph-properties fo:margin-left="0cm" fo:margin-right="0cm" fo:text-align="start" style:justify-single-word="false" fo:text-indent="0cm" style:auto-text-indent="false"/>
      <style:text-properties fo:font-style="italic" officeooo:rsid="002d1396" officeooo:paragraph-rsid="002d1396" style:font-style-asian="italic" style:font-style-complex="italic"/>
    </style:style>
    <style:style style:name="P65" style:family="paragraph" style:parent-style-name="Standard">
      <style:paragraph-properties fo:margin-left="0cm" fo:margin-right="0cm" fo:text-align="start" style:justify-single-word="false" fo:text-indent="0cm" style:auto-text-indent="false"/>
      <style:text-properties fo:font-style="italic" officeooo:rsid="002e2967" officeooo:paragraph-rsid="002e2967" style:font-style-asian="italic" style:font-style-complex="italic"/>
    </style:style>
    <style:style style:name="P66" style:family="paragraph" style:parent-style-name="Standard">
      <style:paragraph-properties fo:margin-left="0cm" fo:margin-right="0cm" fo:text-align="center" style:justify-single-word="false" fo:text-indent="0cm" style:auto-text-indent="false"/>
      <style:text-properties fo:font-style="italic" officeooo:rsid="003e6e4a" officeooo:paragraph-rsid="003e6e4a" style:font-style-asian="italic" style:font-style-complex="italic"/>
    </style:style>
    <style:style style:name="P67" style:family="paragraph" style:parent-style-name="Standard">
      <style:paragraph-properties fo:margin-left="0cm" fo:margin-right="0cm" fo:text-align="center" style:justify-single-word="false" fo:text-indent="0cm" style:auto-text-indent="false"/>
      <style:text-properties fo:font-style="italic" officeooo:rsid="00427e77" officeooo:paragraph-rsid="00427e77" style:font-style-asian="italic" style:font-style-complex="italic"/>
    </style:style>
    <style:style style:name="P68" style:family="paragraph" style:parent-style-name="Standard">
      <style:paragraph-properties fo:margin-left="0cm" fo:margin-right="0cm" fo:text-align="start" style:justify-single-word="false" fo:text-indent="0cm" style:auto-text-indent="false"/>
      <style:text-properties fo:font-style="italic" fo:font-weight="normal" officeooo:rsid="001e8c15" officeooo:paragraph-rsid="001e8c15" style:font-style-asian="italic" style:font-weight-asian="normal" style:font-style-complex="italic" style:font-weight-complex="normal"/>
    </style:style>
    <style:style style:name="P69" style:family="paragraph" style:parent-style-name="Standard">
      <style:paragraph-properties fo:margin-left="0cm" fo:margin-right="0cm" fo:text-align="center" style:justify-single-word="false" fo:text-indent="0cm" style:auto-text-indent="false"/>
      <style:text-properties fo:font-style="italic" fo:font-weight="normal" officeooo:rsid="001e8c15" officeooo:paragraph-rsid="001e8c15" style:font-style-asian="italic" style:font-weight-asian="normal" style:font-style-complex="italic" style:font-weight-complex="normal"/>
    </style:style>
    <style:style style:name="P70" style:family="paragraph" style:parent-style-name="Standard">
      <style:paragraph-properties fo:margin-left="0cm" fo:margin-right="0cm" fo:text-align="start" style:justify-single-word="false" fo:text-indent="0cm" style:auto-text-indent="false"/>
      <style:text-properties fo:font-style="italic" fo:font-weight="normal" officeooo:rsid="0026c73d" officeooo:paragraph-rsid="0026c73d" style:font-style-asian="italic" style:font-weight-asian="normal" style:font-style-complex="italic" style:font-weight-complex="normal"/>
    </style:style>
    <style:style style:name="P71" style:family="paragraph" style:parent-style-name="Standard">
      <style:paragraph-properties fo:margin-left="0cm" fo:margin-right="0cm" fo:text-align="center" style:justify-single-word="false" fo:text-indent="0cm" style:auto-text-indent="false"/>
      <style:text-properties fo:font-style="italic" fo:font-weight="normal" officeooo:rsid="001923d9" officeooo:paragraph-rsid="001923d9" style:font-style-asian="italic" style:font-weight-asian="normal" style:font-style-complex="italic" style:font-weight-complex="normal"/>
    </style:style>
    <style:style style:name="P72" style:family="paragraph" style:parent-style-name="Standard">
      <style:paragraph-properties fo:margin-left="0cm" fo:margin-right="0cm" fo:text-align="start" style:justify-single-word="false" fo:text-indent="0cm" style:auto-text-indent="false"/>
      <style:text-properties fo:font-style="normal" officeooo:rsid="0017454b" officeooo:paragraph-rsid="0017454b" style:font-style-asian="normal" style:font-style-complex="normal"/>
    </style:style>
    <style:style style:name="P73" style:family="paragraph" style:parent-style-name="Standard">
      <style:paragraph-properties fo:margin-left="0cm" fo:margin-right="0cm" fo:text-align="start" style:justify-single-word="false" fo:text-indent="0cm" style:auto-text-indent="false"/>
      <style:text-properties fo:font-style="normal" officeooo:rsid="002e2967" officeooo:paragraph-rsid="002e2967" style:font-style-asian="normal" style:font-style-complex="normal"/>
    </style:style>
    <style:style style:name="P74" style:family="paragraph" style:parent-style-name="Standard">
      <style:paragraph-properties fo:margin-left="0cm" fo:margin-right="0cm" fo:text-align="start" style:justify-single-word="false" fo:text-indent="0cm" style:auto-text-indent="false"/>
      <style:text-properties fo:font-style="normal" officeooo:rsid="002eee2e" officeooo:paragraph-rsid="002eee2e" style:font-style-asian="normal" style:font-style-complex="normal"/>
    </style:style>
    <style:style style:name="P75" style:family="paragraph" style:parent-style-name="Standard">
      <style:paragraph-properties fo:margin-left="0cm" fo:margin-right="0cm" fo:text-align="start" style:justify-single-word="false" fo:text-indent="0cm" style:auto-text-indent="false"/>
      <style:text-properties fo:font-style="normal" officeooo:rsid="0017975a" officeooo:paragraph-rsid="0017454b" style:font-style-asian="normal" style:font-style-complex="normal"/>
    </style:style>
    <style:style style:name="P76" style:family="paragraph" style:parent-style-name="Standard">
      <style:paragraph-properties fo:margin-left="0cm" fo:margin-right="0cm" fo:text-align="start" style:justify-single-word="false" fo:text-indent="0cm" style:auto-text-indent="false"/>
      <style:text-properties fo:font-style="normal" officeooo:rsid="0017975a" officeooo:paragraph-rsid="0017975a" style:font-style-asian="normal" style:font-style-complex="normal"/>
    </style:style>
    <style:style style:name="P77" style:family="paragraph" style:parent-style-name="Standard">
      <style:paragraph-properties fo:margin-left="0cm" fo:margin-right="0cm" fo:text-align="start" style:justify-single-word="false" fo:text-indent="0cm" style:auto-text-indent="false"/>
      <style:text-properties fo:font-style="normal" officeooo:rsid="001923d9" officeooo:paragraph-rsid="001923d9" style:font-style-asian="normal" style:font-style-complex="normal"/>
    </style:style>
    <style:style style:name="P78" style:family="paragraph" style:parent-style-name="Standard">
      <style:paragraph-properties fo:margin-left="0cm" fo:margin-right="0cm" fo:text-align="start" style:justify-single-word="false" fo:text-indent="0cm" style:auto-text-indent="false"/>
      <style:text-properties fo:font-style="normal" officeooo:rsid="0019a4a8" officeooo:paragraph-rsid="001923d9" style:font-style-asian="normal" style:font-style-complex="normal"/>
    </style:style>
    <style:style style:name="P79" style:family="paragraph" style:parent-style-name="Standard">
      <style:paragraph-properties fo:margin-left="0cm" fo:margin-right="0cm" fo:text-align="start" style:justify-single-word="false" fo:text-indent="0cm" style:auto-text-indent="false"/>
      <style:text-properties fo:font-style="normal" officeooo:rsid="0019a4a8" officeooo:paragraph-rsid="0019a4a8" style:font-style-asian="normal" style:font-style-complex="normal"/>
    </style:style>
    <style:style style:name="P80" style:family="paragraph" style:parent-style-name="Standard">
      <style:paragraph-properties fo:margin-left="0cm" fo:margin-right="0cm" fo:text-align="start" style:justify-single-word="false" fo:text-indent="0cm" style:auto-text-indent="false"/>
      <style:text-properties fo:font-style="normal" officeooo:rsid="001dc2a2" officeooo:paragraph-rsid="001d63a0" style:font-style-asian="normal" style:font-style-complex="normal"/>
    </style:style>
    <style:style style:name="P81" style:family="paragraph" style:parent-style-name="Standard">
      <style:paragraph-properties fo:margin-left="0cm" fo:margin-right="0cm" fo:text-align="start" style:justify-single-word="false" fo:text-indent="0cm" style:auto-text-indent="false"/>
      <style:text-properties fo:font-style="normal" officeooo:rsid="001e8c15" officeooo:paragraph-rsid="001dc2a2" style:font-style-asian="normal" style:font-style-complex="normal"/>
    </style:style>
    <style:style style:name="P82" style:family="paragraph" style:parent-style-name="Standard">
      <style:paragraph-properties fo:margin-left="0cm" fo:margin-right="0cm" fo:text-align="start" style:justify-single-word="false" fo:text-indent="0cm" style:auto-text-indent="false"/>
      <style:text-properties fo:font-style="normal" officeooo:rsid="00265169" officeooo:paragraph-rsid="00265169" style:font-style-asian="normal" style:font-style-complex="normal"/>
    </style:style>
    <style:style style:name="P83" style:family="paragraph" style:parent-style-name="Standard">
      <style:paragraph-properties fo:margin-left="0cm" fo:margin-right="0cm" fo:text-align="start" style:justify-single-word="false" fo:text-indent="0cm" style:auto-text-indent="false"/>
      <style:text-properties fo:font-style="normal" officeooo:rsid="0026c73d" officeooo:paragraph-rsid="00265169" style:font-style-asian="normal" style:font-style-complex="normal"/>
    </style:style>
    <style:style style:name="P84" style:family="paragraph" style:parent-style-name="Standard">
      <style:paragraph-properties fo:margin-left="0cm" fo:margin-right="0cm" fo:text-align="start" style:justify-single-word="false" fo:text-indent="0cm" style:auto-text-indent="false"/>
      <style:text-properties fo:font-style="normal" officeooo:rsid="002801b4" officeooo:paragraph-rsid="002801b4" style:font-style-asian="normal" style:font-style-complex="normal"/>
    </style:style>
    <style:style style:name="P85" style:family="paragraph" style:parent-style-name="Standard">
      <style:paragraph-properties fo:margin-left="0cm" fo:margin-right="0cm" fo:text-align="start" style:justify-single-word="false" fo:text-indent="0cm" style:auto-text-indent="false"/>
      <style:text-properties fo:font-style="normal" officeooo:rsid="002b6731" officeooo:paragraph-rsid="002b6731" style:font-style-asian="normal" style:font-style-complex="normal"/>
    </style:style>
    <style:style style:name="P86" style:family="paragraph" style:parent-style-name="Standard">
      <style:paragraph-properties fo:margin-left="0cm" fo:margin-right="0cm" fo:text-align="start" style:justify-single-word="false" fo:text-indent="0cm" style:auto-text-indent="false"/>
      <style:text-properties fo:font-style="normal" officeooo:rsid="002d1396" officeooo:paragraph-rsid="002d1396" style:font-style-asian="normal" style:font-style-complex="normal"/>
    </style:style>
    <style:style style:name="P87" style:family="paragraph" style:parent-style-name="Standard">
      <style:paragraph-properties fo:margin-left="0cm" fo:margin-right="0cm" fo:text-align="start" style:justify-single-word="false" fo:text-indent="0cm" style:auto-text-indent="false"/>
      <style:text-properties fo:font-style="normal" officeooo:rsid="003a157f" officeooo:paragraph-rsid="003a157f" style:font-style-asian="normal" style:font-style-complex="normal"/>
    </style:style>
    <style:style style:name="P88" style:family="paragraph" style:parent-style-name="Standard">
      <style:paragraph-properties fo:margin-left="0cm" fo:margin-right="0cm" fo:text-align="center" style:justify-single-word="false" fo:text-indent="0cm" style:auto-text-indent="false"/>
      <style:text-properties fo:font-style="normal" officeooo:rsid="003a157f" officeooo:paragraph-rsid="003a157f" style:font-style-asian="normal" style:font-style-complex="normal"/>
    </style:style>
    <style:style style:name="P89" style:family="paragraph" style:parent-style-name="Standard">
      <style:paragraph-properties fo:margin-left="0cm" fo:margin-right="0cm" fo:text-align="start" style:justify-single-word="false" fo:text-indent="0cm" style:auto-text-indent="false"/>
      <style:text-properties fo:font-style="normal" officeooo:rsid="003b588e" officeooo:paragraph-rsid="003b588e" style:font-style-asian="normal" style:font-style-complex="normal"/>
    </style:style>
    <style:style style:name="P90" style:family="paragraph" style:parent-style-name="Standard">
      <style:paragraph-properties fo:margin-left="0cm" fo:margin-right="0cm" fo:text-align="start" style:justify-single-word="false" fo:text-indent="0cm" style:auto-text-indent="false"/>
      <style:text-properties fo:font-style="normal" officeooo:rsid="003c83bd" officeooo:paragraph-rsid="003c83bd" style:font-style-asian="normal" style:font-style-complex="normal"/>
    </style:style>
    <style:style style:name="P91" style:family="paragraph" style:parent-style-name="Standard">
      <style:paragraph-properties fo:margin-left="0cm" fo:margin-right="0cm" fo:text-align="start" style:justify-single-word="false" fo:text-indent="0cm" style:auto-text-indent="false"/>
      <style:text-properties fo:font-style="normal" officeooo:rsid="003e6e4a" officeooo:paragraph-rsid="003e6e4a" style:font-style-asian="normal" style:font-style-complex="normal"/>
    </style:style>
    <style:style style:name="P92" style:family="paragraph" style:parent-style-name="Standard">
      <style:paragraph-properties fo:margin-left="0cm" fo:margin-right="0cm" fo:text-align="center" style:justify-single-word="false" fo:text-indent="0cm" style:auto-text-indent="false"/>
      <style:text-properties fo:font-style="normal" officeooo:rsid="003e6e4a" officeooo:paragraph-rsid="003e6e4a" style:font-style-asian="normal" style:font-style-complex="normal"/>
    </style:style>
    <style:style style:name="P93" style:family="paragraph" style:parent-style-name="Standard">
      <style:paragraph-properties fo:margin-left="0cm" fo:margin-right="0cm" fo:text-align="start" style:justify-single-word="false" fo:text-indent="0cm" style:auto-text-indent="false"/>
      <style:text-properties fo:font-style="normal" officeooo:rsid="00427e77" officeooo:paragraph-rsid="00427e77" style:font-style-asian="normal" style:font-style-complex="normal"/>
    </style:style>
    <style:style style:name="P94" style:family="paragraph" style:parent-style-name="Standard">
      <style:paragraph-properties fo:margin-left="0cm" fo:margin-right="0cm" fo:text-align="center" style:justify-single-word="false" fo:text-indent="0cm" style:auto-text-indent="false"/>
      <style:text-properties fo:font-style="normal" officeooo:rsid="00427e77" officeooo:paragraph-rsid="00427e77" style:font-style-asian="normal" style:font-style-complex="normal"/>
    </style:style>
    <style:style style:name="P95" style:family="paragraph" style:parent-style-name="Standard">
      <style:paragraph-properties fo:margin-left="0cm" fo:margin-right="0cm" fo:text-align="start" style:justify-single-word="false" fo:text-indent="0cm" style:auto-text-indent="false"/>
      <style:text-properties fo:font-style="normal" officeooo:rsid="0044c7b6" officeooo:paragraph-rsid="0044c7b6" style:font-style-asian="normal" style:font-style-complex="normal"/>
    </style:style>
    <style:style style:name="P96" style:family="paragraph" style:parent-style-name="Standard">
      <style:paragraph-properties fo:margin-left="0cm" fo:margin-right="0cm" fo:text-align="start" style:justify-single-word="false" fo:text-indent="0cm" style:auto-text-indent="false"/>
      <style:text-properties fo:font-style="normal" officeooo:rsid="00489a4a" officeooo:paragraph-rsid="00489a4a" style:font-style-asian="normal" style:font-style-complex="normal"/>
    </style:style>
    <style:style style:name="P97" style:family="paragraph" style:parent-style-name="Standard">
      <style:paragraph-properties fo:margin-left="0cm" fo:margin-right="0cm" fo:text-align="start" style:justify-single-word="false" fo:text-indent="0cm" style:auto-text-indent="false"/>
      <style:text-properties fo:font-style="normal" officeooo:rsid="00489a4a" officeooo:paragraph-rsid="004c40e0" style:font-style-asian="normal" style:font-style-complex="normal"/>
    </style:style>
    <style:style style:name="P98" style:family="paragraph" style:parent-style-name="Standard">
      <style:paragraph-properties fo:margin-left="0cm" fo:margin-right="0cm" fo:text-align="start" style:justify-single-word="false" fo:text-indent="0cm" style:auto-text-indent="false"/>
      <style:text-properties fo:font-style="normal" officeooo:rsid="004ddba1" officeooo:paragraph-rsid="004ddba1" style:font-style-asian="normal" style:font-style-complex="normal"/>
    </style:style>
    <style:style style:name="P99" style:family="paragraph" style:parent-style-name="Standard">
      <style:paragraph-properties fo:margin-left="0cm" fo:margin-right="0cm" fo:text-align="start" style:justify-single-word="false" fo:text-indent="0cm" style:auto-text-indent="false"/>
      <style:text-properties fo:font-style="normal" officeooo:rsid="004f713f" officeooo:paragraph-rsid="004f713f" style:font-style-asian="normal" style:font-style-complex="normal"/>
    </style:style>
    <style:style style:name="P100" style:family="paragraph" style:parent-style-name="Standard">
      <style:paragraph-properties fo:margin-left="0cm" fo:margin-right="0cm" fo:text-align="start" style:justify-single-word="false" fo:text-indent="0cm" style:auto-text-indent="false"/>
      <style:text-properties fo:font-style="normal" officeooo:rsid="005469f6" officeooo:paragraph-rsid="005469f6" style:font-style-asian="normal" style:font-style-complex="normal"/>
    </style:style>
    <style:style style:name="P101" style:family="paragraph" style:parent-style-name="Standard">
      <style:paragraph-properties fo:margin-left="0cm" fo:margin-right="0cm" fo:text-align="start" style:justify-single-word="false" fo:text-indent="0cm" style:auto-text-indent="false"/>
      <style:text-properties fo:font-style="normal" officeooo:rsid="00639002" officeooo:paragraph-rsid="00639002" style:font-style-asian="normal" style:font-style-complex="normal"/>
    </style:style>
    <style:style style:name="P102" style:family="paragraph" style:parent-style-name="Standard">
      <style:paragraph-properties fo:margin-left="0cm" fo:margin-right="0cm" fo:text-align="start" style:justify-single-word="false" fo:text-indent="0cm" style:auto-text-indent="false"/>
      <style:text-properties fo:font-style="normal" officeooo:rsid="00667e36" officeooo:paragraph-rsid="00667e36" style:font-style-asian="normal" style:font-style-complex="normal"/>
    </style:style>
    <style:style style:name="P103" style:family="paragraph" style:parent-style-name="Standard">
      <style:paragraph-properties fo:margin-left="0cm" fo:margin-right="0cm" fo:text-align="start" style:justify-single-word="false" fo:text-indent="0cm" style:auto-text-indent="false"/>
      <style:text-properties fo:font-style="normal" officeooo:rsid="0069375b" officeooo:paragraph-rsid="0069375b" style:font-style-asian="normal" style:font-style-complex="normal"/>
    </style:style>
    <style:style style:name="P104" style:family="paragraph" style:parent-style-name="Standard">
      <style:paragraph-properties fo:margin-left="0cm" fo:margin-right="0cm" fo:text-align="start" style:justify-single-word="false" fo:text-indent="0cm" style:auto-text-indent="false"/>
      <style:text-properties fo:font-style="normal" officeooo:rsid="0069375b" officeooo:paragraph-rsid="006bbe20" style:font-style-asian="normal" style:font-style-complex="normal"/>
    </style:style>
    <style:style style:name="P105" style:family="paragraph" style:parent-style-name="Standard">
      <style:paragraph-properties fo:margin-left="0cm" fo:margin-right="0cm" fo:text-align="center" style:justify-single-word="false" fo:text-indent="0cm" style:auto-text-indent="false"/>
      <style:text-properties fo:font-style="normal" officeooo:rsid="0069375b" officeooo:paragraph-rsid="0069375b" style:font-style-asian="normal" style:font-style-complex="normal"/>
    </style:style>
    <style:style style:name="P106" style:family="paragraph" style:parent-style-name="Standard">
      <style:paragraph-properties fo:margin-left="0cm" fo:margin-right="0cm" fo:text-align="start" style:justify-single-word="false" fo:text-indent="0cm" style:auto-text-indent="false"/>
      <style:text-properties fo:font-style="normal" officeooo:rsid="006d56c4" officeooo:paragraph-rsid="006d56c4" style:font-style-asian="normal" style:font-style-complex="normal"/>
    </style:style>
    <style:style style:name="P107" style:family="paragraph" style:parent-style-name="Standard">
      <style:paragraph-properties fo:margin-left="0cm" fo:margin-right="0cm" fo:text-align="start" style:justify-single-word="false" fo:text-indent="0cm" style:auto-text-indent="false"/>
      <style:text-properties fo:font-style="normal" officeooo:rsid="006f5210" officeooo:paragraph-rsid="006f5210" style:font-style-asian="normal" style:font-style-complex="normal"/>
    </style:style>
    <style:style style:name="P108" style:family="paragraph" style:parent-style-name="Standard">
      <style:paragraph-properties fo:margin-left="0cm" fo:margin-right="0cm" fo:text-align="start" style:justify-single-word="false" fo:text-indent="0cm" style:auto-text-indent="false"/>
      <style:text-properties fo:font-style="normal" officeooo:rsid="0073db03" officeooo:paragraph-rsid="0073db03" style:font-style-asian="normal" style:font-style-complex="normal"/>
    </style:style>
    <style:style style:name="P109" style:family="paragraph" style:parent-style-name="Standard">
      <style:paragraph-properties fo:margin-left="0cm" fo:margin-right="0cm" fo:text-align="start" style:justify-single-word="false" fo:text-indent="0cm" style:auto-text-indent="false"/>
      <style:text-properties fo:font-style="normal" officeooo:rsid="0076e858" officeooo:paragraph-rsid="0076e858" style:font-style-asian="normal" style:font-style-complex="normal"/>
    </style:style>
    <style:style style:name="P110" style:family="paragraph" style:parent-style-name="Standard">
      <style:paragraph-properties fo:margin-left="0cm" fo:margin-right="0cm" fo:text-align="start" style:justify-single-word="false" fo:text-indent="0cm" style:auto-text-indent="false"/>
      <style:text-properties fo:font-style="normal" officeooo:rsid="00798e22" officeooo:paragraph-rsid="00798e22" style:font-style-asian="normal" style:font-style-complex="normal"/>
    </style:style>
    <style:style style:name="P111" style:family="paragraph" style:parent-style-name="Standard">
      <style:paragraph-properties fo:margin-left="0cm" fo:margin-right="0cm" fo:text-align="start" style:justify-single-word="false" fo:text-indent="0cm" style:auto-text-indent="false"/>
      <style:text-properties fo:font-style="normal" officeooo:rsid="007b87e5" officeooo:paragraph-rsid="007b87e5" style:font-style-asian="normal" style:font-style-complex="normal"/>
    </style:style>
    <style:style style:name="P112" style:family="paragraph" style:parent-style-name="Standard">
      <style:paragraph-properties fo:margin-left="0cm" fo:margin-right="0cm" fo:text-align="start" style:justify-single-word="false" fo:text-indent="0cm" style:auto-text-indent="false"/>
      <style:text-properties fo:font-style="normal" fo:font-weight="normal" officeooo:rsid="001e8c15" officeooo:paragraph-rsid="001e8c15" style:font-style-asian="normal" style:font-weight-asian="normal" style:font-style-complex="normal" style:font-weight-complex="normal"/>
    </style:style>
    <style:style style:name="P113" style:family="paragraph" style:parent-style-name="Standard">
      <style:paragraph-properties fo:margin-left="0cm" fo:margin-right="0cm" fo:text-align="start" style:justify-single-word="false" fo:text-indent="0cm" style:auto-text-indent="false"/>
      <style:text-properties fo:font-style="normal" fo:font-weight="normal" officeooo:rsid="001e8c15" officeooo:paragraph-rsid="001fe2a8" style:font-style-asian="normal" style:font-weight-asian="normal" style:font-style-complex="normal" style:font-weight-complex="normal"/>
    </style:style>
    <style:style style:name="P114" style:family="paragraph" style:parent-style-name="Standard">
      <style:paragraph-properties fo:margin-left="0cm" fo:margin-right="0cm" fo:text-align="start" style:justify-single-word="false" fo:text-indent="0cm" style:auto-text-indent="false"/>
      <style:text-properties fo:font-style="normal" fo:font-weight="normal" officeooo:rsid="001fe2a8" officeooo:paragraph-rsid="001fe2a8" style:font-style-asian="normal" style:font-weight-asian="normal" style:font-style-complex="normal" style:font-weight-complex="normal"/>
    </style:style>
    <style:style style:name="P115" style:family="paragraph" style:parent-style-name="Standard">
      <style:paragraph-properties fo:margin-left="0cm" fo:margin-right="0cm" fo:text-align="start" style:justify-single-word="false" fo:text-indent="0cm" style:auto-text-indent="false"/>
      <style:text-properties fo:font-style="normal" fo:font-weight="normal" officeooo:rsid="00224d6e" officeooo:paragraph-rsid="00224d6e" style:font-style-asian="normal" style:font-weight-asian="normal" style:font-style-complex="normal" style:font-weight-complex="normal"/>
    </style:style>
    <style:style style:name="P116" style:family="paragraph" style:parent-style-name="Standard">
      <style:paragraph-properties fo:margin-left="0cm" fo:margin-right="0cm" fo:text-align="start" style:justify-single-word="false" fo:text-indent="0cm" style:auto-text-indent="false"/>
      <style:text-properties fo:font-style="normal" fo:font-weight="normal" officeooo:rsid="00225bbf" officeooo:paragraph-rsid="00225bbf" style:font-style-asian="normal" style:font-weight-asian="normal" style:font-style-complex="normal" style:font-weight-complex="normal"/>
    </style:style>
    <style:style style:name="P117" style:family="paragraph" style:parent-style-name="Standard">
      <style:paragraph-properties fo:margin-left="0cm" fo:margin-right="0cm" fo:text-align="start" style:justify-single-word="false" fo:text-indent="0cm" style:auto-text-indent="false"/>
      <style:text-properties fo:font-style="normal" fo:font-weight="normal" officeooo:rsid="00265169" officeooo:paragraph-rsid="00265169" style:font-style-asian="normal" style:font-weight-asian="normal" style:font-style-complex="normal" style:font-weight-complex="normal"/>
    </style:style>
    <style:style style:name="P118" style:family="paragraph" style:parent-style-name="Standard">
      <style:paragraph-properties fo:margin-left="0cm" fo:margin-right="0cm" fo:text-align="start" style:justify-single-word="false" fo:text-indent="0cm" style:auto-text-indent="false"/>
      <style:text-properties fo:font-style="normal" fo:font-weight="normal" officeooo:rsid="001923d9" officeooo:paragraph-rsid="001923d9" style:font-style-asian="normal" style:font-weight-asian="normal" style:font-style-complex="normal" style:font-weight-complex="normal"/>
    </style:style>
    <style:style style:name="P119" style:family="paragraph" style:parent-style-name="Standard">
      <style:paragraph-properties fo:margin-left="0cm" fo:margin-right="0cm" fo:text-align="start" style:justify-single-word="false" fo:text-indent="0cm" style:auto-text-indent="false"/>
      <style:text-properties officeooo:rsid="001923d9" officeooo:paragraph-rsid="001923d9"/>
    </style:style>
    <style:style style:name="P120" style:family="paragraph" style:parent-style-name="Standard">
      <style:paragraph-properties fo:margin-left="0cm" fo:margin-right="0cm" fo:text-align="start" style:justify-single-word="false" fo:text-indent="0cm" style:auto-text-indent="false"/>
      <style:text-properties officeooo:rsid="001d63a0" officeooo:paragraph-rsid="001d63a0"/>
    </style:style>
    <style:style style:name="P121" style:family="paragraph" style:parent-style-name="Standard">
      <style:paragraph-properties fo:margin-left="0cm" fo:margin-right="0cm" fo:text-align="start" style:justify-single-word="false" fo:text-indent="0cm" style:auto-text-indent="false"/>
      <style:text-properties officeooo:rsid="001dc2a2" officeooo:paragraph-rsid="001dc2a2"/>
    </style:style>
    <style:style style:name="P122" style:family="paragraph" style:parent-style-name="Standard">
      <style:paragraph-properties fo:margin-left="0cm" fo:margin-right="0cm" fo:text-align="start" style:justify-single-word="false" fo:text-indent="0cm" style:auto-text-indent="false"/>
      <style:text-properties officeooo:rsid="00265169" officeooo:paragraph-rsid="00265169"/>
    </style:style>
    <style:style style:name="P123" style:family="paragraph" style:parent-style-name="Standard">
      <style:paragraph-properties fo:margin-left="0cm" fo:margin-right="0cm" fo:text-align="start" style:justify-single-word="false" fo:text-indent="0cm" style:auto-text-indent="false"/>
      <style:text-properties officeooo:rsid="002b6731" officeooo:paragraph-rsid="002b6731"/>
    </style:style>
    <style:style style:name="P124" style:family="paragraph" style:parent-style-name="Standard">
      <style:paragraph-properties fo:margin-left="0cm" fo:margin-right="0cm" fo:text-align="center" style:justify-single-word="false" fo:text-indent="0cm" style:auto-text-indent="false"/>
      <style:text-properties fo:font-variant="small-caps" fo:font-style="normal" officeooo:rsid="003536b5" officeooo:paragraph-rsid="003c83bd" style:font-style-asian="normal" style:font-style-complex="normal"/>
    </style:style>
    <style:style style:name="P125" style:family="paragraph" style:parent-style-name="Standard">
      <style:paragraph-properties fo:margin-left="0cm" fo:margin-right="0cm" fo:text-align="center" style:justify-single-word="false" fo:text-indent="0cm" style:auto-text-indent="false"/>
      <style:text-properties fo:font-variant="small-caps" officeooo:rsid="008f3ed7" officeooo:paragraph-rsid="008f3ed7"/>
    </style:style>
    <style:style style:name="P126" style:family="paragraph" style:parent-style-name="Footnote">
      <style:text-properties officeooo:rsid="00205345" officeooo:paragraph-rsid="00205345"/>
    </style:style>
    <style:style style:name="P127" style:family="paragraph" style:parent-style-name="Footnote">
      <style:text-properties fo:font-variant="normal" fo:text-transform="none" style:text-position="0% 100%" fo:font-style="normal" style:text-underline-style="none" fo:font-weight="normal"/>
    </style:style>
    <style:style style:name="P128" style:family="paragraph" style:parent-style-name="Footnote">
      <style:text-properties officeooo:rsid="004f713f" officeooo:paragraph-rsid="004f713f"/>
    </style:style>
    <style:style style:name="P129" style:family="paragraph" style:parent-style-name="Footnote">
      <style:text-properties officeooo:rsid="007e3f81" officeooo:paragraph-rsid="007e3f81"/>
    </style:style>
    <style:style style:name="P130" style:family="paragraph" style:parent-style-name="Standard">
      <style:paragraph-properties fo:margin-left="2.54cm" fo:margin-right="0cm" fo:text-align="start" style:justify-single-word="false" fo:text-indent="0cm" style:auto-text-indent="false"/>
      <style:text-properties fo:font-style="normal" officeooo:rsid="004f713f" officeooo:paragraph-rsid="004f713f" style:font-style-asian="normal" style:font-style-complex="normal"/>
    </style:style>
    <style:style style:name="P131" style:family="paragraph" style:parent-style-name="Standard">
      <style:paragraph-properties fo:margin-left="2.54cm" fo:margin-right="0cm" fo:text-align="start" style:justify-single-word="false" fo:text-indent="0cm" style:auto-text-indent="false"/>
      <style:text-properties fo:font-style="normal" officeooo:rsid="007069da" officeooo:paragraph-rsid="007069da" style:font-style-asian="normal" style:font-style-complex="normal"/>
    </style:style>
    <style:style style:name="P132" style:family="paragraph" style:parent-style-name="Standard">
      <style:paragraph-properties fo:margin-left="2.54cm" fo:margin-right="0cm" fo:text-align="start" style:justify-single-word="false" fo:text-indent="0cm" style:auto-text-indent="false"/>
      <style:text-properties fo:font-style="normal" officeooo:rsid="0073db03" officeooo:paragraph-rsid="0073db03" style:font-style-asian="normal" style:font-style-complex="normal"/>
    </style:style>
    <style:style style:name="P133" style:family="paragraph" style:parent-style-name="Standard">
      <style:paragraph-properties fo:margin-left="2.54cm" fo:margin-right="0cm" fo:text-align="start" style:justify-single-word="false" fo:text-indent="0cm" style:auto-text-indent="false"/>
      <style:text-properties style:font-name="Liberation Serif1" fo:font-style="normal" officeooo:rsid="004f713f" officeooo:paragraph-rsid="004f713f" style:font-style-asian="normal" style:font-style-complex="normal"/>
    </style:style>
    <style:style style:name="P134" style:family="paragraph" style:parent-style-name="Standard">
      <style:paragraph-properties fo:margin-left="0cm" fo:margin-right="0cm" fo:text-align="start" style:justify-single-word="false" fo:text-indent="0cm" style:auto-text-indent="false"/>
      <style:text-properties style:font-name="Liberation Serif1" fo:font-style="normal" officeooo:rsid="005e41df" officeooo:paragraph-rsid="005469f6" style:font-style-asian="normal" style:font-style-complex="normal"/>
    </style:style>
    <style:style style:name="P135" style:family="paragraph" style:parent-style-name="Standard">
      <style:paragraph-properties fo:margin-left="0cm" fo:margin-right="0cm" fo:text-align="start" style:justify-single-word="false" fo:text-indent="0cm" style:auto-text-indent="false"/>
      <style:text-properties style:font-name="Liberation Serif1" fo:font-style="normal" officeooo:rsid="00639002" officeooo:paragraph-rsid="00639002" style:font-style-asian="normal" style:font-style-complex="normal"/>
    </style:style>
    <style:style style:name="P136" style:family="paragraph" style:parent-style-name="Standard">
      <style:paragraph-properties fo:margin-left="0cm" fo:margin-right="0cm" fo:text-align="start" style:justify-single-word="false" fo:text-indent="0cm" style:auto-text-indent="false"/>
      <style:text-properties style:font-name="Liberation Serif1" fo:font-style="normal" officeooo:rsid="0067e201" officeooo:paragraph-rsid="00667e36" style:font-style-asian="normal" style:font-style-complex="normal"/>
    </style:style>
    <style:style style:name="P137" style:family="paragraph" style:parent-style-name="Standard">
      <style:paragraph-properties fo:margin-left="0cm" fo:margin-right="0cm" fo:text-align="start" style:justify-single-word="false" fo:text-indent="0cm" style:auto-text-indent="false"/>
      <style:text-properties style:font-name="Liberation Serif1" fo:font-style="normal" officeooo:rsid="0069375b" officeooo:paragraph-rsid="0069375b" style:font-style-asian="normal" style:font-style-complex="normal"/>
    </style:style>
    <style:style style:name="P138" style:family="paragraph" style:parent-style-name="Standard">
      <style:paragraph-properties fo:margin-left="0cm" fo:margin-right="0cm" fo:text-align="start" style:justify-single-word="false" fo:text-indent="0cm" style:auto-text-indent="false"/>
      <style:text-properties style:font-name="Liberation Serif1" fo:font-style="normal" officeooo:rsid="0069bf23" officeooo:paragraph-rsid="006bbe20" style:font-style-asian="normal" style:font-style-complex="normal"/>
    </style:style>
    <style:style style:name="P139" style:family="paragraph" style:parent-style-name="Standard">
      <style:paragraph-properties fo:margin-left="0cm" fo:margin-right="0cm" fo:text-align="start" style:justify-single-word="false" fo:text-indent="0cm" style:auto-text-indent="false"/>
      <style:text-properties style:font-name="Liberation Serif1" fo:font-style="normal" officeooo:rsid="006bbe20" officeooo:paragraph-rsid="006bbe20" style:font-style-asian="normal" style:font-style-complex="normal"/>
    </style:style>
    <style:style style:name="P140" style:family="paragraph" style:parent-style-name="Standard">
      <style:paragraph-properties fo:margin-left="0cm" fo:margin-right="0cm" fo:text-align="start" style:justify-single-word="false" fo:text-indent="0cm" style:auto-text-indent="false"/>
      <style:text-properties style:font-name="Liberation Serif1" fo:font-style="normal" officeooo:rsid="006f5210" officeooo:paragraph-rsid="006d56c4" style:font-style-asian="normal" style:font-style-complex="normal"/>
    </style:style>
    <style:style style:name="P141" style:family="paragraph" style:parent-style-name="Standard">
      <style:paragraph-properties fo:margin-left="0cm" fo:margin-right="0cm" fo:text-align="start" style:justify-single-word="false" fo:text-indent="0cm" style:auto-text-indent="false"/>
      <style:text-properties style:font-name="Liberation Serif1" fo:font-style="normal" officeooo:rsid="006f5210" officeooo:paragraph-rsid="006f5210" style:font-style-asian="normal" style:font-style-complex="normal"/>
    </style:style>
    <style:style style:name="P142" style:family="paragraph" style:parent-style-name="Standard">
      <style:paragraph-properties fo:margin-left="0cm" fo:margin-right="0cm" fo:text-align="start" style:justify-single-word="false" fo:text-indent="0cm" style:auto-text-indent="false"/>
      <style:text-properties style:font-name="Liberation Serif1" fo:font-style="normal" officeooo:rsid="007069da" officeooo:paragraph-rsid="007069da" style:font-style-asian="normal" style:font-style-complex="normal"/>
    </style:style>
    <style:style style:name="P143" style:family="paragraph" style:parent-style-name="Standard">
      <style:paragraph-properties fo:margin-left="0cm" fo:margin-right="0cm" fo:text-align="start" style:justify-single-word="false" fo:text-indent="0cm" style:auto-text-indent="false"/>
      <style:text-properties style:font-name="Liberation Serif1" fo:font-style="normal" officeooo:rsid="0073db03" officeooo:paragraph-rsid="0073db03" style:font-style-asian="normal" style:font-style-complex="normal"/>
    </style:style>
    <style:style style:name="P144" style:family="paragraph" style:parent-style-name="Standard">
      <style:paragraph-properties fo:margin-left="0cm" fo:margin-right="0cm" fo:text-align="start" style:justify-single-word="false" fo:text-indent="0cm" style:auto-text-indent="false"/>
      <style:text-properties fo:font-style="normal" officeooo:rsid="007e3f81" officeooo:paragraph-rsid="008b3675" style:font-style-asian="normal" style:font-style-complex="normal"/>
    </style:style>
    <style:style style:name="P145" style:family="paragraph" style:parent-style-name="Standard">
      <style:paragraph-properties fo:margin-left="0cm" fo:margin-right="0cm" fo:text-align="start" style:justify-single-word="false" fo:text-indent="0cm" style:auto-text-indent="false"/>
      <style:text-properties fo:font-style="normal" officeooo:rsid="008b3675" officeooo:paragraph-rsid="008b3675" style:font-style-asian="normal" style:font-style-complex="normal"/>
    </style:style>
    <style:style style:name="P146" style:family="paragraph" style:parent-style-name="Standard">
      <style:paragraph-properties fo:margin-left="0cm" fo:margin-right="0cm" fo:text-align="start" style:justify-single-word="false" fo:text-indent="0cm" style:auto-text-indent="false"/>
      <style:text-properties fo:font-style="normal" officeooo:rsid="008cd65c" officeooo:paragraph-rsid="008cd65c" style:font-style-asian="normal" style:font-style-complex="normal"/>
    </style:style>
    <style:style style:name="P147" style:family="paragraph" style:parent-style-name="Standard">
      <style:paragraph-properties fo:margin-left="0cm" fo:margin-right="0cm" fo:text-align="start" style:justify-single-word="false" fo:text-indent="0cm" style:auto-text-indent="false"/>
      <style:text-properties fo:font-style="normal" officeooo:rsid="0095513c" officeooo:paragraph-rsid="0095513c" style:font-style-asian="normal" style:font-style-complex="normal"/>
    </style:style>
    <style:style style:name="P148" style:family="paragraph" style:parent-style-name="Standard">
      <style:paragraph-properties fo:margin-left="0cm" fo:margin-right="0cm" fo:text-align="start" style:justify-single-word="false" fo:text-indent="0cm" style:auto-text-indent="false"/>
      <style:text-properties fo:font-style="normal" officeooo:rsid="0096452b" officeooo:paragraph-rsid="0096452b" style:font-style-asian="normal" style:font-style-complex="normal"/>
    </style:style>
    <style:style style:name="P149" style:family="paragraph" style:parent-style-name="Standard">
      <style:paragraph-properties fo:margin-left="0cm" fo:margin-right="0cm" fo:text-align="start" style:justify-single-word="false" fo:text-indent="0cm" style:auto-text-indent="false"/>
      <style:text-properties officeooo:rsid="008b3675" officeooo:paragraph-rsid="008b3675"/>
    </style:style>
    <style:style style:name="P150" style:family="paragraph" style:parent-style-name="Standard">
      <style:paragraph-properties fo:margin-left="0cm" fo:margin-right="0cm" fo:text-align="start" style:justify-single-word="false" fo:text-indent="0cm" style:auto-text-indent="false"/>
      <style:text-properties officeooo:rsid="009402f1" officeooo:paragraph-rsid="009402f1"/>
    </style:style>
    <style:style style:name="P151" style:family="paragraph" style:parent-style-name="Standard">
      <style:paragraph-properties fo:margin-left="0cm" fo:margin-right="0cm" fo:text-align="start" style:justify-single-word="false" fo:text-indent="0cm" style:auto-text-indent="false"/>
      <style:text-properties officeooo:rsid="00951a7b" officeooo:paragraph-rsid="00951a7b"/>
    </style:style>
    <style:style style:name="P152" style:family="paragraph" style:parent-style-name="Standard">
      <style:paragraph-properties fo:margin-left="0cm" fo:margin-right="0cm" fo:text-align="start" style:justify-single-word="false" fo:text-indent="0cm" style:auto-text-indent="false"/>
      <style:text-properties officeooo:rsid="008ea764" officeooo:paragraph-rsid="008ea764"/>
    </style:style>
    <style:style style:name="P153" style:family="paragraph" style:parent-style-name="Standard">
      <style:paragraph-properties fo:margin-left="0cm" fo:margin-right="0cm" fo:text-align="start" style:justify-single-word="false" fo:text-indent="0cm" style:auto-text-indent="false"/>
      <style:text-properties officeooo:rsid="00980a47" officeooo:paragraph-rsid="00980a47"/>
    </style:style>
    <style:style style:name="P154" style:family="paragraph" style:parent-style-name="Standard">
      <style:paragraph-properties fo:margin-left="1.27cm" fo:margin-right="0cm" fo:text-align="start" style:justify-single-word="false" fo:text-indent="0cm" style:auto-text-indent="false"/>
      <style:text-properties style:font-name="Liberation Serif1" fo:font-style="normal" officeooo:rsid="00667e36" officeooo:paragraph-rsid="00639002" style:font-style-asian="normal" style:font-style-complex="normal"/>
    </style:style>
    <style:style style:name="P155" style:family="paragraph" style:parent-style-name="Standard">
      <style:paragraph-properties fo:margin-left="1.27cm" fo:margin-right="0cm" fo:text-align="start" style:justify-single-word="false" fo:text-indent="0cm" style:auto-text-indent="false"/>
      <style:text-properties style:font-name="Liberation Serif1" fo:font-style="normal" officeooo:rsid="007069da" officeooo:paragraph-rsid="006f5210" style:font-style-asian="normal" style:font-style-complex="normal"/>
    </style:style>
    <style:style style:name="P156" style:family="paragraph" style:parent-style-name="Standard">
      <style:paragraph-properties fo:margin-left="1.27cm" fo:margin-right="0cm" fo:text-align="start" style:justify-single-word="false" fo:text-indent="0cm" style:auto-text-indent="false"/>
      <style:text-properties style:font-name="Liberation Serif1" fo:font-style="normal" officeooo:rsid="007069da" officeooo:paragraph-rsid="007069da" style:font-style-asian="normal" style:font-style-complex="normal"/>
    </style:style>
    <style:style style:name="P157" style:family="paragraph" style:parent-style-name="Standard">
      <style:paragraph-properties fo:margin-left="1.27cm" fo:margin-right="0cm" fo:text-align="start" style:justify-single-word="false" fo:text-indent="0cm" style:auto-text-indent="false"/>
      <style:text-properties style:font-name="Liberation Serif1" fo:font-style="normal" officeooo:rsid="0073db03" officeooo:paragraph-rsid="0073db03" style:font-style-asian="normal" style:font-style-complex="normal"/>
    </style:style>
    <style:style style:name="P158" style:family="paragraph" style:parent-style-name="Standard">
      <style:paragraph-properties fo:margin-left="1.27cm" fo:margin-right="0cm" fo:text-align="start" style:justify-single-word="false" fo:text-indent="0cm" style:auto-text-indent="false"/>
      <style:text-properties style:font-name="Liberation Serif1" fo:font-style="normal" officeooo:rsid="0075145b" officeooo:paragraph-rsid="0073db03" style:font-style-asian="normal" style:font-style-complex="normal"/>
    </style:style>
    <style:style style:name="P159" style:family="paragraph" style:parent-style-name="Standard">
      <style:paragraph-properties fo:margin-left="1.27cm" fo:margin-right="0cm" fo:text-align="start" style:justify-single-word="false" fo:text-indent="0cm" style:auto-text-indent="false"/>
      <style:text-properties fo:font-style="normal" officeooo:rsid="007e3f81" officeooo:paragraph-rsid="007ca05e" style:font-style-asian="normal" style:font-style-complex="normal"/>
    </style:style>
    <style:style style:name="P160" style:family="paragraph" style:parent-style-name="Standard">
      <style:paragraph-properties fo:margin-left="2.54cm" fo:margin-right="0cm" fo:text-align="start" style:justify-single-word="false" fo:text-indent="0cm" style:auto-text-indent="false"/>
      <style:text-properties style:font-name="Liberation Serif1" fo:font-style="normal" officeooo:rsid="007069da" officeooo:paragraph-rsid="007069da" style:font-style-asian="normal" style:font-style-complex="normal"/>
    </style:style>
    <style:style style:name="P161" style:family="paragraph" style:parent-style-name="Standard">
      <style:paragraph-properties fo:margin-left="2.54cm" fo:margin-right="0cm" fo:text-align="start" style:justify-single-word="false" fo:text-indent="0cm" style:auto-text-indent="false"/>
      <style:text-properties style:font-name="Liberation Serif1" fo:font-style="normal" officeooo:rsid="0073db03" officeooo:paragraph-rsid="0073db03" style:font-style-asian="normal" style:font-style-complex="normal"/>
    </style:style>
    <style:style style:name="P162" style:family="paragraph" style:parent-style-name="Standard">
      <style:paragraph-properties fo:margin-left="1.27cm" fo:margin-right="0cm" fo:text-align="start" style:justify-single-word="false" fo:text-indent="0cm" style:auto-text-indent="false"/>
      <style:text-properties fo:font-style="normal" officeooo:rsid="0096452b" officeooo:paragraph-rsid="0096452b" style:font-style-asian="normal" style:font-style-complex="normal"/>
    </style:style>
    <style:style style:name="P163" style:family="paragraph" style:parent-style-name="Standard">
      <style:paragraph-properties fo:margin-left="1.27cm" fo:margin-right="0cm" fo:text-align="start" style:justify-single-word="false" fo:text-indent="0cm" style:auto-text-indent="false"/>
      <style:text-properties officeooo:paragraph-rsid="0096452b"/>
    </style:style>
    <style:style style:name="P164" style:family="paragraph" style:parent-style-name="Standard">
      <style:paragraph-properties fo:margin-left="2.54cm" fo:margin-right="0cm" fo:text-align="start" style:justify-single-word="false" fo:text-indent="0cm" style:auto-text-indent="false"/>
      <style:text-properties fo:font-style="normal" officeooo:rsid="0096452b" officeooo:paragraph-rsid="0096452b" style:font-style-asian="normal" style:font-style-complex="normal"/>
    </style:style>
    <style:style style:name="P165" style:family="paragraph" style:parent-style-name="Footnote">
      <style:text-properties fo:font-variant="normal" fo:text-transform="none" style:text-position="0% 100%" fo:font-style="normal" style:text-underline-style="none" fo:font-weight="normal"/>
    </style:style>
    <style:style style:name="T1" style:family="text">
      <style:text-properties officeooo:rsid="0006f6cd"/>
    </style:style>
    <style:style style:name="T2" style:family="text">
      <style:text-properties fo:font-style="italic" style:font-style-asian="italic" style:font-style-complex="italic"/>
    </style:style>
    <style:style style:name="T3" style:family="text">
      <style:text-properties fo:font-style="italic" officeooo:rsid="0006f6cd" style:font-style-asian="italic" style:font-style-complex="italic"/>
    </style:style>
    <style:style style:name="T4" style:family="text">
      <style:text-properties fo:font-style="italic" officeooo:rsid="0008ccd6" style:font-style-asian="italic" style:font-style-complex="italic"/>
    </style:style>
    <style:style style:name="T5" style:family="text">
      <style:text-properties fo:font-style="italic" officeooo:rsid="000ce54b" style:font-style-asian="italic" style:font-style-complex="italic"/>
    </style:style>
    <style:style style:name="T6" style:family="text">
      <style:text-properties fo:font-style="italic" officeooo:rsid="000eab05" style:font-style-asian="italic" style:font-style-complex="italic"/>
    </style:style>
    <style:style style:name="T7" style:family="text">
      <style:text-properties fo:font-style="italic" officeooo:rsid="000fe1cd" style:font-style-asian="italic" style:font-style-complex="italic"/>
    </style:style>
    <style:style style:name="T8" style:family="text">
      <style:text-properties fo:font-style="italic" officeooo:rsid="0011bde8" style:font-style-asian="italic" style:font-style-complex="italic"/>
    </style:style>
    <style:style style:name="T9" style:family="text">
      <style:text-properties fo:font-style="italic" officeooo:rsid="0017975a" style:font-style-asian="italic" style:font-style-complex="italic"/>
    </style:style>
    <style:style style:name="T10" style:family="text">
      <style:text-properties fo:font-style="italic" officeooo:rsid="0019a4a8" style:font-style-asian="italic" style:font-style-complex="italic"/>
    </style:style>
    <style:style style:name="T11" style:family="text">
      <style:text-properties fo:font-style="italic" officeooo:rsid="001dc2a2" style:font-style-asian="italic" style:font-style-complex="italic"/>
    </style:style>
    <style:style style:name="T12" style:family="text">
      <style:text-properties fo:font-style="italic" officeooo:rsid="001fe2a8" style:font-style-asian="italic" style:font-style-complex="italic"/>
    </style:style>
    <style:style style:name="T13" style:family="text">
      <style:text-properties fo:font-style="italic" officeooo:rsid="0026c73d" style:font-style-asian="italic" style:font-style-complex="italic"/>
    </style:style>
    <style:style style:name="T14" style:family="text">
      <style:text-properties fo:font-style="italic" officeooo:rsid="003ab928" style:font-style-asian="italic" style:font-style-complex="italic"/>
    </style:style>
    <style:style style:name="T15" style:family="text">
      <style:text-properties fo:font-style="italic" officeooo:rsid="003b588e" style:font-style-asian="italic" style:font-style-complex="italic"/>
    </style:style>
    <style:style style:name="T16" style:family="text">
      <style:text-properties fo:font-style="italic" officeooo:rsid="003e6e4a" style:font-style-asian="italic" style:font-style-complex="italic"/>
    </style:style>
    <style:style style:name="T17" style:family="text">
      <style:text-properties fo:font-style="italic" officeooo:rsid="00430fe4" style:font-style-asian="italic" style:font-style-complex="italic"/>
    </style:style>
    <style:style style:name="T18" style:family="text">
      <style:text-properties fo:font-style="italic" officeooo:rsid="007c8080" style:font-style-asian="italic" style:font-style-complex="italic"/>
    </style:style>
    <style:style style:name="T19" style:family="text">
      <style:text-properties fo:font-style="italic" officeooo:rsid="0096452b"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06f6cd" style:font-style-asian="normal" style:font-style-complex="normal"/>
    </style:style>
    <style:style style:name="T23" style:family="text">
      <style:text-properties fo:font-style="normal" officeooo:rsid="0008ccd6" style:font-style-asian="normal" style:font-style-complex="normal"/>
    </style:style>
    <style:style style:name="T24" style:family="text">
      <style:text-properties fo:font-style="normal" officeooo:rsid="000ce54b" style:font-style-asian="normal" style:font-style-complex="normal"/>
    </style:style>
    <style:style style:name="T25" style:family="text">
      <style:text-properties fo:font-style="normal" officeooo:rsid="000ea4af" style:font-style-asian="normal" style:font-style-complex="normal"/>
    </style:style>
    <style:style style:name="T26" style:family="text">
      <style:text-properties fo:font-style="normal" officeooo:rsid="000eab05" style:font-style-asian="normal" style:font-style-complex="normal"/>
    </style:style>
    <style:style style:name="T27" style:family="text">
      <style:text-properties fo:font-style="normal" officeooo:rsid="000fe1cd" style:font-style-asian="normal" style:font-style-complex="normal"/>
    </style:style>
    <style:style style:name="T28" style:family="text">
      <style:text-properties fo:font-style="normal" officeooo:rsid="0011bde8" style:font-style-asian="normal" style:font-style-complex="normal"/>
    </style:style>
    <style:style style:name="T29" style:family="text">
      <style:text-properties fo:font-style="normal" officeooo:rsid="00143c68" style:font-style-asian="normal" style:font-style-complex="normal"/>
    </style:style>
    <style:style style:name="T30" style:family="text">
      <style:text-properties fo:font-style="normal" officeooo:rsid="0017975a" style:font-style-asian="normal" style:font-style-complex="normal"/>
    </style:style>
    <style:style style:name="T31" style:family="text">
      <style:text-properties fo:font-style="normal" officeooo:rsid="0019a4a8" style:font-style-asian="normal" style:font-style-complex="normal"/>
    </style:style>
    <style:style style:name="T32" style:family="text">
      <style:text-properties fo:font-style="normal" officeooo:rsid="001d63a0" style:font-style-asian="normal" style:font-style-complex="normal"/>
    </style:style>
    <style:style style:name="T33" style:family="text">
      <style:text-properties fo:font-style="normal" officeooo:rsid="001dc2a2" style:font-style-asian="normal" style:font-style-complex="normal"/>
    </style:style>
    <style:style style:name="T34" style:family="text">
      <style:text-properties fo:font-style="normal" officeooo:rsid="001e8c15" style:font-style-asian="normal" style:font-style-complex="normal"/>
    </style:style>
    <style:style style:name="T35" style:family="text">
      <style:text-properties fo:font-style="normal" officeooo:rsid="0026c73d" style:font-style-asian="normal" style:font-style-complex="normal"/>
    </style:style>
    <style:style style:name="T36" style:family="text">
      <style:text-properties fo:font-style="normal" officeooo:rsid="0028464b" style:font-style-asian="normal" style:font-style-complex="normal"/>
    </style:style>
    <style:style style:name="T37" style:family="text">
      <style:text-properties fo:font-style="normal" officeooo:rsid="0029a897" style:font-style-asian="normal" style:font-style-complex="normal"/>
    </style:style>
    <style:style style:name="T38" style:family="text">
      <style:text-properties fo:font-style="normal" officeooo:rsid="002d1396" style:font-style-asian="normal" style:font-style-complex="normal"/>
    </style:style>
    <style:style style:name="T39" style:family="text">
      <style:text-properties fo:font-style="normal" officeooo:rsid="003536b5" style:font-style-asian="normal" style:font-style-complex="normal"/>
    </style:style>
    <style:style style:name="T40" style:family="text">
      <style:text-properties fo:font-style="normal" officeooo:rsid="003c83bd" style:font-style-asian="normal" style:font-style-complex="normal"/>
    </style:style>
    <style:style style:name="T41" style:family="text">
      <style:text-properties fo:font-style="normal" officeooo:rsid="007e3f81" style:font-style-asian="normal" style:font-style-complex="normal"/>
    </style:style>
    <style:style style:name="T42" style:family="text">
      <style:text-properties fo:font-style="normal" officeooo:rsid="008b3675" style:font-style-asian="normal" style:font-style-complex="normal"/>
    </style:style>
    <style:style style:name="T43" style:family="text">
      <style:text-properties fo:font-style="normal" officeooo:rsid="008cd65c" style:font-style-asian="normal" style:font-style-complex="normal"/>
    </style:style>
    <style:style style:name="T44" style:family="text">
      <style:text-properties fo:font-style="normal" officeooo:rsid="0096452b" style:font-style-asian="normal" style:font-style-complex="normal"/>
    </style:style>
    <style:style style:name="T45" style:family="text">
      <style:text-properties fo:font-style="normal" officeooo:rsid="0096e0b7" style:font-style-asian="normal" style:font-style-complex="normal"/>
    </style:style>
    <style:style style:name="T46" style:family="text">
      <style:text-properties fo:font-style="normal" officeooo:rsid="00980a47" style:font-style-asian="normal" style:font-style-complex="normal"/>
    </style:style>
    <style:style style:name="T47" style:family="text">
      <style:text-properties fo:font-style="normal" officeooo:rsid="0098355e"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variant="normal" fo:text-transform="none" style:text-position="0% 100%" style:text-underline-style="none" fo:font-weight="normal"/>
    </style:style>
    <style:style style:name="T50" style:family="text">
      <style:text-properties fo:font-variant="normal" fo:text-transform="none" style:text-position="0% 100%" fo:font-style="italic" style:text-underline-style="none" fo:font-weight="normal" style:font-style-asian="italic"/>
    </style:style>
    <style:style style:name="T51" style:family="text">
      <style:text-properties fo:font-weight="normal" style:font-weight-asian="normal" style:font-weight-complex="normal"/>
    </style:style>
    <style:style style:name="T52" style:family="text">
      <style:text-properties officeooo:rsid="001fe2a8"/>
    </style:style>
    <style:style style:name="T53" style:family="text">
      <style:text-properties officeooo:rsid="00205345"/>
    </style:style>
    <style:style style:name="T54" style:family="text">
      <style:text-properties officeooo:rsid="00225bbf"/>
    </style:style>
    <style:style style:name="T55" style:family="text">
      <style:text-properties officeooo:rsid="00238529"/>
    </style:style>
    <style:style style:name="T56" style:family="text">
      <style:text-properties officeooo:rsid="00246a98"/>
    </style:style>
    <style:style style:name="T57" style:family="text">
      <style:text-properties officeooo:rsid="002d1396"/>
    </style:style>
    <style:style style:name="T58" style:family="text">
      <style:text-properties officeooo:rsid="002eee2e"/>
    </style:style>
    <style:style style:name="T59" style:family="text">
      <style:text-properties officeooo:rsid="00371279"/>
    </style:style>
    <style:style style:name="T60" style:family="text">
      <style:text-properties officeooo:rsid="003ab928"/>
    </style:style>
    <style:style style:name="T61" style:family="text">
      <style:text-properties officeooo:rsid="003b588e"/>
    </style:style>
    <style:style style:name="T62" style:family="text">
      <style:text-properties officeooo:rsid="003c83bd"/>
    </style:style>
    <style:style style:name="T63" style:family="text">
      <style:text-properties officeooo:rsid="003e6e4a"/>
    </style:style>
    <style:style style:name="T64" style:family="text">
      <style:text-properties officeooo:rsid="00425788"/>
    </style:style>
    <style:style style:name="T65" style:family="text">
      <style:text-properties officeooo:rsid="00430fe4"/>
    </style:style>
    <style:style style:name="T66" style:family="text">
      <style:text-properties officeooo:rsid="0046bba1"/>
    </style:style>
    <style:style style:name="T67" style:family="text">
      <style:text-properties officeooo:rsid="004a9a53"/>
    </style:style>
    <style:style style:name="T68" style:family="text">
      <style:text-properties officeooo:rsid="004f713f"/>
    </style:style>
    <style:style style:name="T69" style:family="text">
      <style:text-properties style:font-name="Liberation Serif1"/>
    </style:style>
    <style:style style:name="T70" style:family="text">
      <style:text-properties style:font-name="Liberation Serif1" fo:font-style="italic" style:font-style-asian="italic" style:font-style-complex="italic"/>
    </style:style>
    <style:style style:name="T71" style:family="text">
      <style:text-properties style:font-name="Liberation Serif1" fo:font-style="italic" officeooo:rsid="005aeee8" style:font-style-asian="italic" style:font-style-complex="italic"/>
    </style:style>
    <style:style style:name="T72" style:family="text">
      <style:text-properties style:font-name="Liberation Serif1" fo:font-style="italic" officeooo:rsid="005e41df" style:font-style-asian="italic" style:font-style-complex="italic"/>
    </style:style>
    <style:style style:name="T73" style:family="text">
      <style:text-properties style:font-name="Liberation Serif1" fo:font-style="italic" officeooo:rsid="00658ec6" style:font-style-asian="italic" style:font-style-complex="italic"/>
    </style:style>
    <style:style style:name="T74" style:family="text">
      <style:text-properties style:font-name="Liberation Serif1" fo:font-style="italic" officeooo:rsid="00667e36" style:font-style-asian="italic" style:font-style-complex="italic"/>
    </style:style>
    <style:style style:name="T75" style:family="text">
      <style:text-properties style:font-name="Liberation Serif1" fo:font-style="italic" officeooo:rsid="0067e201" style:font-style-asian="italic" style:font-style-complex="italic"/>
    </style:style>
    <style:style style:name="T76" style:family="text">
      <style:text-properties style:font-name="Liberation Serif1" fo:font-style="italic" officeooo:rsid="0069bf23" style:font-style-asian="italic" style:font-style-complex="italic"/>
    </style:style>
    <style:style style:name="T77" style:family="text">
      <style:text-properties style:font-name="Liberation Serif1" fo:font-style="italic" officeooo:rsid="006bbe20" style:font-style-asian="italic" style:font-style-complex="italic"/>
    </style:style>
    <style:style style:name="T78" style:family="text">
      <style:text-properties style:font-name="Liberation Serif1" fo:font-style="italic" officeooo:rsid="006f5210" style:font-style-asian="italic" style:font-style-complex="italic"/>
    </style:style>
    <style:style style:name="T79" style:family="text">
      <style:text-properties style:font-name="Liberation Serif1" fo:font-style="italic" officeooo:rsid="0082e625" style:font-style-asian="italic" style:font-style-complex="italic"/>
    </style:style>
    <style:style style:name="T80" style:family="text">
      <style:text-properties style:font-name="Liberation Serif1" fo:font-style="italic" officeooo:rsid="008534e5" style:font-style-asian="italic" style:font-style-complex="italic"/>
    </style:style>
    <style:style style:name="T81" style:family="text">
      <style:text-properties style:font-name="Liberation Serif1" officeooo:rsid="0054feb3"/>
    </style:style>
    <style:style style:name="T82" style:family="text">
      <style:text-properties style:font-name="Liberation Serif1" officeooo:rsid="0056bb7a"/>
    </style:style>
    <style:style style:name="T83" style:family="text">
      <style:text-properties style:font-name="Liberation Serif1" officeooo:rsid="0059b601"/>
    </style:style>
    <style:style style:name="T84" style:family="text">
      <style:text-properties style:font-name="Liberation Serif1" officeooo:rsid="005aeee8"/>
    </style:style>
    <style:style style:name="T85" style:family="text">
      <style:text-properties style:font-name="Liberation Serif1" officeooo:rsid="005cb08c"/>
    </style:style>
    <style:style style:name="T86" style:family="text">
      <style:text-properties style:font-name="Liberation Serif1" officeooo:rsid="005e41df"/>
    </style:style>
    <style:style style:name="T87" style:family="text">
      <style:text-properties style:font-name="Liberation Serif1" officeooo:rsid="00658ec6"/>
    </style:style>
    <style:style style:name="T88" style:family="text">
      <style:text-properties style:font-name="Liberation Serif1" officeooo:rsid="00667e36"/>
    </style:style>
    <style:style style:name="T89" style:family="text">
      <style:text-properties style:font-name="Liberation Serif1" officeooo:rsid="0067e201"/>
    </style:style>
    <style:style style:name="T90" style:family="text">
      <style:text-properties style:font-name="Liberation Serif1" officeooo:rsid="0069375b"/>
    </style:style>
    <style:style style:name="T91" style:family="text">
      <style:text-properties style:font-name="Liberation Serif1" officeooo:rsid="0069bf23"/>
    </style:style>
    <style:style style:name="T92" style:family="text">
      <style:text-properties style:font-name="Liberation Serif1" officeooo:rsid="006bbe20"/>
    </style:style>
    <style:style style:name="T93" style:family="text">
      <style:text-properties style:font-name="Liberation Serif1" officeooo:rsid="006f5210"/>
    </style:style>
    <style:style style:name="T94" style:family="text">
      <style:text-properties style:font-name="Liberation Serif1" officeooo:rsid="007069da"/>
    </style:style>
    <style:style style:name="T95" style:family="text">
      <style:text-properties style:font-name="Liberation Serif1" officeooo:rsid="0075145b"/>
    </style:style>
    <style:style style:name="T96" style:family="text">
      <style:text-properties style:font-name="Liberation Serif1" officeooo:rsid="00822241"/>
    </style:style>
    <style:style style:name="T97" style:family="text">
      <style:text-properties style:font-name="Liberation Serif1" officeooo:rsid="0082e625"/>
    </style:style>
    <style:style style:name="T98" style:family="text">
      <style:text-properties style:font-name="Liberation Serif1" officeooo:rsid="008534e5"/>
    </style:style>
    <style:style style:name="T99" style:family="text">
      <style:text-properties style:font-name="Liberation Serif1" officeooo:rsid="0087cb98"/>
    </style:style>
    <style:style style:name="T100" style:family="text">
      <style:text-properties style:font-name="Liberation Serif1" officeooo:rsid="008964f7"/>
    </style:style>
    <style:style style:name="T101" style:family="text">
      <style:text-properties officeooo:rsid="007b87e5"/>
    </style:style>
    <style:style style:name="T102" style:family="text">
      <style:text-properties officeooo:rsid="007c8080"/>
    </style:style>
    <style:style style:name="T103" style:family="text">
      <style:text-properties officeooo:rsid="009645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5: <text:span text:style-name="T59">Towards a Hegelian Naturalism</text:span></text:p>
      <text:p text:style-name="P1"/>
      <text:p text:style-name="P5">I<text:tab/>Introduction</text:p>
      <text:p text:style-name="P2"/>
      <text:p text:style-name="P2">The second part of this thesis (the middle two chapters) was concerned with Joseph Rouse’s response to McDowell’s “system”. We saw in the first part of this thesis that McDowell succeeds in his epistemological argument about how the mind can be in touch with the world. If it were McDowell’s whole system, his epistemological argument would be a powerful neo-Hegelian interpretation of Kant’s philosophy of the human mind. But on its own, the first part of McDowell’s system is too abstract, and that is why McDowell sought to broaden and concretise his system with his metaphysical argument.</text:p>
      <text:p text:style-name="P2"/>
      <text:p text:style-name="P2">The metaphysical argument <text:span text:style-name="T1">constructs</text:span> the natural universe according to several spheres of logical thought. These logical spaces are the space of nature, the space of reasons, and the realm of law (the realm of natural-scientific intelligibility). Each phase in modern philosophy arranges these logical spaces in a <text:span text:style-name="T1">different</text:span> way. Neo-Humean <text:span text:style-name="T1">naturalism </text:span><text:span text:style-name="T3">domesticates</text:span><text:span text:style-name="T22"> the space of reasons to the realm of law. According to a neo-Humean, human experience is </text:span><text:span text:style-name="T3">not</text:span><text:span text:style-name="T22"> normative. The idea that human thought and ethical action is </text:span><text:span text:style-name="T3">sui generis </text:span><text:span text:style-name="T22">or somehow ontologically independent from the realm of law is an illusion, on this account. </text:span><text:span text:style-name="T23">Neo-Humeanism can be cashed out in various ways, in order to follow this picture of the space of nature to its logical conclusion. Two famous options are either that one can either </text:span><text:span text:style-name="T4">construct</text:span><text:span text:style-name="T23"> the space of reasons out of elements of the realm of law, or one can hold that the space of reasons is a harmless falsehood that doesn’t actually damage a rigorously disenchanted picture of the universe.</text:span></text:p>
      <text:p text:style-name="P12"/>
      <text:p text:style-name="P13">I argued that Rouse’s system of naturalism is a kind of neo-Humean naturalism. Rouse’s system is complex and nuanced, but ultimately collapses into a picture of the universe on the “objective side of the Kantian antinomy”—a naturalism which fuses the space of nature and the realm of law, and domesticates the space of reasons to the realm of law.</text:p>
      <text:p text:style-name="P13"/>
      <text:p text:style-name="P3"><text:span text:style-name="T21">We could describe Rouse’s neo-Humean system of naturalism as </text:span><text:span text:style-name="T2">complex, but monolithic</text:span><text:span text:style-name="T21">. Ultimately, everything is to find its true place in the space of nature in the realm of law. By contrast, we could describe McDowell’s naturalism as, at worst, </text:span><text:span text:style-name="T2">unstable and dualistic</text:span><text:span text:style-name="T21">. Many commentators feel that McDowell’s metaphysical argument terminates into an insolvable antinomy. McDowell holds a place for both the space of reasons and the realm of law within the space of nature, but doesn’t explain how these two logical spaces are related. McDowell’s official argument is that we don’t need to worry about this problem. McDowell is happy to merely point out that the space of reasons </text:span><text:span text:style-name="T2">just is</text:span><text:span text:style-name="T21"> contained within the space of nature, and is therefore entitled to be considered as an independent and authoritative logical space in which to inhabit.</text:span></text:p>
      <text:p text:style-name="P13"/>
      <text:p text:style-name="P4"><text:span text:style-name="T21">McDowell’s metaphysical argument resembles the Kantian anti-naturalist picture of the universe because both hold the space of reasons and realm of law to be in some way separate, yet both real. McDowell’s picture of the space of nature is different from the Kantian picture, however, because he includes the space of reasons within the space of nature. Kantians are more than happy to concede to the neo-Humean that the space of nature is fused with the realm of law, and is thus disenchanted. Kantians hold that human normativity and ethical action is real, </text:span><text:span text:style-name="T2">but not a part of nature</text:span><text:span text:style-name="T21">. It is a form of anti-naturalism about human normativity.</text:span></text:p>
      <text:p text:style-name="P14"/>
      <text:p text:style-name="P7"><text:span text:style-name="T21">While McDowell’s naturalism may seem to resemble the Kantian structuring of realm of law and the space of reasons, it is actually a </text:span><text:span text:style-name="T2">Hegelian</text:span><text:span text:style-name="T21"> kind of naturalism. It is so because it imagines the “space of reasons and the space of nature as being </text:span><text:span text:style-name="T2">different</text:span><text:span text:style-name="T21"> yet </text:span><text:span text:style-name="T2">unified</text:span><text:span text:style-name="T21">”.</text:span><text:span text:style-name="T21"><text:note text:id="ftn1" text:note-class="footnote"><text:note-citation>1</text:note-citation><text:note-body><text:p text:style-name="Footnote"><text:reference-mark-start text:name="ZOTERO_ITEM CSL_CITATION {&quot;citationID&quot;:&quot;NfRVOSm3&quot;,&quot;properties&quot;:{&quot;formattedCitation&quot;:&quot;{\\rtf Paul Giladi, \\uc0\\u8216{}Liberal Naturalism: The Curious Case of Hegel\\uc0\\u8217{} (2014) 22(2) {\\i{}International Journal of Philosophical Studies} 248, 262.}&quot;,&quot;plainCitation&quot;:&quot;Paul Giladi, ‘Liberal Naturalism: The Curious Case of Hegel’ (2014) 22(2) International Journal of Philosophical Studies 248, 262.&quot;},&quot;citationItems&quot;:[{&quot;id&quot;:23,&quot;uris&quot;:[&quot;http://zotero.org/users/2391293/items/SH63WMHS&quot;],&quot;uri&quot;:[&quot;http://zotero.org/users/2391293/items/SH63WMHS&quot;],&quot;itemData&quot;:{&quot;id&quot;:23,&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62&quot;}],&quot;schema&quot;:&quot;https://github.com/citation-style-language/schema/raw/master/csl-citation.json&quot;} RNDogypuhyZQ3"/><text:span text:style-name="T49">Paul Giladi, ‘Liberal Naturalism: The Curious Case of Hegel’ (2014) 22(2) </text:span><text:span text:style-name="T50">International Journal of Philosophical Studies</text:span><text:span text:style-name="T49"> 248, 262.</text:span><text:reference-mark-end text:name="ZOTERO_ITEM CSL_CITATION {&quot;citationID&quot;:&quot;NfRVOSm3&quot;,&quot;properties&quot;:{&quot;formattedCitation&quot;:&quot;{\\rtf Paul Giladi, \\uc0\\u8216{}Liberal Naturalism: The Curious Case of Hegel\\uc0\\u8217{} (2014) 22(2) {\\i{}International Journal of Philosophical Studies} 248, 262.}&quot;,&quot;plainCitation&quot;:&quot;Paul Giladi, ‘Liberal Naturalism: The Curious Case of Hegel’ (2014) 22(2) International Journal of Philosophical Studies 248, 262.&quot;},&quot;citationItems&quot;:[{&quot;id&quot;:23,&quot;uris&quot;:[&quot;http://zotero.org/users/2391293/items/SH63WMHS&quot;],&quot;uri&quot;:[&quot;http://zotero.org/users/2391293/items/SH63WMHS&quot;],&quot;itemData&quot;:{&quot;id&quot;:23,&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62&quot;}],&quot;schema&quot;:&quot;https://github.com/citation-style-language/schema/raw/master/csl-citation.json&quot;} RNDogypuhyZQ3"/></text:p></text:note-body></text:note></text:span><text:span text:style-name="T21"> In this way T. H. Ho was </text:span><text:soft-page-break/><text:span text:style-name="T21">on the right track to prescribing a potential synthesis of the space of reasons and the realm of law. Remember that Ho suggested that the space of nature and the space of concepts be identified, and that the space of reasons and realm of law be distinguished within the space of concepts.</text:span></text:p>
      <text:p text:style-name="P15"/>
      <text:p text:style-name="P8"><text:span text:style-name="T21">Ho anticipated that he had not completely solved the antinomy within McDowell’s naturalism. He concluded that the two different realms within the space of concepts, the normative and the non-normative, were different in kind and could not be related. </text:span><text:span text:style-name="T24">In this chapter I want to show </text:span><text:span text:style-name="T25">that</text:span><text:span text:style-name="T24"> this judgement was premature. I want to argue that Ho was right to structure the categories of McDowell’s metaphysical argument in the way that he did. But against what Ho concludes, I want to show that the concepts structuring the space of nature and the realm of law, the enchanted and the disenchanted, are not different in kind, but that they are different actualisations of </text:span><text:span text:style-name="T5">a single conceptual structure or system</text:span><text:span text:style-name="T24">. </text:span></text:p>
      <text:p text:style-name="P16"/>
      <text:p text:style-name="P8"><text:span text:style-name="T26">In this chapter I want to show that the space of concepts is </text:span><text:span text:style-name="T6">dialectically and teleologically structured </text:span><text:span text:style-name="T27">between the realm of law and the space of reasons</text:span><text:span text:style-name="T26">. I want to show how the space of reasons and the realm of law can be synthesised within the space of concepts without denying them their own autonomy and independence. </text:span><text:span text:style-name="T27">I will do this by reconstructing the dialectical structure of G. W. F. Hegel’s </text:span><text:span text:style-name="T7">Philosophy of Nature</text:span><text:span text:style-name="T27">, the second movement of Hegel’s mature philosophical system, the </text:span><text:span text:style-name="T7">Encyclopedia of the Philosophical Sciences</text:span><text:span text:style-name="T27">.</text:span></text:p>
      <text:p text:style-name="P17"/>
      <text:p text:style-name="P9"><text:span text:style-name="T21">Hegel makes a modification to Ho’s structuring of the categories of McDowell’s naturalism. Hegel agrees that both the realm of law and the space of reasons inhabit the space of concepts. The modification is that the space of reasons </text:span><text:span text:style-name="T2">emerges</text:span><text:span text:style-name="T21"> out of the realm of law. Governing the space of concepts is a fundamental conceptual structure that both the realm of law and the space of reasons instantiate in their own way. </text:span></text:p>
      <text:p text:style-name="P18"/>
      <text:p text:style-name="P9"><text:span text:style-name="T21">But against holding that the enchanted and disenchanted realms within the space of concepts are antinomial, different </text:span><text:span text:style-name="T2">in kind</text:span><text:span text:style-name="T21">, Hegel holds that the the two poles within the space of concepts are a </text:span><text:span text:style-name="T2">logical continuum. </text:span><text:span text:style-name="T28">The space of concepts is a continuum of conceptual development which is </text:span><text:span text:style-name="T8">teleologically structured</text:span><text:span text:style-name="T28">. The </text:span><text:span text:style-name="T8">purpose</text:span><text:span text:style-name="T28"> of the space of concepts, and hence the space of nature (because the two are fused, identified), is to </text:span><text:span text:style-name="T8">develop</text:span><text:span text:style-name="T28"> into the space of reasons. The space of nature is therefore an imperfectly constituted conceptual logical space. To the extent that the space of nature contains merely elements of the realm of law, it is imperfect and hasn’t realised its purpose as a conceptual system. Hegel holds that only conceptual development within the space of reasons allows the space of nature to develop into its most perfect form, to realise its </text:span><text:span text:style-name="T8">telos</text:span><text:span text:style-name="T28">, its purpose. </text:span></text:p>
      <text:p text:style-name="P19"/>
      <text:p text:style-name="P6"><text:span text:style-name="T39"><text:s/>II<text:tab/></text:span><text:span text:style-name="T62">Deploying Hegel’s Dialectics</text:span></text:p>
      <text:p text:style-name="P21"/>
      <text:p text:style-name="P19">How is this so? How can Hegel assert these things? A better understanding of how Hegel pictures the conceptual structure of the space of concepts will provide an explanation.</text:p>
      <text:p text:style-name="P19"/>
      <text:p text:style-name="P10"><text:span text:style-name="T28">H</text:span><text:span text:style-name="T21">egel holds that the structure of the space of concepts, and hence the space of nature, is governed by the conclusions of the investigation he makes into the logical structure of reality in the </text:span><text:span text:style-name="T2">Science of Logic</text:span><text:span text:style-name="T21">. In this dense and complex text, Hegel takes </text:span><text:span text:style-name="T29">very seriously </text:span><text:span text:style-name="T21">the idea that </text:span><text:span text:style-name="T29">he and McDowell hold to, that </text:span><text:span text:style-name="T21">“the </text:span><text:span text:style-name="T29">conceptual is unbounded”. Hegel attempts to derive a rigorous rational explanation of the conceptual structure of the space of nature, and discovers that there is a set of fundamental principles governing it.</text:span></text:p>
      <text:p text:style-name="P11"><text:span text:style-name="T21">A full discussion of the development of the argument and conclusions of </text:span><text:span text:style-name="T2">Science of Logic </text:span><text:span text:style-name="T21">would be prohibitively complex for the purpose of this chapter and this thesis. For my purpose, it suffices to two sources of summary and compression of Hegel’s logical system.</text:span></text:p>
      <text:p text:style-name="P20"/>
      <text:p text:style-name="P20"><text:soft-page-break/>Heikki Ikaheimo in his book chapter “Holism and Normative Essentialism in Hegel’s Social Ontology” provides a useful summary of the three principles governing Hegel’s picture of the space of concepts. Ikaheimo explains that</text:p>
      <text:p text:style-name="P20"/>
      <text:p text:style-name="P22"><text:span text:style-name="T21">Each … is a principle of different level of abstraction (or concreteness) so that presented in a descending order of abstraction (or ascending order of concreteness) the second principle is an instantiation of the first, and the third is an instantiation of the second (and thereby also the first). Both the second and third principle introduce elements that are not determined by the higher levels. Yet, on a plausible interpretive hypothesis the more abstract principles function as ‘essences’ of the more concrete ones in the sense of providing a norm or ideal for them.</text:span><text:span text:style-name="T21"><text:note text:id="ftn2" text:note-class="footnote"><text:note-citation>2</text:note-citation><text:note-body><text:p text:style-name="Footnote"><text:reference-mark-start text:name="ZOTERO_ITEM CSL_CITATION {&quot;citationID&quot;:&quot;LxlBPWID&quot;,&quot;properties&quot;:{&quot;formattedCitation&quot;:&quot;{\\rtf Heikki Ik\\uc0\\u228{}heimo, \\uc0\\u8216{}Holism and Normative Essentialism in Hegel\\uc0\\u8217{}s Social Ontology\\uc0\\u8217{} in Heikki Ik\\uc0\\u228{}heimo and Arto Laitinen (eds), {\\i{}Recognition and Social Ontology} (2011) 145, 160.}&quot;,&quot;plainCitation&quot;:&quot;Heikki Ikäheimo, ‘Holism and Normative Essentialism in Hegel’s Social Ontology’ in Heikki Ikäheimo and Arto Laitinen (eds), Recognition and Social Ontology (2011) 145, 160.&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0&quot;}],&quot;schema&quot;:&quot;https://github.com/citation-style-language/schema/raw/master/csl-citation.json&quot;} RND42tx68bVj7"/><text:span text:style-name="T49">Heikki Ikäheimo, ‘Holism and Normative Essentialism in Hegel’s Social Ontology’ in Heikki Ikäheimo and Arto Laitinen (eds), </text:span><text:span text:style-name="T50">Recognition and Social Ontology</text:span><text:span text:style-name="T49"> (2011) 145, 160.</text:span><text:reference-mark-end text:name="ZOTERO_ITEM CSL_CITATION {&quot;citationID&quot;:&quot;LxlBPWID&quot;,&quot;properties&quot;:{&quot;formattedCitation&quot;:&quot;{\\rtf Heikki Ik\\uc0\\u228{}heimo, \\uc0\\u8216{}Holism and Normative Essentialism in Hegel\\uc0\\u8217{}s Social Ontology\\uc0\\u8217{} in Heikki Ik\\uc0\\u228{}heimo and Arto Laitinen (eds), {\\i{}Recognition and Social Ontology} (2011) 145, 160.}&quot;,&quot;plainCitation&quot;:&quot;Heikki Ikäheimo, ‘Holism and Normative Essentialism in Hegel’s Social Ontology’ in Heikki Ikäheimo and Arto Laitinen (eds), Recognition and Social Ontology (2011) 145, 160.&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0&quot;}],&quot;schema&quot;:&quot;https://github.com/citation-style-language/schema/raw/master/csl-citation.json&quot;} RND42tx68bVj7"/></text:p></text:note-body></text:note></text:span></text:p>
      <text:p text:style-name="P27"/>
      <text:p text:style-name="P63"><text:span text:style-name="T21">The idea underlying these three principles is that the space of nature is like a self-developing organism, moving from immaturity to full maturity.</text:span><text:span text:style-name="T21"><text:note text:id="ftn3" text:note-class="footnote"><text:note-citation>3</text:note-citation><text:note-body><text:p text:style-name="Footnote"><text:reference-mark-start text:name="ZOTERO_ITEM CSL_CITATION {&quot;citationID&quot;:&quot;xEiAIxrj&quot;,&quot;properties&quot;:{&quot;formattedCitation&quot;:&quot;{\\rtf Frederick Beiser, \\uc0\\u8216{}The Organic Worldview\\uc0\\u8217{} in {\\i{}Hegel} (Routledge, 2005) 80.}&quot;,&quot;plainCitation&quot;:&quot;Frederick Beiser, ‘The Organic Worldview’ in Hegel (Routledge, 2005) 80.&quot;},&quot;citationItems&quot;:[{&quot;id&quot;:45,&quot;uris&quot;:[&quot;http://zotero.org/users/2391293/items/54TS94BT&quot;],&quot;uri&quot;:[&quot;http://zotero.org/users/2391293/items/54TS94BT&quot;],&quot;itemData&quot;:{&quot;id&quot;:45,&quot;type&quot;:&quot;chapter&quot;,&quot;title&quot;:&quot;The Organic Worldview&quot;,&quot;container-title&quot;:&quot;Hegel&quot;,&quot;publisher&quot;:&quot;Routledge&quot;,&quot;page&quot;:&quot;80-109&quot;,&quot;author&quot;:[{&quot;family&quot;:&quot;Beiser&quot;,&quot;given&quot;:&quot;Frederick&quot;}],&quot;issued&quot;:{&quot;date-parts&quot;:[[&quot;2005&quot;]]}}}],&quot;schema&quot;:&quot;https://github.com/citation-style-language/schema/raw/master/csl-citation.json&quot;} RNDKsIkGYHJcY"/><text:span text:style-name="T49">Frederick Beiser, ‘The Organic Worldview’ in </text:span><text:span text:style-name="T50">Hegel</text:span><text:span text:style-name="T49"> (Routledge, 2005) 80.</text:span><text:reference-mark-end text:name="ZOTERO_ITEM CSL_CITATION {&quot;citationID&quot;:&quot;xEiAIxrj&quot;,&quot;properties&quot;:{&quot;formattedCitation&quot;:&quot;{\\rtf Frederick Beiser, \\uc0\\u8216{}The Organic Worldview\\uc0\\u8217{} in {\\i{}Hegel} (Routledge, 2005) 80.}&quot;,&quot;plainCitation&quot;:&quot;Frederick Beiser, ‘The Organic Worldview’ in Hegel (Routledge, 2005) 80.&quot;},&quot;citationItems&quot;:[{&quot;id&quot;:45,&quot;uris&quot;:[&quot;http://zotero.org/users/2391293/items/54TS94BT&quot;],&quot;uri&quot;:[&quot;http://zotero.org/users/2391293/items/54TS94BT&quot;],&quot;itemData&quot;:{&quot;id&quot;:45,&quot;type&quot;:&quot;chapter&quot;,&quot;title&quot;:&quot;The Organic Worldview&quot;,&quot;container-title&quot;:&quot;Hegel&quot;,&quot;publisher&quot;:&quot;Routledge&quot;,&quot;page&quot;:&quot;80-109&quot;,&quot;author&quot;:[{&quot;family&quot;:&quot;Beiser&quot;,&quot;given&quot;:&quot;Frederick&quot;}],&quot;issued&quot;:{&quot;date-parts&quot;:[[&quot;2005&quot;]]}}}],&quot;schema&quot;:&quot;https://github.com/citation-style-language/schema/raw/master/csl-citation.json&quot;} RNDKsIkGYHJcY"/></text:p></text:note-body></text:note></text:span><text:span text:style-name="T21"> As the space of nature develops, it moves from more abstract forms of conceptual development to more concrete instantiations of these three principles. As the space of nature develops organically towards these more concrete instantiations, </text:span><text:span text:style-name="T30">it realises its </text:span><text:span text:style-name="T9">telos</text:span><text:span text:style-name="T30">, its purpose, or its “goodness” more perfectly.</text:span></text:p>
      <text:p text:style-name="P75"/>
      <text:p text:style-name="P76">The three principles are:</text:p>
      <text:p text:style-name="P76"/>
      <text:p text:style-name="P23"><text:span text:style-name="T21">(1) the principle of </text:span><text:span text:style-name="T2">absolute negation</text:span><text:span text:style-name="T21">, or of </text:span><text:span text:style-name="T20">being with oneself in otherness</text:span><text:span text:style-name="T48">,</text:span></text:p>
      <text:p text:style-name="P52"/>
      <text:p text:style-name="P23"><text:span text:style-name="T48">(2) the principle of self-consciousness, or of </text:span><text:span text:style-name="T20">consciousness of oneself in otherness</text:span></text:p>
      <text:p text:style-name="P59"/>
      <text:p text:style-name="P24"><text:span text:style-name="T51">(3) the principle of </text:span><text:span text:style-name="T20">interpersonal recognition</text:span><text:span text:style-name="T51">.</text:span><text:span text:style-name="T51"><text:note text:id="ftn4" text:note-class="footnote"><text:note-citation>4</text:note-citation><text:note-body><text:p text:style-name="P127"><text:reference-mark-start text:name="ZOTERO_ITEM CSL_CITATION {&quot;citationID&quot;:&quot;8C8gUIuD&quot;,&quot;properties&quot;:{&quot;formattedCitation&quot;:&quot;{\\rtf Ik\\uc0\\u228{}heimo, above n 2, 160.}&quot;,&quot;plainCitation&quot;:&quot;Ikäheimo, above n 2, 160.&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0&quot;}],&quot;schema&quot;:&quot;https://github.com/citation-style-language/schema/raw/master/csl-citation.json&quot;} RNDv8em7mI40A"/>Ikäheimo, above n 2, 160.<text:reference-mark-end text:name="ZOTERO_ITEM CSL_CITATION {&quot;citationID&quot;:&quot;8C8gUIuD&quot;,&quot;properties&quot;:{&quot;formattedCitation&quot;:&quot;{\\rtf Ik\\uc0\\u228{}heimo, above n 2, 160.}&quot;,&quot;plainCitation&quot;:&quot;Ikäheimo, above n 2, 160.&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0&quot;}],&quot;schema&quot;:&quot;https://github.com/citation-style-language/schema/raw/master/csl-citation.json&quot;} RNDv8em7mI40A"/></text:p></text:note-body></text:note></text:span></text:p>
      <text:p text:style-name="P52"/>
      <text:p text:style-name="P118">Let’s unpack the content of each of these principles, to gain a better understanding of Hegel’s theory about the dialectical and teleological conceptual structure of the space of nature.</text:p>
      <text:p text:style-name="P52"/>
      <text:p text:style-name="P71"><text:span text:style-name="T40">A</text:span><text:tab/>Absolute Negation</text:p>
      <text:p text:style-name="P72"/>
      <text:p text:style-name="P77">Ikaheimo explains that absolute negation</text:p>
      <text:p text:style-name="P77"/>
      <text:p text:style-name="P53"><text:span text:style-name="T21">… could also be called—as Hegel himself often does—simply </text:span><text:span text:style-name="T2">freedom</text:span><text:span text:style-name="T21">. What is at stake is a structure involving two (or more) relata that are defined as what they are through each other, and are thus, determined by each other without being alien or inimical to each other. Each relatum is thus ‘with itself in the other’. Such a structure involves two ‘negations’, the first of which consists of the fact that the one relatum is not the other relatum. Yet as relata both are determined by each other. This determination of otherness is overcome by a second negation, which is the nation of the alienness or inimicality of the relata to each other. ‘Absolute negation’ means just this structure involving a first negation, and a second negation, as it were negating the first negation. As such, no temporal succession is meant; yet it is possible that one of the two negations of the absolute negation temporally precedes the other. To the extent that this is the case, the structure of absolute negation is (yet) deficiently unfolded.</text:span><text:span text:style-name="T21"><text:note text:id="ftn5" text:note-class="footnote"><text:note-citation>5</text:note-citation><text:note-body><text:p text:style-name="P127"><text:reference-mark-start text:name="ZOTERO_ITEM CSL_CITATION {&quot;citationID&quot;:&quot;dX68DSsF&quot;,&quot;properties&quot;:{&quot;formattedCitation&quot;:&quot;{\\rtf Ibid 160\\uc0\\u8211{}161.}&quot;,&quot;plainCitation&quot;:&quot;Ibid 160–161.&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0-161&quot;}],&quot;schema&quot;:&quot;https://github.com/citation-style-language/schema/raw/master/csl-citation.json&quot;} RNDfqGACG8dwN"/>Ibid 160–161.<text:reference-mark-end text:name="ZOTERO_ITEM CSL_CITATION {&quot;citationID&quot;:&quot;dX68DSsF&quot;,&quot;properties&quot;:{&quot;formattedCitation&quot;:&quot;{\\rtf Ibid 160\\uc0\\u8211{}161.}&quot;,&quot;plainCitation&quot;:&quot;Ibid 160–161.&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0-161&quot;}],&quot;schema&quot;:&quot;https://github.com/citation-style-language/schema/raw/master/csl-citation.json&quot;} RNDfqGACG8dwN"/></text:p></text:note-body></text:note></text:span></text:p>
      <text:p text:style-name="P28"/>
      <text:p text:style-name="P119"><text:span text:style-name="T21">Ikaheimo explains that </text:span><text:span text:style-name="T31">at this level of conceptual development, the principle of absolute negation is abstract in the extreme. He points out, though, that the fact that Hegel refers to the idea of absolute </text:span><text:soft-page-break/><text:span text:style-name="T31">negation as </text:span><text:span text:style-name="T10">freedom</text:span><text:span text:style-name="T31"> is very instructive. Hegel’s concept of freedom is not freedom </text:span><text:span text:style-name="T10">from</text:span><text:span text:style-name="T31"> something, but </text:span><text:span text:style-name="T10">freedom with something</text:span><text:span text:style-name="T31">. As Ikaheimo points out, </text:span></text:p>
      <text:p text:style-name="P78"/>
      <text:p text:style-name="P54"><text:span text:style-name="T21">Hegel never tires emphasising that freedom from something, or “abstract freedom”, is a self-undermining illusion in that attempts to realise it cannot escape from some form of dependence on, or determination by, that from which the attempt to be free is made.</text:span><text:span text:style-name="T21"><text:note text:id="ftn6" text:note-class="footnote"><text:note-citation>6</text:note-citation><text:note-body><text:p text:style-name="Footnote"><text:reference-mark-start text:name="ZOTERO_ITEM CSL_CITATION {&quot;citationID&quot;:&quot;aZAFbLQY&quot;,&quot;properties&quot;:{&quot;formattedCitation&quot;:&quot;Ibid 161.&quot;,&quot;plainCitation&quot;:&quot;Ibid 161.&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1&quot;}],&quot;schema&quot;:&quot;https://github.com/citation-style-language/schema/raw/master/csl-citation.json&quot;} RND7HWA5z75xO"/>Ibid 161.<text:reference-mark-end text:name="ZOTERO_ITEM CSL_CITATION {&quot;citationID&quot;:&quot;aZAFbLQY&quot;,&quot;properties&quot;:{&quot;formattedCitation&quot;:&quot;Ibid 161.&quot;,&quot;plainCitation&quot;:&quot;Ibid 161.&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1&quot;}],&quot;schema&quot;:&quot;https://github.com/citation-style-language/schema/raw/master/csl-citation.json&quot;} RND7HWA5z75xO"/></text:p></text:note-body></text:note></text:span></text:p>
      <text:p text:style-name="P29"/>
      <text:p text:style-name="P79">The concept of absolute negation governs every part of the space of nature, from the realm of law to the space of reasons. Just what relevance the principle of absolute negation has for the realm of law will become apparent in the second part of this chapter. At this point, it is important to point out that <text:s/>absolute negation is critical to developing the content of the space of reasons. Ikaheimo says that</text:p>
      <text:p text:style-name="P79"/>
      <text:p text:style-name="P54"><text:span text:style-name="T21">as to the realm of [human normativity] which is the home ground of freedom, [absolute negation] does not merely apply where issues of freedom are usually discussed, namely in the practical dimension of actions, opportunities for action, motivations and so on, but more generally in the realm of </text:span><text:span text:style-name="T2">intentionality </text:span><text:span text:style-name="T21">in general. Here intentionality is the central added element of concreteness, which is in no way deducible from any logical principles, but is a given phenomenon of the spatio-temporal world that </text:span><text:span text:style-name="T32">has to be conceptualised adequately as such.</text:span><text:span text:style-name="T32"><text:note text:id="ftn7" text:note-class="footnote"><text:note-citation>7</text:note-citation><text:note-body><text:p text:style-name="Footnote"><text:reference-mark-start text:name="ZOTERO_ITEM CSL_CITATION {&quot;citationID&quot;:&quot;RzjxzkL6&quot;,&quot;properties&quot;:{&quot;formattedCitation&quot;:&quot;Ibid.&quot;,&quot;plainCitation&quot;:&quot;Ibid.&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1&quot;}],&quot;schema&quot;:&quot;https://github.com/citation-style-language/schema/raw/master/csl-citation.json&quot;} RNDif8fG9NRW9"/>Ibid.<text:reference-mark-end text:name="ZOTERO_ITEM CSL_CITATION {&quot;citationID&quot;:&quot;RzjxzkL6&quot;,&quot;properties&quot;:{&quot;formattedCitation&quot;:&quot;Ibid.&quot;,&quot;plainCitation&quot;:&quot;Ibid.&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1&quot;}],&quot;schema&quot;:&quot;https://github.com/citation-style-language/schema/raw/master/csl-citation.json&quot;} RNDif8fG9NRW9"/></text:p></text:note-body></text:note></text:span></text:p>
      <text:p text:style-name="P30"/>
      <text:p text:style-name="P120"><text:span text:style-name="T21">We saw in the second part of this thesis that another way of discussing the normativity of human thought and action is through the concept of intentionality. We saw that a satisfactory account of human intentionality will be normative in two dimensions. The first dimension is “taking up” an environment in terms of its aboutness. The second dimension is taking the external world “as” </text:span><text:span text:style-name="T33">about </text:span><text:span text:style-name="T21">something. The relevance of this</text:span><text:span text:style-name="T33"> two dimensional normativity of human intentionality, conceived in the second part in biological terms, is that only a full blooded two dimensional intentionality will properly account for the normativity of human thought and action. Only in this way can we conceive of the space of reasons as in some way </text:span><text:span text:style-name="T11">sui generis</text:span><text:span text:style-name="T33">, as McDowell puts it.</text:span></text:p>
      <text:p text:style-name="P80"/>
      <text:p text:style-name="P121"><text:span text:style-name="T21">The significance of this distinction here is that Hegel places a premium on the fact that intentionality is two dimensionally normative in a biological sense. Distinguishing between “taking up” and taking “as” plays a very important part of his system of the conceptual development of the space of nature. </text:span><text:span text:style-name="T34">This is a great strength of Hegel’s system, he takes the necessity of human intentionality being two dimensional very seriously.</text:span></text:p>
      <text:p text:style-name="P81"/>
      <text:p text:style-name="P69"><text:span text:style-name="T40">B</text:span><text:tab/> Self-<text:span text:style-name="T62">C</text:span>onsciousness</text:p>
      <text:p text:style-name="P68"/>
      <text:p text:style-name="P112">Hegel calls the next most concrete development of the conceptually structured space of nature simply “consciousness”. He doesn’t use the word intentionality to characterise the content of this stage of development, but this is what he means. The principle of “self-consciousness” governing this stage of the development of the identified space of nature and space of concepts is an <text:span text:style-name="T2">actualisation</text:span> of the logic of “consciousness”.</text:p>
      <text:p text:style-name="P112"/>
      <text:p text:style-name="P112">Ikaheimo writes that</text:p>
      <text:p text:style-name="P112"/>
      <text:p text:style-name="P46">Consciousness, which is Hegel’s general topic in the second part of the Philosophy of Subjective Spirit titled ‘Phenomenology’, is a structure involving a subject and an object, where both relata can only be what they are in virtue of each other.<text:note text:id="ftn8" text:note-class="footnote"><text:note-citation>8</text:note-citation><text:note-body><text:p text:style-name="P127"><text:reference-mark-start text:name="ZOTERO_ITEM CSL_CITATION {&quot;citationID&quot;:&quot;NPLInWpr&quot;,&quot;properties&quot;:{&quot;formattedCitation&quot;:&quot;{\\rtf Ibid 161\\uc0\\u8211{}162.}&quot;,&quot;plainCitation&quot;:&quot;Ibid 161–162.&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1-162&quot;}],&quot;schema&quot;:&quot;https://github.com/citation-style-language/schema/raw/master/csl-citation.json&quot;} RND00YVJboRzN"/>Ibid 161–162.<text:reference-mark-end text:name="ZOTERO_ITEM CSL_CITATION {&quot;citationID&quot;:&quot;NPLInWpr&quot;,&quot;properties&quot;:{&quot;formattedCitation&quot;:&quot;{\\rtf Ibid 161\\uc0\\u8211{}162.}&quot;,&quot;plainCitation&quot;:&quot;Ibid 161–162.&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1-162&quot;}],&quot;schema&quot;:&quot;https://github.com/citation-style-language/schema/raw/master/csl-citation.json&quot;} RND00YVJboRzN"/></text:p></text:note-body></text:note></text:p>
      <text:p text:style-name="P46"/>
      <text:p text:style-name="P113"><text:soft-page-break/>There is a great degree of overlap between McDowell’s epistemological argument and this stage of the development of the space of nature for Hegel. At this stage, the space of nature is divided into the dialectically related <text:span text:style-name="T2">mind</text:span> and <text:span text:style-name="T2">world</text:span>. Ikaheimo writes that Hegel characterises this development as </text:p>
      <text:p text:style-name="P113"/>
      <text:p text:style-name="P47">a structure defining what Hegel calls the “I” (<text:span text:style-name="T2">Ich</text:span>).<text:note text:id="ftn9" text:note-class="footnote"><text:note-citation>9</text:note-citation><text:note-body><text:p text:style-name="Footnote"><text:reference-mark-start text:name="ZOTERO_ITEM CSL_CITATION {&quot;citationID&quot;:&quot;nONQRSXs&quot;,&quot;properties&quot;:{&quot;formattedCitation&quot;:&quot;{\\rtf GWF Hegel, {\\i{}Hegel\\uc0\\u8217{}s Philosophy of Subjective Spirit} (1978) vol I, 83.}&quot;,&quot;plainCitation&quot;:&quot;GWF Hegel, Hegel’s Philosophy of Subjective Spirit (1978) vol I, 83.&quot;},&quot;citationItems&quot;:[{&quot;id&quot;:244,&quot;uris&quot;:[&quot;http://zotero.org/users/2391293/items/B7X3RKMD&quot;],&quot;uri&quot;:[&quot;http://zotero.org/users/2391293/items/B7X3RKMD&quot;],&quot;itemData&quot;:{&quot;id&quot;:244,&quot;type&quot;:&quot;book&quot;,&quot;title&quot;:&quot;Hegel's Philosophy of Subjective Spirit&quot;,&quot;volume&quot;:&quot;I&quot;,&quot;author&quot;:[{&quot;family&quot;:&quot;Hegel&quot;,&quot;given&quot;:&quot;G. W. F.&quot;}],&quot;translator&quot;:[{&quot;family&quot;:&quot;Petry&quot;,&quot;given&quot;:&quot;M. J.&quot;},{&quot;family&quot;:&quot;Dordrecht&quot;,&quot;given&quot;:&quot;Reidel&quot;}],&quot;issued&quot;:{&quot;date-parts&quot;:[[&quot;1978&quot;]],&quot;season&quot;:&quot;1979&quot;}},&quot;locator&quot;:&quot;83&quot;}],&quot;schema&quot;:&quot;https://github.com/citation-style-language/schema/raw/master/csl-citation.json&quot;} RNDRDHfpuLS53"/><text:span text:style-name="T49">GWF Hegel, </text:span><text:span text:style-name="T50">Hegel’s Philosophy of Subjective Spirit</text:span><text:span text:style-name="T49"> (1978) vol I, 83.</text:span><text:reference-mark-end text:name="ZOTERO_ITEM CSL_CITATION {&quot;citationID&quot;:&quot;nONQRSXs&quot;,&quot;properties&quot;:{&quot;formattedCitation&quot;:&quot;{\\rtf GWF Hegel, {\\i{}Hegel\\uc0\\u8217{}s Philosophy of Subjective Spirit} (1978) vol I, 83.}&quot;,&quot;plainCitation&quot;:&quot;GWF Hegel, Hegel’s Philosophy of Subjective Spirit (1978) vol I, 83.&quot;},&quot;citationItems&quot;:[{&quot;id&quot;:244,&quot;uris&quot;:[&quot;http://zotero.org/users/2391293/items/B7X3RKMD&quot;],&quot;uri&quot;:[&quot;http://zotero.org/users/2391293/items/B7X3RKMD&quot;],&quot;itemData&quot;:{&quot;id&quot;:244,&quot;type&quot;:&quot;book&quot;,&quot;title&quot;:&quot;Hegel's Philosophy of Subjective Spirit&quot;,&quot;volume&quot;:&quot;I&quot;,&quot;author&quot;:[{&quot;family&quot;:&quot;Hegel&quot;,&quot;given&quot;:&quot;G. W. F.&quot;}],&quot;translator&quot;:[{&quot;family&quot;:&quot;Petry&quot;,&quot;given&quot;:&quot;M. J.&quot;},{&quot;family&quot;:&quot;Dordrecht&quot;,&quot;given&quot;:&quot;Reidel&quot;}],&quot;issued&quot;:{&quot;date-parts&quot;:[[&quot;1978&quot;]],&quot;season&quot;:&quot;1979&quot;}},&quot;locator&quot;:&quot;83&quot;}],&quot;schema&quot;:&quot;https://github.com/citation-style-language/schema/raw/master/csl-citation.json&quot;} RNDRDHfpuLS53"/></text:p></text:note-body></text:note> <text:span text:style-name="T52">The I, just as its pre-intentional predecessor ‘self’ (</text:span><text:span text:style-name="T12">Selbst</text:span><text:span text:style-name="T52">) that Hegel discusses in the Anthropology, is not a separate entity, but a structural feature of the being of concrete flesh and blood subjects.</text:span><text:span text:style-name="T52"><text:note text:id="ftn10" text:note-class="footnote"><text:note-citation>10</text:note-citation><text:note-body><text:p text:style-name="P127"><text:reference-mark-start text:name="ZOTERO_ITEM CSL_CITATION {&quot;citationID&quot;:&quot;JWWLyDUS&quot;,&quot;properties&quot;:{&quot;formattedCitation&quot;:&quot;{\\rtf Ik\\uc0\\u228{}heimo, above n 2, 162.}&quot;,&quot;plainCitation&quot;:&quot;Ikäheimo, above n 2, 162.&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2&quot;}],&quot;schema&quot;:&quot;https://github.com/citation-style-language/schema/raw/master/csl-citation.json&quot;} RND5FBbBGjJa4"/>Ikäheimo, above n 2, 162.<text:reference-mark-end text:name="ZOTERO_ITEM CSL_CITATION {&quot;citationID&quot;:&quot;JWWLyDUS&quot;,&quot;properties&quot;:{&quot;formattedCitation&quot;:&quot;{\\rtf Ik\\uc0\\u228{}heimo, above n 2, 162.}&quot;,&quot;plainCitation&quot;:&quot;Ikäheimo, above n 2, 162.&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2&quot;}],&quot;schema&quot;:&quot;https://github.com/citation-style-language/schema/raw/master/csl-citation.json&quot;} RND5FBbBGjJa4"/></text:p></text:note-body></text:note></text:span></text:p>
      <text:p text:style-name="P47"/>
      <text:p text:style-name="P114">Like McDowell, Hegel doesn’t conceive of the mind or the <text:span text:style-name="T2">Ich</text:span> as Cartesian. He asserts the <text:span text:style-name="T2">Ich</text:span> to be located in intentional beings in a Spinozist way. That is, the material or physical <text:span text:style-name="T2">processes</text:span> through which an intentional being goes <text:span text:style-name="T2">actualises</text:span> the mind, the subject. The Soviet philosopher Evald Ilyenkov <text:span text:style-name="T53">provides some incredible insight into the way Hegel conceives of the location of the mind within a body:</text:span></text:p>
      <text:p text:style-name="P114"/>
      <text:p text:style-name="P48">Between body and thought there is no relation of cause and effect, but the relation of an organ (i.e. of a spatially determinate body) to the <text:span text:style-name="T2">mode of its own action</text:span>.<text:note text:id="ftn11" text:note-class="footnote"><text:note-citation>11</text:note-citation><text:note-body><text:p text:style-name="P126">My emphasis.</text:p></text:note-body></text:note> The thinking body cannot cause changes in thought, cannot act <text:span text:style-name="T2">on</text:span> thought, because its existence as thinking <text:span text:style-name="T2">is thought</text:span>. If a thinking body does nothing, it is no longer a thinking body but simply a body. But when it does act, it does not do so <text:span text:style-name="T2">on</text:span> thought, because its very activity is thought.</text:p>
      <text:p text:style-name="P48"/>
      <text:p text:style-name="P48">Thought as a spatially expressed activity therefore cannot be secreted from the body performing it as a special ‘substance’ distinct from the body, in the way that bile is secreted from the liver or sweat from sweat glands. Thinking is not the <text:span text:style-name="T2">product</text:span> of an action but the <text:span text:style-name="T2">action itself</text:span>, considered at the moment of its performance, just as walking, for example, is the mode of action of the legs, the ‘product’ or which, it transpires, is the space walked.<text:note text:id="ftn12" text:note-class="footnote"><text:note-citation>12</text:note-citation><text:note-body><text:p text:style-name="Footnote"><text:reference-mark-start text:name="ZOTERO_ITEM CSL_CITATION {&quot;citationID&quot;:&quot;MOxGO4dZ&quot;,&quot;properties&quot;:{&quot;formattedCitation&quot;:&quot;{\\rtf EV Ilyenkov, \\uc0\\u8216{}Thought as an Attribute of Substance\\uc0\\u8217{} in H Campbell Creighton (tran), {\\i{}Dialectical Logic} (Progress, 1977) 27, 34\\uc0\\u8211{}35.}&quot;,&quot;plainCitation&quot;:&quot;EV Ilyenkov, ‘Thought as an Attribute of Substance’ in H Campbell Creighton (tran), Dialectical Logic (Progress, 1977) 27, 34–35.&quot;},&quot;citationItems&quot;:[{&quot;id&quot;:245,&quot;uris&quot;:[&quot;http://zotero.org/users/2391293/items/BM2BZT82&quot;],&quot;uri&quot;:[&quot;http://zotero.org/users/2391293/items/BM2BZT82&quot;],&quot;itemData&quot;:{&quot;id&quot;:245,&quot;type&quot;:&quot;chapter&quot;,&quot;title&quot;:&quot;Thought as an Attribute of Substance&quot;,&quot;container-title&quot;:&quot;Dialectical Logic&quot;,&quot;publisher&quot;:&quot;Progress&quot;,&quot;publisher-place&quot;:&quot;Union of Socialist Soviet Republics&quot;,&quot;page&quot;:&quot;27-74&quot;,&quot;event-place&quot;:&quot;Union of Socialist Soviet Republics&quot;,&quot;author&quot;:[{&quot;family&quot;:&quot;Ilyenkov&quot;,&quot;given&quot;:&quot;E.V.&quot;}],&quot;translator&quot;:[{&quot;family&quot;:&quot;Creighton&quot;,&quot;given&quot;:&quot;H. Campbell&quot;}],&quot;issued&quot;:{&quot;date-parts&quot;:[[&quot;1977&quot;]]}},&quot;locator&quot;:&quot;34-35&quot;}],&quot;schema&quot;:&quot;https://github.com/citation-style-language/schema/raw/master/csl-citation.json&quot;} RNDuvgt9GXHKx"/><text:span text:style-name="T49">EV Ilyenkov, ‘Thought as an Attribute of Substance’ in H Campbell Creighton (tran), </text:span><text:span text:style-name="T50">Dialectical Logic</text:span><text:span text:style-name="T49"> (Progress, 1977) 27, 34–35.</text:span><text:reference-mark-end text:name="ZOTERO_ITEM CSL_CITATION {&quot;citationID&quot;:&quot;MOxGO4dZ&quot;,&quot;properties&quot;:{&quot;formattedCitation&quot;:&quot;{\\rtf EV Ilyenkov, \\uc0\\u8216{}Thought as an Attribute of Substance\\uc0\\u8217{} in H Campbell Creighton (tran), {\\i{}Dialectical Logic} (Progress, 1977) 27, 34\\uc0\\u8211{}35.}&quot;,&quot;plainCitation&quot;:&quot;EV Ilyenkov, ‘Thought as an Attribute of Substance’ in H Campbell Creighton (tran), Dialectical Logic (Progress, 1977) 27, 34–35.&quot;},&quot;citationItems&quot;:[{&quot;id&quot;:245,&quot;uris&quot;:[&quot;http://zotero.org/users/2391293/items/BM2BZT82&quot;],&quot;uri&quot;:[&quot;http://zotero.org/users/2391293/items/BM2BZT82&quot;],&quot;itemData&quot;:{&quot;id&quot;:245,&quot;type&quot;:&quot;chapter&quot;,&quot;title&quot;:&quot;Thought as an Attribute of Substance&quot;,&quot;container-title&quot;:&quot;Dialectical Logic&quot;,&quot;publisher&quot;:&quot;Progress&quot;,&quot;publisher-place&quot;:&quot;Union of Socialist Soviet Republics&quot;,&quot;page&quot;:&quot;27-74&quot;,&quot;event-place&quot;:&quot;Union of Socialist Soviet Republics&quot;,&quot;author&quot;:[{&quot;family&quot;:&quot;Ilyenkov&quot;,&quot;given&quot;:&quot;E.V.&quot;}],&quot;translator&quot;:[{&quot;family&quot;:&quot;Creighton&quot;,&quot;given&quot;:&quot;H. Campbell&quot;}],&quot;issued&quot;:{&quot;date-parts&quot;:[[&quot;1977&quot;]]}},&quot;locator&quot;:&quot;34-35&quot;}],&quot;schema&quot;:&quot;https://github.com/citation-style-language/schema/raw/master/csl-citation.json&quot;} RNDuvgt9GXHKx"/></text:p></text:note-body></text:note></text:p>
      <text:p text:style-name="P48"/>
      <text:p text:style-name="P115">Ikaheimo identifies two basic modifications of Hegel’s ‘conscious-being’—intentional entity. These are the <text:span text:style-name="T2">theoretical</text:span> and the <text:span text:style-name="T2">practical</text:span>. Ikaheimo re-describes these two modifications as the ‘epistemic’ and the ‘volitional’. Hegel holds that <text:span text:style-name="T2">self-consciousness</text:span> encompasses both of these dimensions immanently. Self-consciousness perfects intentionality because it is a concretisation of the principle of absolute negation. Ikaheimo explains that</text:p>
      <text:p text:style-name="P115"/>
      <text:p text:style-name="P49">Ideally, self-consciousness for Hegel is being conscious of something about oneself <text:span text:style-name="T2">in an object</text:span> of consciousness. This—<text:span text:style-name="T2">consciousness of </text:span>onself in objects, or put in another way <text:span text:style-name="T2">conscious-being with </text:span>oneself in otherness—is a particular instantiation of the structure of <text:span text:style-name="T2">being with</text:span> oneself in otherness. Hegel calls this often ‘knowing’ (<text:span text:style-name="T2">Wissen</text:span>) or ‘finding’ (<text:span text:style-name="T2">finden</text:span>) oneself in what is other to oneself. The structure of being, in the more concrete sense of conscious-being, with oneself in objects is on Hegel’s account an immanent ideal or norm both for theoretical and practical object-relations.<text:note text:id="ftn13" text:note-class="footnote"><text:note-citation>13</text:note-citation><text:note-body><text:p text:style-name="P127"><text:reference-mark-start text:name="ZOTERO_ITEM CSL_CITATION {&quot;citationID&quot;:&quot;sXfywNS6&quot;,&quot;properties&quot;:{&quot;formattedCitation&quot;:&quot;{\\rtf Ik\\uc0\\u228{}heimo, above n 2, 162.}&quot;,&quot;plainCitation&quot;:&quot;Ikäheimo, above n 2, 162.&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2&quot;}],&quot;schema&quot;:&quot;https://github.com/citation-style-language/schema/raw/master/csl-citation.json&quot;} RNDJOsGHZu4fF"/>Ikäheimo, above n 2, 162.<text:reference-mark-end text:name="ZOTERO_ITEM CSL_CITATION {&quot;citationID&quot;:&quot;sXfywNS6&quot;,&quot;properties&quot;:{&quot;formattedCitation&quot;:&quot;{\\rtf Ik\\uc0\\u228{}heimo, above n 2, 162.}&quot;,&quot;plainCitation&quot;:&quot;Ikäheimo, above n 2, 162.&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2&quot;}],&quot;schema&quot;:&quot;https://github.com/citation-style-language/schema/raw/master/csl-citation.json&quot;} RNDJOsGHZu4fF"/></text:p></text:note-body></text:note></text:p>
      <text:p text:style-name="P49"/>
      <text:p text:style-name="P115">Mere self-consciousness is not a perfect actualisation (concretisation) of the principle of absolute negation, and so the two aspects of self-consciousness represent that the logical (not temporal) development of the space of nature at this stage is imperfect or defective. <text:span text:style-name="T54">The theoretical and practical aspects to self-consciousness, at their most immature and undeveloped phase, represent the two different moments of absolute negation at their most abstract.</text:span></text:p>
      <text:p text:style-name="P115"><text:soft-page-break/></text:p>
      <text:p text:style-name="P70"><text:span text:style-name="T40">1</text:span><text:tab/>Theoretical Self-Consciousness</text:p>
      <text:p text:style-name="P116"/>
      <text:p text:style-name="P116">Theoretical consciousness, at its most undeveloped, conceives the objects of its thought as ‘standing against’ its conceptualisations and rational interrogation. At this stage objects are radically alien and separated from consciousness, <text:span text:style-name="T55">seeming like a mere Given. Ikaheimo points out that</text:span></text:p>
      <text:p text:style-name="P116"/>
      <text:p text:style-name="P50">to the extent that the subject cannot grasp the objects in thought, cannot organise them or conceive their constitution and connections, what is at hand is only the first <text:span text:style-name="T56">of the two negations of ‘absolute negation’. T</text:span>his means that the subject is determined by an objectivity that is from its point of view alien to it.<text:note text:id="ftn14" text:note-class="footnote"><text:note-citation>14</text:note-citation><text:note-body><text:p text:style-name="Footnote"><text:reference-mark-start text:name="ZOTERO_ITEM CSL_CITATION {&quot;citationID&quot;:&quot;a9y3t2tt&quot;,&quot;properties&quot;:{&quot;formattedCitation&quot;:&quot;Ibid.&quot;,&quot;plainCitation&quot;:&quot;Ibid.&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2&quot;}],&quot;schema&quot;:&quot;https://github.com/citation-style-language/schema/raw/master/csl-citation.json&quot;} RNDN0TzmsTLHj"/>Ibid.<text:reference-mark-end text:name="ZOTERO_ITEM CSL_CITATION {&quot;citationID&quot;:&quot;a9y3t2tt&quot;,&quot;properties&quot;:{&quot;formattedCitation&quot;:&quot;Ibid.&quot;,&quot;plainCitation&quot;:&quot;Ibid.&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2&quot;}],&quot;schema&quot;:&quot;https://github.com/citation-style-language/schema/raw/master/csl-citation.json&quot;} RNDN0TzmsTLHj"/></text:p></text:note-body></text:note></text:p>
      <text:p text:style-name="P50"/>
      <text:p text:style-name="P117">Happily, this is not the whole story of theoretical consciousness. The point of theoretical consciousness is to attempt to achieve the second negation of absolute negation, by attempting to conceptualise and interrogate the objects of the mind’s thought. As Ikaheimo says,</text:p>
      <text:p text:style-name="P117"/>
      <text:p text:style-name="P51">the ideal immanent to theoretical intentionality is, unsurprisingly, to cognise objectivity and thereby overcome its alienness. Common sense familiarity with the world, the sciences, and philosophy are thus the concrete practices (with different levels of abstraction) whereby the essential structure of self-consciousness or conscious-being in otherness is actualised in the theoretical or epistemic dimension. They are forms of self-consciousness in otherness in that the subject grasps independent objects in terms of conceptual structures with which it is familiar and with which it can operate in thought.<text:note text:id="ftn15" text:note-class="footnote"><text:note-citation>15</text:note-citation><text:note-body><text:p text:style-name="P127"><text:reference-mark-start text:name="ZOTERO_ITEM CSL_CITATION {&quot;citationID&quot;:&quot;NuSncFnt&quot;,&quot;properties&quot;:{&quot;formattedCitation&quot;:&quot;{\\rtf Ibid 162\\uc0\\u8211{}163.}&quot;,&quot;plainCitation&quot;:&quot;Ibid 162–163.&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2-163&quot;}],&quot;schema&quot;:&quot;https://github.com/citation-style-language/schema/raw/master/csl-citation.json&quot;} RNDzTuxcTa6hQ"/>Ibid 162–163.<text:reference-mark-end text:name="ZOTERO_ITEM CSL_CITATION {&quot;citationID&quot;:&quot;NuSncFnt&quot;,&quot;properties&quot;:{&quot;formattedCitation&quot;:&quot;{\\rtf Ibid 162\\uc0\\u8211{}163.}&quot;,&quot;plainCitation&quot;:&quot;Ibid 162–163.&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2-163&quot;}],&quot;schema&quot;:&quot;https://github.com/citation-style-language/schema/raw/master/csl-citation.json&quot;} RNDzTuxcTa6hQ"/></text:p></text:note-body></text:note></text:p>
      <text:p text:style-name="P72"/>
      <text:p text:style-name="P122"><text:span text:style-name="T21">Joseph Rouse would find nothing disagreeable or contradictory with his system of naturalism, at this level of the development of theoretical consciousness. At this level, the mind grasps the content of the world within the space of reasons without a care about whether the concepts it is deploying actually put it in touch with the world. If Hegel stopped here he would have developed a powerful anti-realist account of theoretical self-consciousness. At this level, theoretical self-consciousness is concerned only to use the conceptualisations </text:span><text:span text:style-name="T2">familiar to it</text:span><text:span text:style-name="T21"> to interrogate the content of the world, the content of the object of its thought. </text:span></text:p>
      <text:p text:style-name="P82"/>
      <text:p text:style-name="P122"><text:span text:style-name="T21">McDowell would find this account of theoretical self-consciousness deeply unsatisfying. McDowell, as a good Hegelian, knows that Hegel doesn’t stop here in his account of how theoretical self-consciousness develops. Another passage from Ikaheimo describes how Hegel pictures </text:span><text:span text:style-name="T35">the development of theoretical consciousness:</text:span></text:p>
      <text:p text:style-name="P83"/>
      <text:p text:style-name="P55"><text:span text:style-name="T35">… as the subject becomes familiar with the world and internalises its constitution in thought, it gradually finds the world instantiating structures that are also structures of its own thinking. There is no subjective idealism in all of this since all of the structures in terms of which subjects successfully grasp the world are really structures of the world (that is, not merely structures of how the world appears as organised by subjectivity) and they </text:span><text:span text:style-name="T13">become</text:span><text:span text:style-name="T35"> structures of the subjects thinking only in interaction with the world.</text:span><text:span text:style-name="T35"><text:note text:id="ftn16" text:note-class="footnote"><text:note-citation>16</text:note-citation><text:note-body><text:p text:style-name="Footnote"><text:reference-mark-start text:name="ZOTERO_ITEM CSL_CITATION {&quot;citationID&quot;:&quot;tuoXx0E2&quot;,&quot;properties&quot;:{&quot;formattedCitation&quot;:&quot;Ibid 163.&quot;,&quot;plainCitation&quot;:&quot;Ibid 163.&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3&quot;}],&quot;schema&quot;:&quot;https://github.com/citation-style-language/schema/raw/master/csl-citation.json&quot;} RNDo1ffMlpGSQ"/>Ibid 163.<text:reference-mark-end text:name="ZOTERO_ITEM CSL_CITATION {&quot;citationID&quot;:&quot;tuoXx0E2&quot;,&quot;properties&quot;:{&quot;formattedCitation&quot;:&quot;Ibid 163.&quot;,&quot;plainCitation&quot;:&quot;Ibid 163.&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3&quot;}],&quot;schema&quot;:&quot;https://github.com/citation-style-language/schema/raw/master/csl-citation.json&quot;} RNDo1ffMlpGSQ"/></text:p></text:note-body></text:note></text:span></text:p>
      <text:p text:style-name="P31"/>
      <text:p text:style-name="P84">This resembles McDowell’s epistemological argument very closely. We can see that McDowell has been faithful to Hegel in the construction of his system. Because this closely resembles the first part of McDowell’s system, it might seem that the charge of Idealism looms over this part of Hegel’s account of intentionality. Ikaheimo points out in a footnote at the end of this passage that the accusation levelled at Hegel that he pictures the world as a product of the mind is false. Hegel’s <text:soft-page-break/>“idealism” is in fact not “idealism” in the contemporary meaning of the concept. Hegel is not an idealist in the same way that I argued that McDowell is not an idealist. Ikaheimo points out that Hegel’s label “idealism” is not a kind of subjectivism, where the world is pictured as a product of the mind. Robert Stern very explains very carefully what Hegel means when he calls his philosophy an “idealism”:</text:p>
      <text:p text:style-name="P84"/>
      <text:p text:style-name="P56"><text:span text:style-name="T21">he is an idealist in his special sense, of holding that the “finite is ideal”, and (therefore) an idealist in the more classical (anti-nominalist) sense of holding that taken as mere finite individuals, things in the world cannot provide a satisfactory terminus for explanation, but only when they are seen to exemplify “universals, ideal entities” (in the manner of Thale’s water onwards) which are not given in immediate experience, but only in “[reflective] thinking upon phenomena”. Hegel’s idealism, in other words, amounts to a form of </text:span><text:span text:style-name="T2">conceptual realism</text:span><text:span text:style-name="T21">, </text:span><text:span text:style-name="T36">understood as “the belief that concepts are a part of the structure of reality”. However none of this implies that Hegel is an idealist in the modern (subjectivist) sense of claiming that the world is mind-dependent, for individuals can be understood as instantiations of such “universals, ideal entities”, which then in turn explains how such </text:span><text:span text:style-name="T37">individuals are accessible to minds, without the need for this subjectivist turn.</text:span><text:span text:style-name="T37"><text:note text:id="ftn17" text:note-class="footnote"><text:note-citation>17</text:note-citation><text:note-body><text:p text:style-name="Footnote"><text:reference-mark-start text:name="ZOTERO_ITEM CSL_CITATION {&quot;citationID&quot;:&quot;YInQ9CG0&quot;,&quot;properties&quot;:{&quot;formattedCitation&quot;:&quot;{\\rtf Robert Stern, \\uc0\\u8216{}Hegel\\uc0\\u8217{}s Idealism\\uc0\\u8217{} in Frederick C Beiser (ed), {\\i{}The Cambridge Companion to Hegel and Nineteenth-Century Philosophy} (Cambridge University Press, 2008) 135, 172\\uc0\\u8211{}173.}&quot;,&quot;plainCitation&quot;:&quot;Robert Stern, ‘Hegel’s Idealism’ in Frederick C Beiser (ed), The Cambridge Companion to Hegel and Nineteenth-Century Philosophy (Cambridge University Press, 2008) 135, 172–173.&quot;},&quot;citationItems&quot;:[{&quot;id&quot;:125,&quot;uris&quot;:[&quot;http://zotero.org/users/2391293/items/QCSNBGJM&quot;],&quot;uri&quot;:[&quot;http://zotero.org/users/2391293/items/QCSNBGJM&quot;],&quot;itemData&quot;:{&quot;id&quot;:125,&quot;type&quot;:&quot;chapter&quot;,&quot;title&quot;:&quot;Hegel's Idealism&quot;,&quot;container-title&quot;:&quot;The Cambridge Companion to Hegel and Nineteenth-Century Philosophy&quot;,&quot;publisher&quot;:&quot;Cambridge University Press&quot;,&quot;page&quot;:&quot;135-173&quot;,&quot;source&quot;:&quot;Google Scholar&quot;,&quot;editor&quot;:[{&quot;family&quot;:&quot;Beiser&quot;,&quot;given&quot;:&quot;Frederick C.&quot;}],&quot;author&quot;:[{&quot;family&quot;:&quot;Stern&quot;,&quot;given&quot;:&quot;Robert&quot;}],&quot;issued&quot;:{&quot;date-parts&quot;:[[&quot;2008&quot;]]},&quot;accessed&quot;:{&quot;date-parts&quot;:[[&quot;2015&quot;,3,23]]}},&quot;locator&quot;:&quot;172-173&quot;}],&quot;schema&quot;:&quot;https://github.com/citation-style-language/schema/raw/master/csl-citation.json&quot;} RNDvQLdbRXKAG"/><text:span text:style-name="T49">Robert Stern, ‘Hegel’s Idealism’ in Frederick C Beiser (ed), </text:span><text:span text:style-name="T50">The Cambridge Companion to Hegel and Nineteenth-Century Philosophy</text:span><text:span text:style-name="T49"> (Cambridge University Press, 2008) 135, 172–173.</text:span><text:reference-mark-end text:name="ZOTERO_ITEM CSL_CITATION {&quot;citationID&quot;:&quot;YInQ9CG0&quot;,&quot;properties&quot;:{&quot;formattedCitation&quot;:&quot;{\\rtf Robert Stern, \\uc0\\u8216{}Hegel\\uc0\\u8217{}s Idealism\\uc0\\u8217{} in Frederick C Beiser (ed), {\\i{}The Cambridge Companion to Hegel and Nineteenth-Century Philosophy} (Cambridge University Press, 2008) 135, 172\\uc0\\u8211{}173.}&quot;,&quot;plainCitation&quot;:&quot;Robert Stern, ‘Hegel’s Idealism’ in Frederick C Beiser (ed), The Cambridge Companion to Hegel and Nineteenth-Century Philosophy (Cambridge University Press, 2008) 135, 172–173.&quot;},&quot;citationItems&quot;:[{&quot;id&quot;:125,&quot;uris&quot;:[&quot;http://zotero.org/users/2391293/items/QCSNBGJM&quot;],&quot;uri&quot;:[&quot;http://zotero.org/users/2391293/items/QCSNBGJM&quot;],&quot;itemData&quot;:{&quot;id&quot;:125,&quot;type&quot;:&quot;chapter&quot;,&quot;title&quot;:&quot;Hegel's Idealism&quot;,&quot;container-title&quot;:&quot;The Cambridge Companion to Hegel and Nineteenth-Century Philosophy&quot;,&quot;publisher&quot;:&quot;Cambridge University Press&quot;,&quot;page&quot;:&quot;135-173&quot;,&quot;source&quot;:&quot;Google Scholar&quot;,&quot;editor&quot;:[{&quot;family&quot;:&quot;Beiser&quot;,&quot;given&quot;:&quot;Frederick C.&quot;}],&quot;author&quot;:[{&quot;family&quot;:&quot;Stern&quot;,&quot;given&quot;:&quot;Robert&quot;}],&quot;issued&quot;:{&quot;date-parts&quot;:[[&quot;2008&quot;]]},&quot;accessed&quot;:{&quot;date-parts&quot;:[[&quot;2015&quot;,3,23]]}},&quot;locator&quot;:&quot;172-173&quot;}],&quot;schema&quot;:&quot;https://github.com/citation-style-language/schema/raw/master/csl-citation.json&quot;} RNDvQLdbRXKAG"/></text:p></text:note-body></text:note></text:span></text:p>
      <text:p text:style-name="P32"/>
      <text:p text:style-name="P123"><text:span text:style-name="T38">Three</text:span><text:span text:style-name="T21"> passages from Hegel should help solidify the falsity of the charge of subjectivist idealism against Hegel and McDowell. The first is from the </text:span><text:span text:style-name="T2">Science of Logic</text:span><text:span text:style-name="T21"> itself:</text:span></text:p>
      <text:p text:style-name="P85"/>
      <text:p text:style-name="P57">Thought<text:span text:style-name="T21"> is an expression which attributes the determinations contained therein primarily to consciousness. But inasmuch as it is said that understanding, reason, is in the objective world, that mind and nature have universal laws to which their life and changes conform, then it is conceded that the determinations of thought equally have objective value and existence.</text:span><text:span text:style-name="T21"><text:note text:id="ftn18" text:note-class="footnote"><text:note-citation>18</text:note-citation><text:note-body><text:p text:style-name="Footnote"><text:reference-mark-start text:name="ZOTERO_ITEM CSL_CITATION {&quot;citationID&quot;:&quot;yNBVYFF1&quot;,&quot;properties&quot;:{&quot;formattedCitation&quot;:&quot;{\\rtf GWF Hegel, {\\i{}Science of Logic} (George Allen &amp; Unwin, 1969) 51.}&quot;,&quot;plainCitation&quot;:&quot;GWF Hegel, Science of Logic (George Allen &amp; Unwin, 1969) 51.&quot;},&quot;citationItems&quot;:[{&quot;id&quot;:246,&quot;uris&quot;:[&quot;http://zotero.org/users/2391293/items/BX3NVTRP&quot;],&quot;uri&quot;:[&quot;http://zotero.org/users/2391293/items/BX3NVTRP&quot;],&quot;itemData&quot;:{&quot;id&quot;:246,&quot;type&quot;:&quot;book&quot;,&quot;title&quot;:&quot;Science of Logic&quot;,&quot;publisher&quot;:&quot;George Allen &amp; Unwin&quot;,&quot;publisher-place&quot;:&quot;London&quot;,&quot;event-place&quot;:&quot;London&quot;,&quot;author&quot;:[{&quot;family&quot;:&quot;Hegel&quot;,&quot;given&quot;:&quot;G. W. F.&quot;}],&quot;translator&quot;:[{&quot;family&quot;:&quot;Miller&quot;,&quot;given&quot;:&quot;A. V.&quot;}],&quot;issued&quot;:{&quot;date-parts&quot;:[[&quot;1969&quot;]]}},&quot;locator&quot;:&quot;51&quot;}],&quot;schema&quot;:&quot;https://github.com/citation-style-language/schema/raw/master/csl-citation.json&quot;} RNDMZ2RYaIgGP"/><text:span text:style-name="T49">GWF Hegel, </text:span><text:span text:style-name="T50">Science of Logic</text:span><text:span text:style-name="T49"> (George Allen &amp; Unwin, 1969) 51.</text:span><text:reference-mark-end text:name="ZOTERO_ITEM CSL_CITATION {&quot;citationID&quot;:&quot;yNBVYFF1&quot;,&quot;properties&quot;:{&quot;formattedCitation&quot;:&quot;{\\rtf GWF Hegel, {\\i{}Science of Logic} (George Allen &amp; Unwin, 1969) 51.}&quot;,&quot;plainCitation&quot;:&quot;GWF Hegel, Science of Logic (George Allen &amp; Unwin, 1969) 51.&quot;},&quot;citationItems&quot;:[{&quot;id&quot;:246,&quot;uris&quot;:[&quot;http://zotero.org/users/2391293/items/BX3NVTRP&quot;],&quot;uri&quot;:[&quot;http://zotero.org/users/2391293/items/BX3NVTRP&quot;],&quot;itemData&quot;:{&quot;id&quot;:246,&quot;type&quot;:&quot;book&quot;,&quot;title&quot;:&quot;Science of Logic&quot;,&quot;publisher&quot;:&quot;George Allen &amp; Unwin&quot;,&quot;publisher-place&quot;:&quot;London&quot;,&quot;event-place&quot;:&quot;London&quot;,&quot;author&quot;:[{&quot;family&quot;:&quot;Hegel&quot;,&quot;given&quot;:&quot;G. W. F.&quot;}],&quot;translator&quot;:[{&quot;family&quot;:&quot;Miller&quot;,&quot;given&quot;:&quot;A. V.&quot;}],&quot;issued&quot;:{&quot;date-parts&quot;:[[&quot;1969&quot;]]}},&quot;locator&quot;:&quot;51&quot;}],&quot;schema&quot;:&quot;https://github.com/citation-style-language/schema/raw/master/csl-citation.json&quot;} RNDMZ2RYaIgGP"/></text:p></text:note-body></text:note></text:span></text:p>
      <text:p text:style-name="P33"/>
      <text:p text:style-name="P64"><text:span text:style-name="T21">The last two passages come from Hegel’s </text:span>Encyclopedia Logic<text:span text:style-name="T21">. The first passage is one I selected myself:</text:span></text:p>
      <text:p text:style-name="P86"/>
      <text:p text:style-name="P58"><text:span text:style-name="T21">In general, from what has been said so far, the logical dimension is to be sought as a system of thought-determinations for which the opposition of the subjective and the objective (in its ordinary sense) falls away. This meaning of thinking and its determinations is expressed more directly by the ancients when they say that Nous governs the world—or when we say that reason exists in the world and mean by it reason is the soul of the world, residing in it, immanent in it as its ownmost, innermost nature, its universal.</text:span><text:span text:style-name="T21"><text:note text:id="ftn19" text:note-class="footnote"><text:note-citation>19</text:note-citation><text:note-body><text:p text:style-name="Footnote"><text:reference-mark-start text:name="ZOTERO_ITEM CSL_CITATION {&quot;citationID&quot;:&quot;yalr6BnD&quot;,&quot;properties&quot;:{&quot;formattedCitation&quot;:&quot;{\\rtf GWF Hegel, {\\i{}Encyclopedia of the Philosophical Sciences in Basic Outline (Part One: Science of Logic)} (Cambridge University Press, 2010) 58.}&quot;,&quot;plainCitation&quot;:&quot;GWF Hegel, Encyclopedia of the Philosophical Sciences in Basic Outline (Part One: Science of Logic) (Cambridge University Press, 2010) 58.&quot;},&quot;citationItems&quot;:[{&quot;id&quot;:248,&quot;uris&quot;:[&quot;http://zotero.org/users/2391293/items/DEF43XV5&quot;],&quot;uri&quot;:[&quot;http://zotero.org/users/2391293/items/DEF43XV5&quot;],&quot;itemData&quot;:{&quot;id&quot;:248,&quot;type&quot;:&quot;book&quot;,&quot;title&quot;:&quot;Encyclopedia of the Philosophical Sciences in Basic Outline (Part One: Science of Logic)&quot;,&quot;publisher&quot;:&quot;Cambridge University Press&quot;,&quot;publisher-place&quot;:&quot;Cambridge&quot;,&quot;event-place&quot;:&quot;Cambridge&quot;,&quot;author&quot;:[{&quot;family&quot;:&quot;Hegel&quot;,&quot;given&quot;:&quot;G. W. F.&quot;}],&quot;translator&quot;:[{&quot;family&quot;:&quot;Brinkmann&quot;,&quot;given&quot;:&quot;Klaus&quot;},{&quot;family&quot;:&quot;Dahlstrom&quot;,&quot;given&quot;:&quot;Daniel O.&quot;}],&quot;issued&quot;:{&quot;date-parts&quot;:[[&quot;2010&quot;]]}},&quot;locator&quot;:&quot;58&quot;}],&quot;schema&quot;:&quot;https://github.com/citation-style-language/schema/raw/master/csl-citation.json&quot;} RNDaW7Fn97l9N"/><text:span text:style-name="T49">GWF Hegel, </text:span><text:span text:style-name="T50">Encyclopedia of the Philosophical Sciences in Basic Outline (Part One: Science of Logic)</text:span><text:span text:style-name="T49"> (Cambridge University Press, 2010) 58.</text:span><text:reference-mark-end text:name="ZOTERO_ITEM CSL_CITATION {&quot;citationID&quot;:&quot;yalr6BnD&quot;,&quot;properties&quot;:{&quot;formattedCitation&quot;:&quot;{\\rtf GWF Hegel, {\\i{}Encyclopedia of the Philosophical Sciences in Basic Outline (Part One: Science of Logic)} (Cambridge University Press, 2010) 58.}&quot;,&quot;plainCitation&quot;:&quot;GWF Hegel, Encyclopedia of the Philosophical Sciences in Basic Outline (Part One: Science of Logic) (Cambridge University Press, 2010) 58.&quot;},&quot;citationItems&quot;:[{&quot;id&quot;:248,&quot;uris&quot;:[&quot;http://zotero.org/users/2391293/items/DEF43XV5&quot;],&quot;uri&quot;:[&quot;http://zotero.org/users/2391293/items/DEF43XV5&quot;],&quot;itemData&quot;:{&quot;id&quot;:248,&quot;type&quot;:&quot;book&quot;,&quot;title&quot;:&quot;Encyclopedia of the Philosophical Sciences in Basic Outline (Part One: Science of Logic)&quot;,&quot;publisher&quot;:&quot;Cambridge University Press&quot;,&quot;publisher-place&quot;:&quot;Cambridge&quot;,&quot;event-place&quot;:&quot;Cambridge&quot;,&quot;author&quot;:[{&quot;family&quot;:&quot;Hegel&quot;,&quot;given&quot;:&quot;G. W. F.&quot;}],&quot;translator&quot;:[{&quot;family&quot;:&quot;Brinkmann&quot;,&quot;given&quot;:&quot;Klaus&quot;},{&quot;family&quot;:&quot;Dahlstrom&quot;,&quot;given&quot;:&quot;Daniel O.&quot;}],&quot;issued&quot;:{&quot;date-parts&quot;:[[&quot;2010&quot;]]}},&quot;locator&quot;:&quot;58&quot;}],&quot;schema&quot;:&quot;https://github.com/citation-style-language/schema/raw/master/csl-citation.json&quot;} RNDaW7Fn97l9N"/></text:p></text:note-body></text:note></text:span></text:p>
      <text:p text:style-name="P34"/>
      <text:p text:style-name="P86">The second passage was provided by Stern:</text:p>
      <text:p text:style-name="P86"/>
      <text:p text:style-name="P58"><text:span text:style-name="T21">Just as thinking constitutes the substance of external things, so it is also the universal substance of what is spiritual</text:span><text:span text:style-name="T21"><text:note text:id="ftn20" text:note-class="footnote"><text:note-citation>20</text:note-citation><text:note-body><text:p text:style-name="Footnote">“<text:span text:style-name="T57">Spiritual” in Hegelianism means “pertaining to human normativity”, or “the normativity of human thought and action”.</text:span></text:p></text:note-body></text:note></text:span><text:span text:style-name="T21"> … If we regard thinking as what is genuinely universal in everything natural and everything spiritual, too, then it overgrasps all of them and is the foundation of them all.</text:span><text:span text:style-name="T21"><text:note text:id="ftn21" text:note-class="footnote"><text:note-citation>21</text:note-citation><text:note-body><text:p text:style-name="Footnote"><text:reference-mark-start text:name="ZOTERO_ITEM CSL_CITATION {&quot;citationID&quot;:&quot;ujngao5C&quot;,&quot;properties&quot;:{&quot;formattedCitation&quot;:&quot;{\\rtf GWF Hegel, {\\i{}The Encyclopedia Logic (Part One of the Encyclopedia of Philosophical Sciences)} (Hackett, 1991) 57.}&quot;,&quot;plainCitation&quot;:&quot;GWF Hegel, The Encyclopedia Logic (Part One of the Encyclopedia of Philosophical Sciences) (Hackett, 1991) 57.&quot;},&quot;citationItems&quot;:[{&quot;id&quot;:247,&quot;uris&quot;:[&quot;http://zotero.org/users/2391293/items/4KSRJ6U2&quot;],&quot;uri&quot;:[&quot;http://zotero.org/users/2391293/items/4KSRJ6U2&quot;],&quot;itemData&quot;:{&quot;id&quot;:247,&quot;type&quot;:&quot;book&quot;,&quot;title&quot;:&quot;The Encyclopedia Logic (Part One of the Encyclopedia of Philosophical Sciences)&quot;,&quot;publisher&quot;:&quot;Hackett&quot;,&quot;publisher-place&quot;:&quot;Indianapolis&quot;,&quot;event-place&quot;:&quot;Indianapolis&quot;,&quot;author&quot;:[{&quot;family&quot;:&quot;Hegel&quot;,&quot;given&quot;:&quot;G. W. F.&quot;}],&quot;translator&quot;:[{&quot;family&quot;:&quot;Geraets&quot;,&quot;given&quot;:&quot;T.F.&quot;},{&quot;family&quot;:&quot;Suchting&quot;,&quot;given&quot;:&quot;W. A.&quot;},{&quot;family&quot;:&quot;Harris&quot;,&quot;given&quot;:&quot;H. S.&quot;}],&quot;issued&quot;:{&quot;date-parts&quot;:[[&quot;1991&quot;]]}},&quot;locator&quot;:&quot;57&quot;}],&quot;schema&quot;:&quot;https://github.com/citation-style-language/schema/raw/master/csl-citation.json&quot;} RNDt64fAV5Q07"/><text:span text:style-name="T49">GWF Hegel, </text:span><text:span text:style-name="T50">The Encyclopedia Logic (Part One of the Encyclopedia of Philosophical Sciences)</text:span><text:span text:style-name="T49"> (Hackett, 1991) 57.</text:span><text:reference-mark-end text:name="ZOTERO_ITEM CSL_CITATION {&quot;citationID&quot;:&quot;ujngao5C&quot;,&quot;properties&quot;:{&quot;formattedCitation&quot;:&quot;{\\rtf GWF Hegel, {\\i{}The Encyclopedia Logic (Part One of the Encyclopedia of Philosophical Sciences)} (Hackett, 1991) 57.}&quot;,&quot;plainCitation&quot;:&quot;GWF Hegel, The Encyclopedia Logic (Part One of the Encyclopedia of Philosophical Sciences) (Hackett, 1991) 57.&quot;},&quot;citationItems&quot;:[{&quot;id&quot;:247,&quot;uris&quot;:[&quot;http://zotero.org/users/2391293/items/4KSRJ6U2&quot;],&quot;uri&quot;:[&quot;http://zotero.org/users/2391293/items/4KSRJ6U2&quot;],&quot;itemData&quot;:{&quot;id&quot;:247,&quot;type&quot;:&quot;book&quot;,&quot;title&quot;:&quot;The Encyclopedia Logic (Part One of the Encyclopedia of Philosophical Sciences)&quot;,&quot;publisher&quot;:&quot;Hackett&quot;,&quot;publisher-place&quot;:&quot;Indianapolis&quot;,&quot;event-place&quot;:&quot;Indianapolis&quot;,&quot;author&quot;:[{&quot;family&quot;:&quot;Hegel&quot;,&quot;given&quot;:&quot;G. W. F.&quot;}],&quot;translator&quot;:[{&quot;family&quot;:&quot;Geraets&quot;,&quot;given&quot;:&quot;T.F.&quot;},{&quot;family&quot;:&quot;Suchting&quot;,&quot;given&quot;:&quot;W. A.&quot;},{&quot;family&quot;:&quot;Harris&quot;,&quot;given&quot;:&quot;H. S.&quot;}],&quot;issued&quot;:{&quot;date-parts&quot;:[[&quot;1991&quot;]]}},&quot;locator&quot;:&quot;57&quot;}],&quot;schema&quot;:&quot;https://github.com/citation-style-language/schema/raw/master/csl-citation.json&quot;} RNDt64fAV5Q07"/></text:p></text:note-body></text:note></text:span></text:p>
      <text:p text:style-name="P34"/>
      <text:p text:style-name="P65"><text:span text:style-name="T40">2</text:span><text:tab/>Practical Self-Consciousness</text:p>
      <text:p text:style-name="P65"><text:soft-page-break/></text:p>
      <text:p text:style-name="P73">The theoretical consciousness at its most undeveloped phase conceived of the world as radically alien to the space of reasons, its familiar deployment of concepts. Practical self-consciousness is the opposite:</text:p>
      <text:p text:style-name="P73"/>
      <text:p text:style-name="P25">Whereas the object of theoretical consciousness is at its most primitive level (with only the absolute minimum of cognition having taken place needed to grasp anything in the subject-object-form at all) epistemically maximally alien to the subject, the object of practical <text:span text:style-name="T58">consciousness is at its most primitive level a “nullity”</text:span><text:span text:style-name="T58"><text:note text:id="ftn22" text:note-class="footnote"><text:note-citation>22</text:note-citation><text:note-body><text:p text:style-name="Footnote"><text:reference-mark-start text:name="ZOTERO_ITEM CSL_CITATION {&quot;citationID&quot;:&quot;Dwkcn21q&quot;,&quot;properties&quot;:{&quot;formattedCitation&quot;:&quot;Hegel, above n 9, 426.&quot;,&quot;plainCitation&quot;:&quot;Hegel, above n 9, 426.&quot;},&quot;citationItems&quot;:[{&quot;id&quot;:244,&quot;uris&quot;:[&quot;http://zotero.org/users/2391293/items/B7X3RKMD&quot;],&quot;uri&quot;:[&quot;http://zotero.org/users/2391293/items/B7X3RKMD&quot;],&quot;itemData&quot;:{&quot;id&quot;:244,&quot;type&quot;:&quot;book&quot;,&quot;title&quot;:&quot;Hegel's Philosophy of Subjective Spirit&quot;,&quot;volume&quot;:&quot;I&quot;,&quot;author&quot;:[{&quot;family&quot;:&quot;Hegel&quot;,&quot;given&quot;:&quot;G. W. F.&quot;}],&quot;translator&quot;:[{&quot;family&quot;:&quot;Petry&quot;,&quot;given&quot;:&quot;M. J.&quot;},{&quot;family&quot;:&quot;Dordrecht&quot;,&quot;given&quot;:&quot;Reidel&quot;}],&quot;issued&quot;:{&quot;date-parts&quot;:[[&quot;1978&quot;]],&quot;season&quot;:&quot;1979&quot;}},&quot;locator&quot;:&quot;426&quot;,&quot;label&quot;:&quot;paragraph&quot;}],&quot;schema&quot;:&quot;https://github.com/citation-style-language/schema/raw/master/csl-citation.json&quot;} RNDgR83SRBYmU"/>Hegel, above n 9, 426.<text:reference-mark-end text:name="ZOTERO_ITEM CSL_CITATION {&quot;citationID&quot;:&quot;Dwkcn21q&quot;,&quot;properties&quot;:{&quot;formattedCitation&quot;:&quot;Hegel, above n 9, 426.&quot;,&quot;plainCitation&quot;:&quot;Hegel, above n 9, 426.&quot;},&quot;citationItems&quot;:[{&quot;id&quot;:244,&quot;uris&quot;:[&quot;http://zotero.org/users/2391293/items/B7X3RKMD&quot;],&quot;uri&quot;:[&quot;http://zotero.org/users/2391293/items/B7X3RKMD&quot;],&quot;itemData&quot;:{&quot;id&quot;:244,&quot;type&quot;:&quot;book&quot;,&quot;title&quot;:&quot;Hegel's Philosophy of Subjective Spirit&quot;,&quot;volume&quot;:&quot;I&quot;,&quot;author&quot;:[{&quot;family&quot;:&quot;Hegel&quot;,&quot;given&quot;:&quot;G. W. F.&quot;}],&quot;translator&quot;:[{&quot;family&quot;:&quot;Petry&quot;,&quot;given&quot;:&quot;M. J.&quot;},{&quot;family&quot;:&quot;Dordrecht&quot;,&quot;given&quot;:&quot;Reidel&quot;}],&quot;issued&quot;:{&quot;date-parts&quot;:[[&quot;1978&quot;]],&quot;season&quot;:&quot;1979&quot;}},&quot;locator&quot;:&quot;426&quot;,&quot;label&quot;:&quot;paragraph&quot;}],&quot;schema&quot;:&quot;https://github.com/citation-style-language/schema/raw/master/csl-citation.json&quot;} RNDgR83SRBYmU"/></text:p></text:note-body></text:note></text:span><text:span text:style-name="T58"> to the subject in the sense of maximally lacking any independence or otherness.</text:span><text:span text:style-name="T58"><text:note text:id="ftn23" text:note-class="footnote"><text:note-citation>23</text:note-citation><text:note-body><text:p text:style-name="P127"><text:reference-mark-start text:name="ZOTERO_ITEM CSL_CITATION {&quot;citationID&quot;:&quot;TlIDNd9Q&quot;,&quot;properties&quot;:{&quot;formattedCitation&quot;:&quot;{\\rtf Ik\\uc0\\u228{}heimo, above n 2, 164.}&quot;,&quot;plainCitation&quot;:&quot;Ikäheimo, above n 2, 164.&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4&quot;}],&quot;schema&quot;:&quot;https://github.com/citation-style-language/schema/raw/master/csl-citation.json&quot;} RNDFvVC54Xowt"/>Ikäheimo, above n 2, 164.<text:reference-mark-end text:name="ZOTERO_ITEM CSL_CITATION {&quot;citationID&quot;:&quot;TlIDNd9Q&quot;,&quot;properties&quot;:{&quot;formattedCitation&quot;:&quot;{\\rtf Ik\\uc0\\u228{}heimo, above n 2, 164.}&quot;,&quot;plainCitation&quot;:&quot;Ikäheimo, above n 2, 164.&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4&quot;}],&quot;schema&quot;:&quot;https://github.com/citation-style-language/schema/raw/master/csl-citation.json&quot;} RNDFvVC54Xowt"/></text:p></text:note-body></text:note></text:span></text:p>
      <text:p text:style-name="P25"/>
      <text:p text:style-name="P74">Ikaheimo helps us understand the distinction between theoretical and practical consciousness and little better:</text:p>
      <text:p text:style-name="P74"/>
      <text:p text:style-name="P26">… whereas in theoretical consciousness there is initially <text:span text:style-name="T2">too much otherness of an too little finding oneself in objects</text:span>, in practical consciousness there is initially <text:span text:style-name="T2">too much finding oneself in and too little otherness in objects</text:span>. For the structure of self-consciousness <text:span text:style-name="T2">in otherness</text:span> to be actualised or fully unfolded <text:span text:style-name="T2">in the</text:span> <text:span text:style-name="T2">practical dimension</text:span>, the subject must view objects as being in accordance with its volition, yet <text:span text:style-name="T2">independent from </text:span>it.<text:note text:id="ftn24" text:note-class="footnote"><text:note-citation>24</text:note-citation><text:note-body><text:p text:style-name="Footnote"><text:reference-mark-start text:name="ZOTERO_ITEM CSL_CITATION {&quot;citationID&quot;:&quot;QNMGaVkY&quot;,&quot;properties&quot;:{&quot;formattedCitation&quot;:&quot;Ibid.&quot;,&quot;plainCitation&quot;:&quot;Ibid.&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4&quot;}],&quot;schema&quot;:&quot;https://github.com/citation-style-language/schema/raw/master/csl-citation.json&quot;} RND4SGJrCF3Vp"/>Ibid.<text:reference-mark-end text:name="ZOTERO_ITEM CSL_CITATION {&quot;citationID&quot;:&quot;QNMGaVkY&quot;,&quot;properties&quot;:{&quot;formattedCitation&quot;:&quot;Ibid.&quot;,&quot;plainCitation&quot;:&quot;Ibid.&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4&quot;}],&quot;schema&quot;:&quot;https://github.com/citation-style-language/schema/raw/master/csl-citation.json&quot;} RND4SGJrCF3Vp"/></text:p></text:note-body></text:note></text:p>
      <text:p text:style-name="P72"/>
      <text:p text:style-name="P87">The fundamental difference between the theoretical and practical sides to consciousness is that where theoretical consciousness presents the world according to a framework about what “is”, practical consciousness relates the conscious agent to the world according to what “ought” to, or what “should” be, according to the agent’s view. An example of this is Hegel’s concept of the most primitive form of practical consciousness, <text:span text:style-name="T2">desire </text:span>(<text:span text:style-name="T2">Begierde</text:span>)<text:span text:style-name="T2">.</text:span> Ikaheimo explains that Hegelian <text:span text:style-name="T2">desire</text:span> is a practical orientation to the world where the agent <text:span text:style-name="T60">only deals with object in terms of how they could satisfy “immediately felt bodily needs—a purely animal object-relation in which instinct points out certain objects in light of something like the significance of ‘must have/be’ (or ‘must avoid/not be’).</text:span> <text:note text:id="ftn25" text:note-class="footnote"><text:note-citation>25</text:note-citation><text:note-body><text:p text:style-name="P127"><text:reference-mark-start text:name="ZOTERO_ITEM CSL_CITATION {&quot;citationID&quot;:&quot;FxTWapQL&quot;,&quot;properties&quot;:{&quot;formattedCitation&quot;:&quot;{\\rtf Ibid 163; Hegel, above n 9, 426\\uc0\\u8211{}429.}&quot;,&quot;plainCitation&quot;:&quot;Ibid 163; Hegel, above n 9, 426–429.&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3&quot;},{&quot;id&quot;:244,&quot;uris&quot;:[&quot;http://zotero.org/users/2391293/items/B7X3RKMD&quot;],&quot;uri&quot;:[&quot;http://zotero.org/users/2391293/items/B7X3RKMD&quot;],&quot;itemData&quot;:{&quot;id&quot;:244,&quot;type&quot;:&quot;book&quot;,&quot;title&quot;:&quot;Hegel's Philosophy of Subjective Spirit&quot;,&quot;volume&quot;:&quot;I&quot;,&quot;author&quot;:[{&quot;family&quot;:&quot;Hegel&quot;,&quot;given&quot;:&quot;G. W. F.&quot;}],&quot;translator&quot;:[{&quot;family&quot;:&quot;Petry&quot;,&quot;given&quot;:&quot;M. J.&quot;},{&quot;family&quot;:&quot;Dordrecht&quot;,&quot;given&quot;:&quot;Reidel&quot;}],&quot;issued&quot;:{&quot;date-parts&quot;:[[&quot;1978&quot;]],&quot;season&quot;:&quot;1979&quot;}},&quot;locator&quot;:&quot;426-429&quot;,&quot;label&quot;:&quot;paragraph&quot;}],&quot;schema&quot;:&quot;https://github.com/citation-style-language/schema/raw/master/csl-citation.json&quot;} RNDdfcxrCk4rx"/>Ibid 163; Hegel, above n 9, 426–429.<text:reference-mark-end text:name="ZOTERO_ITEM CSL_CITATION {&quot;citationID&quot;:&quot;FxTWapQL&quot;,&quot;properties&quot;:{&quot;formattedCitation&quot;:&quot;{\\rtf Ibid 163; Hegel, above n 9, 426\\uc0\\u8211{}429.}&quot;,&quot;plainCitation&quot;:&quot;Ibid 163; Hegel, above n 9, 426–429.&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3&quot;},{&quot;id&quot;:244,&quot;uris&quot;:[&quot;http://zotero.org/users/2391293/items/B7X3RKMD&quot;],&quot;uri&quot;:[&quot;http://zotero.org/users/2391293/items/B7X3RKMD&quot;],&quot;itemData&quot;:{&quot;id&quot;:244,&quot;type&quot;:&quot;book&quot;,&quot;title&quot;:&quot;Hegel's Philosophy of Subjective Spirit&quot;,&quot;volume&quot;:&quot;I&quot;,&quot;author&quot;:[{&quot;family&quot;:&quot;Hegel&quot;,&quot;given&quot;:&quot;G. W. F.&quot;}],&quot;translator&quot;:[{&quot;family&quot;:&quot;Petry&quot;,&quot;given&quot;:&quot;M. J.&quot;},{&quot;family&quot;:&quot;Dordrecht&quot;,&quot;given&quot;:&quot;Reidel&quot;}],&quot;issued&quot;:{&quot;date-parts&quot;:[[&quot;1978&quot;]],&quot;season&quot;:&quot;1979&quot;}},&quot;locator&quot;:&quot;426-429&quot;,&quot;label&quot;:&quot;paragraph&quot;}],&quot;schema&quot;:&quot;https://github.com/citation-style-language/schema/raw/master/csl-citation.json&quot;} RNDdfcxrCk4rx"/></text:p></text:note-body></text:note></text:p>
      <text:p text:style-name="P87"/>
      <text:p text:style-name="P88"><text:span text:style-name="T62">C</text:span><text:tab/><text:span text:style-name="T2">Interpersonal Recognition</text:span></text:p>
      <text:p text:style-name="P87"/>
      <text:p text:style-name="P87">Theoretical and practical (self-) consciousness are two sides of the same dialectical development of the space of reasons, according to Hegel. They develop together <text:span text:style-name="T2">logically</text:span>, but not necessarily <text:span text:style-name="T2">temporally</text:span>. Conscious beings—and Hegel has in mind here humans—can develop the theoretical and practical sides to their intentionality <text:span text:style-name="T60">at different relative rates, and reach different absolute stages of maturity at any particular time. It is important to point out that Hegel holds that these two sides to having a mind, although they can develop differently and separately, </text:span><text:span text:style-name="T14">must develop together</text:span><text:span text:style-name="T60">. They are </text:span><text:span text:style-name="T14">both </text:span><text:span text:style-name="T60">necessary in order to concretise </text:span><text:span text:style-name="T14">freedom </text:span><text:span text:style-name="T60">(or ‘absolute negation’):</text:span></text:p>
      <text:p text:style-name="P87"/>
      <text:p text:style-name="P35">… <text:span text:style-name="T60">the actualisation of the essential structure of intentionality must happen </text:span><text:span text:style-name="T14">both</text:span><text:span text:style-name="T60"> in the theoretical </text:span><text:span text:style-name="T14">and</text:span><text:span text:style-name="T60"> in the practical dimension for it to happen at all: theoretical and practical </text:span><text:span text:style-name="T14">cultivation</text:span><text:span text:style-name="T60"> are interrelated aspects of the actualisation of the essence of conscious-being, which is a form of concrete freedom in the sense of being determined by otherness with which one is ‘reconciled’ in the sense of </text:span><text:span text:style-name="T15">both knowing it and willing it</text:span><text:span text:style-name="T61">.</text:span><text:span text:style-name="T61"><text:note text:id="ftn26" text:note-class="footnote"><text:note-citation>26</text:note-citation><text:note-body><text:p text:style-name="P127"><text:reference-mark-start text:name="ZOTERO_ITEM CSL_CITATION {&quot;citationID&quot;:&quot;abQpkKfQ&quot;,&quot;properties&quot;:{&quot;formattedCitation&quot;:&quot;{\\rtf Ik\\uc0\\u228{}heimo, above n 2, 164.}&quot;,&quot;plainCitation&quot;:&quot;Ikäheimo, above n 2, 164.&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4&quot;}],&quot;schema&quot;:&quot;https://github.com/citation-style-language/schema/raw/master/csl-citation.json&quot;} RNDOq3yGwq1M2"/>Ikäheimo, above n 2, 164.<text:reference-mark-end text:name="ZOTERO_ITEM CSL_CITATION {&quot;citationID&quot;:&quot;abQpkKfQ&quot;,&quot;properties&quot;:{&quot;formattedCitation&quot;:&quot;{\\rtf Ik\\uc0\\u228{}heimo, above n 2, 164.}&quot;,&quot;plainCitation&quot;:&quot;Ikäheimo, above n 2, 164.&quot;},&quot;citationItems&quot;:[{&quot;id&quot;:40,&quot;uris&quot;:[&quot;http://zotero.org/users/2391293/items/7SND7HWS&quot;],&quot;uri&quot;:[&quot;http://zotero.org/users/2391293/items/7SND7HWS&quot;],&quot;itemData&quot;:{&quot;id&quot;:40,&quot;type&quot;:&quot;chapter&quot;,&quot;title&quot;:&quot;Holism and normative essentialism in Hegel's social ontology&quot;,&quot;container-title&quot;:&quot;Recognition and Social Ontology&quot;,&quot;page&quot;:&quot;145-209&quot;,&quot;source&quot;:&quot;Google Scholar&quot;,&quot;author&quot;:[{&quot;family&quot;:&quot;Ikäheimo&quot;,&quot;given&quot;:&quot;Heikki&quot;}],&quot;editor&quot;:[{&quot;family&quot;:&quot;Ikäheimo&quot;,&quot;given&quot;:&quot;Heikki&quot;},{&quot;family&quot;:&quot;Laitinen&quot;,&quot;given&quot;:&quot;Arto&quot;}],&quot;issued&quot;:{&quot;date-parts&quot;:[[&quot;2011&quot;]]},&quot;accessed&quot;:{&quot;date-parts&quot;:[[&quot;2015&quot;,10,22]]}},&quot;locator&quot;:&quot;164&quot;}],&quot;schema&quot;:&quot;https://github.com/citation-style-language/schema/raw/master/csl-citation.json&quot;} RNDOq3yGwq1M2"/></text:p></text:note-body></text:note></text:span></text:p>
      <text:p text:style-name="P35"/>
      <text:p text:style-name="P89">Interpersonal recognition, or ‘intersubjective’ recognition is the perfection of the mutual dialectical development of theoretical and practical consciousness. For the purpose of this thesis, it suffices to <text:soft-page-break/>outline this third most concrete development of absolute negation as just this. We are not immediately interested in a ‘perfected’ space of concepts, and therefore space of nature. The purpose of this part of this chapter was to link Hegel’s philosophy of mind in with McDowell’s. By using Hegel to take off where McDowell left us at the end of Chapter 1 with his epistemological argument, we have broadened our account of the space of reasons inhabiting the space of nature.</text:p>
      <text:p text:style-name="P89"/>
      <text:p text:style-name="P89">McDowell was merely content to show us that the perfected space of nature contained the space of reasons, and showed us that an imperfectly conceived faculty of receptivity would lead to a vicious antimony. Hegel goes further and shows us <text:span text:style-name="T2">how it is possible to move beyond that antinomy immanently.</text:span> Hegel reveals that the oscillation between the Myth of the Given, and the trap of coherentism is <text:span text:style-name="T2">one step</text:span> towards conceiving the content of the world as normative, conceptual.</text:p>
      <text:p text:style-name="P72"/>
      <text:p text:style-name="P124"><text:s/>III<text:tab/>Hegel’s Philosophy of Nature</text:p>
      <text:p text:style-name="P72"/>
      <text:p text:style-name="P90">The above was an outline of some of the stages of Hegel’s philosophy of mind. Hegel contributes to McDowell’s epistemological argument by showing that the mind develops in <text:span text:style-name="T2">stages</text:span> through history, according to unfolding logical categories. The above discussion was located very squarely in the space of reasons “end” of the continuum within the space of concepts, and was an example of how Hegel’s dialectics works. Happily, Hegel explains how his fundamental principle of absolute negation applies to <text:span text:style-name="T2">every part</text:span> of the continuum between the realm of law and space of reasons within the space of concepts. Hegel deals with how the realm of natural scientific intelligibility is dialectically structured in his <text:span text:style-name="T2">Philosophy of Nature</text:span>, the second part of his <text:span text:style-name="T2">Encyclopaedia of the Philosophical Sciences, </text:span>his mature system. <text:span text:style-name="T63">It turns out, however, that the dialectical structure of Hegel’s philosophy of mind mirrors the dialectical structure of his </text:span><text:span text:style-name="T16">Philosophy of Nature</text:span><text:span text:style-name="T63">, so performing the complex exegesis we did above will bear directly on the dialectical structure of Hegel’s </text:span><text:span text:style-name="T16">Philosophy of Nature</text:span><text:span text:style-name="T63">.</text:span></text:p>
      <text:p text:style-name="P90"/>
      <text:p text:style-name="P91">Our discussion of the unfolding of absolute negation into more and more concrete and therefore satisfactory actualisations will be lifted directly from Alison Stone’s rigorous study of the text <text:span text:style-name="T2">Petrified Intelligence: Nature in Hegel’s Philosophy</text:span>.<text:note text:id="ftn27" text:note-class="footnote"><text:note-citation>27</text:note-citation><text:note-body><text:p text:style-name="Footnote"><text:reference-mark-start text:name="ZOTERO_ITEM CSL_CITATION {&quot;citationID&quot;:&quot;qGvncj05&quot;,&quot;properties&quot;:{&quot;formattedCitation&quot;:&quot;{\\rtf Alison Stone, {\\i{}Petrified Intelligence: Nature in Hegel\\uc0\\u8217{}s Philosophy} (SUNY Press, 2005) 29\\uc0\\u8211{}55.}&quot;,&quot;plainCitation&quot;:&quot;Alison Stone, Petrified Intelligence: Nature in Hegel’s Philosophy (SUNY Press, 2005) 29–55.&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29-55&quot;}],&quot;schema&quot;:&quot;https://github.com/citation-style-language/schema/raw/master/csl-citation.json&quot;} RNDuDC5WTSu5P"/><text:span text:style-name="T49">Alison Stone, </text:span><text:span text:style-name="T50">Petrified Intelligence: Nature in Hegel’s Philosophy</text:span><text:span text:style-name="T49"> (SUNY Press, 2005) 29–55.</text:span><text:reference-mark-end text:name="ZOTERO_ITEM CSL_CITATION {&quot;citationID&quot;:&quot;qGvncj05&quot;,&quot;properties&quot;:{&quot;formattedCitation&quot;:&quot;{\\rtf Alison Stone, {\\i{}Petrified Intelligence: Nature in Hegel\\uc0\\u8217{}s Philosophy} (SUNY Press, 2005) 29\\uc0\\u8211{}55.}&quot;,&quot;plainCitation&quot;:&quot;Alison Stone, Petrified Intelligence: Nature in Hegel’s Philosophy (SUNY Press, 2005) 29–55.&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29-55&quot;}],&quot;schema&quot;:&quot;https://github.com/citation-style-language/schema/raw/master/csl-citation.json&quot;} RNDuDC5WTSu5P"/></text:p></text:note-body></text:note></text:p>
      <text:p text:style-name="P72"/>
      <text:p text:style-name="P92">A<text:tab/><text:span text:style-name="T2">Broad Summary</text:span></text:p>
      <text:p text:style-name="P66"/>
      <text:p text:style-name="P91">It is possible to give a simple summary of the movement of Hegel’s <text:span text:style-name="T2">Philosophy of Nature</text:span>. <text:span text:style-name="T64">Giving a summary of the discussion we are about to make will help keep the complex structure of Hegel’s argument clearly in mind as we move through it. Stone writes that,</text:span></text:p>
      <text:p text:style-name="P91"/>
      <text:p text:style-name="P36">Hegel offers an unusual and ambitious reinterpretation of nature as the scene of a gradual progression from an original opposition between its two constituent elements, matter and thought, to their eventual unification. At first, nature contains matter without any conceptual dimension, yet this matter proves, ironically, to be conceptual just <text:span text:style-name="T2">in</text:span> its materiality. Units of matter attempt to overcome this problem by individuating themselves, in the process transforming themselves into bodies which unify and organise their material parts, yet which <text:s/>at first still permeate those parts only incompletely. The <text:span text:style-name="T2">Philosophy of Nature</text:span> concludes with bodies becoming organisms that thoroughly pervade and reveal themselves within their material parts or members. Matter no longer subsists in independent antagonism to the conceptual; instead, matter has become completely structured and organised by thought.<text:note text:id="ftn28" text:note-class="footnote"><text:note-citation>28</text:note-citation><text:note-body><text:p text:style-name="Footnote"><text:reference-mark-start text:name="ZOTERO_ITEM CSL_CITATION {&quot;citationID&quot;:&quot;eWcX7YJu&quot;,&quot;properties&quot;:{&quot;formattedCitation&quot;:&quot;Ibid 52.&quot;,&quot;plainCitation&quot;:&quot;Ibid 52.&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52&quot;}],&quot;schema&quot;:&quot;https://github.com/citation-style-language/schema/raw/master/csl-citation.json&quot;} RND5nrAGgL8QS"/>Ibid 52.<text:reference-mark-end text:name="ZOTERO_ITEM CSL_CITATION {&quot;citationID&quot;:&quot;eWcX7YJu&quot;,&quot;properties&quot;:{&quot;formattedCitation&quot;:&quot;Ibid 52.&quot;,&quot;plainCitation&quot;:&quot;Ibid 52.&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52&quot;}],&quot;schema&quot;:&quot;https://github.com/citation-style-language/schema/raw/master/csl-citation.json&quot;} RND5nrAGgL8QS"/></text:p></text:note-body></text:note></text:p>
      <text:p text:style-name="P36"/>
      <text:p text:style-name="P94">B<text:tab/>‘<text:span text:style-name="T2">Consciousness’ and Nature</text:span></text:p>
      <text:p text:style-name="P67"/>
      <text:p text:style-name="P93"><text:soft-page-break/>Stone astutely identifies that the structure of the dialectic of Consciousness in Hegel’s mature <text:span text:style-name="T2">Philosophy of Mind</text:span> closely mirrors that of the <text:span text:style-name="T2">Philosophy of Nature</text:span>. Above, we discussed the dialectic of Self-Consciousness, which is the process of development that conscious-being assumes after having passed through mere Consciousness. As Stone points out, “[the] <text:span text:style-name="T2">telos</text:span> of consciousness is … <text:span text:style-name="T2">self-</text:span>consciousness, for which ‘my object is no longer an other, but myself’”.<text:note text:id="ftn29" text:note-class="footnote"><text:note-citation>29</text:note-citation><text:note-body><text:p text:style-name="Footnote"><text:reference-mark-start text:name="ZOTERO_ITEM CSL_CITATION {&quot;citationID&quot;:&quot;fbBJoUTQ&quot;,&quot;properties&quot;:{&quot;formattedCitation&quot;:&quot;Hegel, above n 9, 293; Stone, above n 27, 35.&quot;,&quot;plainCitation&quot;:&quot;Hegel, above n 9, 293; Stone, above n 27, 35.&quot;},&quot;citationItems&quot;:[{&quot;id&quot;:244,&quot;uris&quot;:[&quot;http://zotero.org/users/2391293/items/B7X3RKMD&quot;],&quot;uri&quot;:[&quot;http://zotero.org/users/2391293/items/B7X3RKMD&quot;],&quot;itemData&quot;:{&quot;id&quot;:244,&quot;type&quot;:&quot;book&quot;,&quot;title&quot;:&quot;Hegel's Philosophy of Subjective Spirit&quot;,&quot;volume&quot;:&quot;I&quot;,&quot;author&quot;:[{&quot;family&quot;:&quot;Hegel&quot;,&quot;given&quot;:&quot;G. W. F.&quot;}],&quot;translator&quot;:[{&quot;family&quot;:&quot;Petry&quot;,&quot;given&quot;:&quot;M. J.&quot;},{&quot;family&quot;:&quot;Dordrecht&quot;,&quot;given&quot;:&quot;Reidel&quot;}],&quot;issued&quot;:{&quot;date-parts&quot;:[[&quot;1978&quot;]],&quot;season&quot;:&quot;1979&quot;}},&quot;locator&quot;:&quot;293&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35&quot;}],&quot;schema&quot;:&quot;https://github.com/citation-style-language/schema/raw/master/csl-citation.json&quot;} RNDTTualuDWdD"/>Hegel, above n 9, 293; Stone, above n 27, 35.<text:reference-mark-end text:name="ZOTERO_ITEM CSL_CITATION {&quot;citationID&quot;:&quot;fbBJoUTQ&quot;,&quot;properties&quot;:{&quot;formattedCitation&quot;:&quot;Hegel, above n 9, 293; Stone, above n 27, 35.&quot;,&quot;plainCitation&quot;:&quot;Hegel, above n 9, 293; Stone, above n 27, 35.&quot;},&quot;citationItems&quot;:[{&quot;id&quot;:244,&quot;uris&quot;:[&quot;http://zotero.org/users/2391293/items/B7X3RKMD&quot;],&quot;uri&quot;:[&quot;http://zotero.org/users/2391293/items/B7X3RKMD&quot;],&quot;itemData&quot;:{&quot;id&quot;:244,&quot;type&quot;:&quot;book&quot;,&quot;title&quot;:&quot;Hegel's Philosophy of Subjective Spirit&quot;,&quot;volume&quot;:&quot;I&quot;,&quot;author&quot;:[{&quot;family&quot;:&quot;Hegel&quot;,&quot;given&quot;:&quot;G. W. F.&quot;}],&quot;translator&quot;:[{&quot;family&quot;:&quot;Petry&quot;,&quot;given&quot;:&quot;M. J.&quot;},{&quot;family&quot;:&quot;Dordrecht&quot;,&quot;given&quot;:&quot;Reidel&quot;}],&quot;issued&quot;:{&quot;date-parts&quot;:[[&quot;1978&quot;]],&quot;season&quot;:&quot;1979&quot;}},&quot;locator&quot;:&quot;293&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35&quot;}],&quot;schema&quot;:&quot;https://github.com/citation-style-language/schema/raw/master/csl-citation.json&quot;} RNDTTualuDWdD"/></text:p></text:note-body></text:note></text:p>
      <text:p text:style-name="P93"/>
      <text:p text:style-name="P93">The very primitive stages of Consciousness are very similar to the primitive stages of theoretical Self-Consciousness, with an added contradiction. As the <text:span text:style-name="T2">Ich</text:span>, or the primitive mind directs itself towards the world, its object as being not just radically alien, but structured <text:span text:style-name="T17">completely outside the space of reasons</text:span><text:span text:style-name="T65">. Stone characterises this crisis as that consciousness confronts a material world that is fundamentally non-conceptual, outside the space of concepts. For our purpose we can take this to mean just </text:span><text:span text:style-name="T17">outside the space of reasons</text:span><text:span text:style-name="T65">, because we are working in the context of McDowell’s epistemological and metaphysical argument. As we have seen, T. H. Ho provides an innovative solution to the structuring of the realm of law, which we have admitted is </text:span><text:span text:style-name="T17">conceptual</text:span><text:span text:style-name="T65">, but </text:span><text:span text:style-name="T17">lacking meaning. </text:span><text:span text:style-name="T65">It is </text:span><text:span text:style-name="T17">disenchanted</text:span><text:span text:style-name="T65">.</text:span></text:p>
      <text:p text:style-name="P93"/>
      <text:p text:style-name="P95">Stone provides some useful short passages from Hegel to show how primitive Consciousness engages with the world, and actually provides some insight into what causes some philosophers to give in to the Myth of the Given:</text:p>
      <text:p text:style-name="P95"/>
      <text:p text:style-name="P37">… the subject thinks about the material corporeality which is inherently unsuitable for expressing it, conceiving of that materiality as an antithetical, external, realm. Yet on the other hand, Hegel claims: “The immediate implication of the other’s being posited as independent, is that the other is also posited as ideal [<text:span text:style-name="T2">ideell</text:span>], it is ideal for and in the I, which is the subject”.<text:note text:id="ftn30" text:note-class="footnote"><text:note-citation>30</text:note-citation><text:note-body><text:p text:style-name="Footnote"><text:reference-mark-start text:name="ZOTERO_ITEM CSL_CITATION {&quot;citationID&quot;:&quot;RCzRb9hx&quot;,&quot;properties&quot;:{&quot;formattedCitation&quot;:&quot;Hegel, above n 9, 271.&quot;,&quot;plainCitation&quot;:&quot;Hegel, above n 9, 271.&quot;},&quot;citationItems&quot;:[{&quot;id&quot;:244,&quot;uris&quot;:[&quot;http://zotero.org/users/2391293/items/B7X3RKMD&quot;],&quot;uri&quot;:[&quot;http://zotero.org/users/2391293/items/B7X3RKMD&quot;],&quot;itemData&quot;:{&quot;id&quot;:244,&quot;type&quot;:&quot;book&quot;,&quot;title&quot;:&quot;Hegel's Philosophy of Subjective Spirit&quot;,&quot;volume&quot;:&quot;I&quot;,&quot;author&quot;:[{&quot;family&quot;:&quot;Hegel&quot;,&quot;given&quot;:&quot;G. W. F.&quot;}],&quot;translator&quot;:[{&quot;family&quot;:&quot;Petry&quot;,&quot;given&quot;:&quot;M. J.&quot;},{&quot;family&quot;:&quot;Dordrecht&quot;,&quot;given&quot;:&quot;Reidel&quot;}],&quot;issued&quot;:{&quot;date-parts&quot;:[[&quot;1978&quot;]],&quot;season&quot;:&quot;1979&quot;}},&quot;locator&quot;:&quot;271&quot;}],&quot;schema&quot;:&quot;https://github.com/citation-style-language/schema/raw/master/csl-citation.json&quot;} RNDRG58o4nat3"/>Hegel, above n 9, 271.<text:reference-mark-end text:name="ZOTERO_ITEM CSL_CITATION {&quot;citationID&quot;:&quot;RCzRb9hx&quot;,&quot;properties&quot;:{&quot;formattedCitation&quot;:&quot;Hegel, above n 9, 271.&quot;,&quot;plainCitation&quot;:&quot;Hegel, above n 9, 271.&quot;},&quot;citationItems&quot;:[{&quot;id&quot;:244,&quot;uris&quot;:[&quot;http://zotero.org/users/2391293/items/B7X3RKMD&quot;],&quot;uri&quot;:[&quot;http://zotero.org/users/2391293/items/B7X3RKMD&quot;],&quot;itemData&quot;:{&quot;id&quot;:244,&quot;type&quot;:&quot;book&quot;,&quot;title&quot;:&quot;Hegel's Philosophy of Subjective Spirit&quot;,&quot;volume&quot;:&quot;I&quot;,&quot;author&quot;:[{&quot;family&quot;:&quot;Hegel&quot;,&quot;given&quot;:&quot;G. W. F.&quot;}],&quot;translator&quot;:[{&quot;family&quot;:&quot;Petry&quot;,&quot;given&quot;:&quot;M. J.&quot;},{&quot;family&quot;:&quot;Dordrecht&quot;,&quot;given&quot;:&quot;Reidel&quot;}],&quot;issued&quot;:{&quot;date-parts&quot;:[[&quot;1978&quot;]],&quot;season&quot;:&quot;1979&quot;}},&quot;locator&quot;:&quot;271&quot;}],&quot;schema&quot;:&quot;https://github.com/citation-style-language/schema/raw/master/csl-citation.json&quot;} RNDRG58o4nat3"/></text:p></text:note-body></text:note> He restates the problem: “Consciousness is both, we have a world outside us, it is firmly for itself, and at the same time, insofar as I am consciousness, I know of this object [<text:span text:style-name="T2">Gegenstand</text:span>], it is posited as of an ideal nature, it is therefore not independent by sublated”.<text:note text:id="ftn31" text:note-class="footnote"><text:note-citation>31</text:note-citation><text:note-body><text:p text:style-name="Footnote"><text:reference-mark-start text:name="ZOTERO_ITEM CSL_CITATION {&quot;citationID&quot;:&quot;9DWQQiGj&quot;,&quot;properties&quot;:{&quot;formattedCitation&quot;:&quot;Stone, above n 27, 35; Hegel, above n 9, 275.&quot;,&quot;plainCitation&quot;:&quot;Stone, above n 27, 35; Hegel, above n 9, 275.&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35&quot;},{&quot;id&quot;:244,&quot;uris&quot;:[&quot;http://zotero.org/users/2391293/items/B7X3RKMD&quot;],&quot;uri&quot;:[&quot;http://zotero.org/users/2391293/items/B7X3RKMD&quot;],&quot;itemData&quot;:{&quot;id&quot;:244,&quot;type&quot;:&quot;book&quot;,&quot;title&quot;:&quot;Hegel's Philosophy of Subjective Spirit&quot;,&quot;volume&quot;:&quot;I&quot;,&quot;author&quot;:[{&quot;family&quot;:&quot;Hegel&quot;,&quot;given&quot;:&quot;G. W. F.&quot;}],&quot;translator&quot;:[{&quot;family&quot;:&quot;Petry&quot;,&quot;given&quot;:&quot;M. J.&quot;},{&quot;family&quot;:&quot;Dordrecht&quot;,&quot;given&quot;:&quot;Reidel&quot;}],&quot;issued&quot;:{&quot;date-parts&quot;:[[&quot;1978&quot;]],&quot;season&quot;:&quot;1979&quot;}},&quot;locator&quot;:&quot;275&quot;}],&quot;schema&quot;:&quot;https://github.com/citation-style-language/schema/raw/master/csl-citation.json&quot;} RNDPoaGWamoIT"/>Stone, above n 27, 35; Hegel, above n 9, 275.<text:reference-mark-end text:name="ZOTERO_ITEM CSL_CITATION {&quot;citationID&quot;:&quot;9DWQQiGj&quot;,&quot;properties&quot;:{&quot;formattedCitation&quot;:&quot;Stone, above n 27, 35; Hegel, above n 9, 275.&quot;,&quot;plainCitation&quot;:&quot;Stone, above n 27, 35; Hegel, above n 9, 275.&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35&quot;},{&quot;id&quot;:244,&quot;uris&quot;:[&quot;http://zotero.org/users/2391293/items/B7X3RKMD&quot;],&quot;uri&quot;:[&quot;http://zotero.org/users/2391293/items/B7X3RKMD&quot;],&quot;itemData&quot;:{&quot;id&quot;:244,&quot;type&quot;:&quot;book&quot;,&quot;title&quot;:&quot;Hegel's Philosophy of Subjective Spirit&quot;,&quot;volume&quot;:&quot;I&quot;,&quot;author&quot;:[{&quot;family&quot;:&quot;Hegel&quot;,&quot;given&quot;:&quot;G. W. F.&quot;}],&quot;translator&quot;:[{&quot;family&quot;:&quot;Petry&quot;,&quot;given&quot;:&quot;M. J.&quot;},{&quot;family&quot;:&quot;Dordrecht&quot;,&quot;given&quot;:&quot;Reidel&quot;}],&quot;issued&quot;:{&quot;date-parts&quot;:[[&quot;1978&quot;]],&quot;season&quot;:&quot;1979&quot;}},&quot;locator&quot;:&quot;275&quot;}],&quot;schema&quot;:&quot;https://github.com/citation-style-language/schema/raw/master/csl-citation.json&quot;} RNDPoaGWamoIT"/></text:p></text:note-body></text:note></text:p>
      <text:p text:style-name="P72"/>
      <text:p text:style-name="P95">Stone reveals the dialectic that is inherent in this contradiction between primitive consciousness and the world:</text:p>
      <text:p text:style-name="P95"/>
      <text:p text:style-name="P37">Hegel’s point is that the subject thinks of materiality as having a character quite antithetical to it; but, just in conceiving of materiality, the subject presupposes that materiality is intelligible to it and so has, at least in part, the same rational intelligibility that characterises the subject. There is a contradiction between <text:span text:style-name="T66">(1) the content of the subject’s conception of material reality, as wholly opposed to it in character, and (2) the fact that this conception inherently presupposes that material reality is intelligible and therefore, not wholly antithetical to the subject in character. Hegel thinks that, ultimately, the subject must remove this contradiction by straightforwardly viewing materiality as intelligibly structured, and, in this respect, as resembling the subject.</text:span><text:span text:style-name="T66"><text:note text:id="ftn32" text:note-class="footnote"><text:note-citation>32</text:note-citation><text:note-body><text:p text:style-name="Footnote"><text:reference-mark-start text:name="ZOTERO_ITEM CSL_CITATION {&quot;citationID&quot;:&quot;qs6W2dBw&quot;,&quot;properties&quot;:{&quot;formattedCitation&quot;:&quot;Stone, above n 27, 35.&quot;,&quot;plainCitation&quot;:&quot;Stone, above n 27, 35.&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35&quot;}],&quot;schema&quot;:&quot;https://github.com/citation-style-language/schema/raw/master/csl-citation.json&quot;} RNDguJWb3Fluq"/>Stone, above n 27, 35.<text:reference-mark-end text:name="ZOTERO_ITEM CSL_CITATION {&quot;citationID&quot;:&quot;qs6W2dBw&quot;,&quot;properties&quot;:{&quot;formattedCitation&quot;:&quot;Stone, above n 27, 35.&quot;,&quot;plainCitation&quot;:&quot;Stone, above n 27, 35.&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35&quot;}],&quot;schema&quot;:&quot;https://github.com/citation-style-language/schema/raw/master/csl-citation.json&quot;} RNDguJWb3Fluq"/></text:p></text:note-body></text:note></text:span></text:p>
      <text:p text:style-name="P37"/>
      <text:p text:style-name="P97">As an aside, <text:span text:style-name="T67">while McDowell plays up the Kantian origins of the first part of his system, </text:span>this passage reconfirms that McDowell’s epistemological argument is fundamentally derived from Hegel. McDowell performs the exact same dialectical negation-of-the-negation to the estrangement of the mind from the world encountered in the Myth of the Given, and the trap of coherentism. <text:span text:style-name="T67">At the end of Consciousness, and the end of the epistemological argument, the world is revealed to be fundamentally conceptually structured. Both Hegel and McDowell are conceptual realists. </text:span></text:p>
      <text:p text:style-name="P97"><text:soft-page-break/></text:p>
      <text:p text:style-name="P97">In any case, Stone reveals that this dialectic through which Consciousness goes is structurally identical to the dialectic of the <text:span text:style-name="T2">Philosophy of Nature</text:span>:</text:p>
      <text:p text:style-name="P96"/>
      <text:p text:style-name="P38">The basic contradiction in consciousness is between the supposedly complete nonrationality<text:note text:id="ftn33" text:note-class="footnote"><text:note-citation>33</text:note-citation><text:note-body><text:p text:style-name="P128">Read: “non-meaningful”.</text:p></text:note-body></text:note> of matter and its implicit intelligibility. Analogously, an initial contradiction obtains in nature between its pure materiality and the fact that this pure materiality is, in some sense, already conceptual. Admittedly, a crucial disparity between consciousness and nature is that consciousness suffers from a contradiction within its <text:span text:style-name="T2">conception</text:span> of matter, whereas in nature the contradiction holds within actual, objectively existing matter. This does not prevent the initial contradictions, and the ensuing developmental courses, of consciousness and nature from being structured in a fundamentally identical way.<text:note text:id="ftn34" text:note-class="footnote"><text:note-citation>34</text:note-citation><text:note-body><text:p text:style-name="Footnote"><text:reference-mark-start text:name="ZOTERO_ITEM CSL_CITATION {&quot;citationID&quot;:&quot;rAvRaAxf&quot;,&quot;properties&quot;:{&quot;formattedCitation&quot;:&quot;Stone, above n 27, 35.&quot;,&quot;plainCitation&quot;:&quot;Stone, above n 27, 35.&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35&quot;}],&quot;schema&quot;:&quot;https://github.com/citation-style-language/schema/raw/master/csl-citation.json&quot;} RNDBmM8VpJBBR"/>Stone, above n 27, 35.<text:reference-mark-end text:name="ZOTERO_ITEM CSL_CITATION {&quot;citationID&quot;:&quot;rAvRaAxf&quot;,&quot;properties&quot;:{&quot;formattedCitation&quot;:&quot;Stone, above n 27, 35.&quot;,&quot;plainCitation&quot;:&quot;Stone, above n 27, 35.&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35&quot;}],&quot;schema&quot;:&quot;https://github.com/citation-style-language/schema/raw/master/csl-citation.json&quot;} RNDBmM8VpJBBR"/></text:p></text:note-body></text:note></text:p>
      <text:p text:style-name="P38"/>
      <text:p text:style-name="P98">We can see that Hegel holds that the realm of law and the space of reasons are fundamentally logically intermingled. The principle of absolute negation governs the whole of the space of concepts, but only the fully developed space of reasons is able to properly concretise the principle. Despite this, this doesn’t mean that the realm of law isn’t shot through with contradictions as it attempts to develop logically to realise the concretisation of <text:span text:style-name="T2">freedom</text:span>. The same contradictions develop in every phase of the space of concepts, be they further down the end of the continuum towards the realm of law, or as the continuum approaches the most perfectly developed stage of the space of reasons.</text:p>
      <text:p text:style-name="P98"/>
      <text:p text:style-name="P99">Stone explains the dialectic of the <text:span text:style-name="T2">Philosophy of Nature </text:span>a little more:</text:p>
      <text:p text:style-name="P99"/>
      <text:p text:style-name="P39">Just as the conscious subject begins by conceiving of an entirely nonrational<text:note text:id="ftn35" text:note-class="footnote"><text:note-citation>35</text:note-citation><text:note-body><text:p text:style-name="Footnote">“<text:span text:style-name="T68">Non-meaningful”.</text:span></text:p></text:note-body></text:note> materiality, so nature, according to Hegel, first exists purely as a realm of matter. He claims that: “<text:span text:style-name="T2">externality</text:span> constitutes the determination in which the idea exists as nature”.<text:note text:id="ftn36" text:note-class="footnote"><text:note-citation>36</text:note-citation><text:note-body><text:p text:style-name="Footnote"><text:reference-mark-start text:name="ZOTERO_ITEM CSL_CITATION {&quot;citationID&quot;:&quot;n6ld7Edw&quot;,&quot;properties&quot;:{&quot;formattedCitation&quot;:&quot;{\\rtf GWF Hegel, {\\i{}Philosophy of Nature (Part Two of the Encyclopedia of Philosophical Sciences)} (Allen &amp; Unwin, 1970) 205.}&quot;,&quot;plainCitation&quot;:&quot;GWF Hegel, Philosophy of Nature (Part Two of the Encyclopedia of Philosophical Sciences) (Allen &amp; Unwin, 1970) 205.&quot;},&quot;citationItems&quot;:[{&quot;id&quot;:33,&quot;uris&quot;:[&quot;http://zotero.org/users/2391293/items/J7JFQ6G9&quot;],&quot;uri&quot;:[&quot;http://zotero.org/users/2391293/items/J7JFQ6G9&quot;],&quot;itemData&quot;:{&quot;id&quot;:33,&quot;type&quot;:&quot;book&quot;,&quot;title&quot;:&quot;Philosophy of Nature (Part Two of the Encyclopedia of Philosophical Sciences)&quot;,&quot;publisher&quot;:&quot;Allen &amp; Unwin&quot;,&quot;publisher-place&quot;:&quot;London&quot;,&quot;number-of-volumes&quot;:&quot;3&quot;,&quot;event-place&quot;:&quot;London&quot;,&quot;author&quot;:[{&quot;family&quot;:&quot;Hegel&quot;,&quot;given&quot;:&quot;G. W. F.&quot;}],&quot;translator&quot;:[{&quot;family&quot;:&quot;Perry&quot;,&quot;given&quot;:&quot;M. J.&quot;}],&quot;issued&quot;:{&quot;date-parts&quot;:[[&quot;1970&quot;]]}},&quot;locator&quot;:&quot;205&quot;}],&quot;schema&quot;:&quot;https://github.com/citation-style-language/schema/raw/master/csl-citation.json&quot;} RNDFjY1JxSsp1"/><text:span text:style-name="T49">GWF Hegel, </text:span><text:span text:style-name="T50">Philosophy of Nature (Part Two of the Encyclopedia of Philosophical Sciences)</text:span><text:span text:style-name="T49"> (Allen &amp; Unwin, 1970) 205.</text:span><text:reference-mark-end text:name="ZOTERO_ITEM CSL_CITATION {&quot;citationID&quot;:&quot;n6ld7Edw&quot;,&quot;properties&quot;:{&quot;formattedCitation&quot;:&quot;{\\rtf GWF Hegel, {\\i{}Philosophy of Nature (Part Two of the Encyclopedia of Philosophical Sciences)} (Allen &amp; Unwin, 1970) 205.}&quot;,&quot;plainCitation&quot;:&quot;GWF Hegel, Philosophy of Nature (Part Two of the Encyclopedia of Philosophical Sciences) (Allen &amp; Unwin, 1970) 205.&quot;},&quot;citationItems&quot;:[{&quot;id&quot;:33,&quot;uris&quot;:[&quot;http://zotero.org/users/2391293/items/J7JFQ6G9&quot;],&quot;uri&quot;:[&quot;http://zotero.org/users/2391293/items/J7JFQ6G9&quot;],&quot;itemData&quot;:{&quot;id&quot;:33,&quot;type&quot;:&quot;book&quot;,&quot;title&quot;:&quot;Philosophy of Nature (Part Two of the Encyclopedia of Philosophical Sciences)&quot;,&quot;publisher&quot;:&quot;Allen &amp; Unwin&quot;,&quot;publisher-place&quot;:&quot;London&quot;,&quot;number-of-volumes&quot;:&quot;3&quot;,&quot;event-place&quot;:&quot;London&quot;,&quot;author&quot;:[{&quot;family&quot;:&quot;Hegel&quot;,&quot;given&quot;:&quot;G. W. F.&quot;}],&quot;translator&quot;:[{&quot;family&quot;:&quot;Perry&quot;,&quot;given&quot;:&quot;M. J.&quot;}],&quot;issued&quot;:{&quot;date-parts&quot;:[[&quot;1970&quot;]]}},&quot;locator&quot;:&quot;205&quot;}],&quot;schema&quot;:&quot;https://github.com/citation-style-language/schema/raw/master/csl-citation.json&quot;} RNDFjY1JxSsp1"/></text:p></text:note-body></text:note> In saying that nature is initially define by “externality” (<text:span text:style-name="T70">Äußerlichkeit</text:span><text:span text:style-name="T69">), Hegel means that it is wholly material. This becomes explicit in the introduction to the </text:span><text:span text:style-name="T70">Philosophy of Mind</text:span><text:span text:style-name="T69">, in which he offers a helpful retrospective of his foregoing account of natural progression. He explains that in nature:</text:span></text:p>
      <text:p text:style-name="P60"/>
      <text:p text:style-name="P130"><text:span text:style-name="T69">The idea appears in the element of mutual externality [</text:span><text:span text:style-name="T70">Außereinander</text:span><text:span text:style-name="T69">] … in nature this subsists near this, this follows that,—in brief, everything natural is mutually external, </text:span><text:span text:style-name="T70">ad infinitum</text:span><text:span text:style-name="T69">; furthermore, matter, this universal basis of all the formation that are there in nature … holds itself external to its own self.</text:span><text:span text:style-name="T69"><text:note text:id="ftn37" text:note-class="footnote"><text:note-citation>37</text:note-citation><text:note-body><text:p text:style-name="Footnote"><text:reference-mark-start text:name="ZOTERO_ITEM CSL_CITATION {&quot;citationID&quot;:&quot;FGNxDYZl&quot;,&quot;properties&quot;:{&quot;formattedCitation&quot;:&quot;{\\rtf GWF Hegel, {\\i{}The Encyclopedia Philosophy of Mind} (1970) 381A/9.}&quot;,&quot;plainCitation&quot;:&quot;GWF Hegel, The Encyclopedia Philosophy of Mind (1970) 381A/9.&quot;},&quot;citationItems&quot;:[{&quot;id&quot;:102,&quot;uris&quot;:[&quot;http://zotero.org/users/2391293/items/A6TMP694&quot;],&quot;uri&quot;:[&quot;http://zotero.org/users/2391293/items/A6TMP694&quot;],&quot;itemData&quot;:{&quot;id&quot;:102,&quot;type&quot;:&quot;book&quot;,&quot;title&quot;:&quot;The Encyclopedia Philosophy of Mind&quot;,&quot;publisher-place&quot;:&quot;Oxford&quot;,&quot;event-place&quot;:&quot;Oxford&quot;,&quot;author&quot;:[{&quot;family&quot;:&quot;Hegel&quot;,&quot;given&quot;:&quot;G. W. F.&quot;}],&quot;translator&quot;:[{&quot;family&quot;:&quot;Wallace&quot;,&quot;given&quot;:&quot;William&quot;},{&quot;family&quot;:&quot;Miller&quot;,&quot;given&quot;:&quot;A. V.&quot;}],&quot;issued&quot;:{&quot;date-parts&quot;:[[&quot;1970&quot;]],&quot;season&quot;:&quot;1971&quot;}},&quot;locator&quot;:&quot;381A/9&quot;,&quot;label&quot;:&quot;page&quot;}],&quot;schema&quot;:&quot;https://github.com/citation-style-language/schema/raw/master/csl-citation.json&quot;} RNDWTqnGM6B6o"/><text:span text:style-name="T49">GWF Hegel, </text:span><text:span text:style-name="T50">The Encyclopedia Philosophy of Mind</text:span><text:span text:style-name="T49"> (1970) 381A/9.</text:span><text:reference-mark-end text:name="ZOTERO_ITEM CSL_CITATION {&quot;citationID&quot;:&quot;FGNxDYZl&quot;,&quot;properties&quot;:{&quot;formattedCitation&quot;:&quot;{\\rtf GWF Hegel, {\\i{}The Encyclopedia Philosophy of Mind} (1970) 381A/9.}&quot;,&quot;plainCitation&quot;:&quot;GWF Hegel, The Encyclopedia Philosophy of Mind (1970) 381A/9.&quot;},&quot;citationItems&quot;:[{&quot;id&quot;:102,&quot;uris&quot;:[&quot;http://zotero.org/users/2391293/items/A6TMP694&quot;],&quot;uri&quot;:[&quot;http://zotero.org/users/2391293/items/A6TMP694&quot;],&quot;itemData&quot;:{&quot;id&quot;:102,&quot;type&quot;:&quot;book&quot;,&quot;title&quot;:&quot;The Encyclopedia Philosophy of Mind&quot;,&quot;publisher-place&quot;:&quot;Oxford&quot;,&quot;event-place&quot;:&quot;Oxford&quot;,&quot;author&quot;:[{&quot;family&quot;:&quot;Hegel&quot;,&quot;given&quot;:&quot;G. W. F.&quot;}],&quot;translator&quot;:[{&quot;family&quot;:&quot;Wallace&quot;,&quot;given&quot;:&quot;William&quot;},{&quot;family&quot;:&quot;Miller&quot;,&quot;given&quot;:&quot;A. V.&quot;}],&quot;issued&quot;:{&quot;date-parts&quot;:[[&quot;1970&quot;]],&quot;season&quot;:&quot;1971&quot;}},&quot;locator&quot;:&quot;381A/9&quot;,&quot;label&quot;:&quot;page&quot;}],&quot;schema&quot;:&quot;https://github.com/citation-style-language/schema/raw/master/csl-citation.json&quot;} RNDWTqnGM6B6o"/></text:p></text:note-body></text:note></text:span></text:p>
      <text:p text:style-name="P133"/>
      <text:p text:style-name="P40"><text:span text:style-name="T69">In this passage, Hegel makes explicit that he understands matter, fundamentally, as </text:span><text:span text:style-name="T70">partes extra partes</text:span><text:span text:style-name="T69">, therefore equating it with externality. However, just as the supposedly pure materiality of which the conscious subject thinks is already implicitly understood as rationally intelligible, so the “externality” (or matter) that originally constitutes nature is in fact already conceptual.</text:span><text:span text:style-name="T69"><text:note text:id="ftn38" text:note-class="footnote"><text:note-citation>38</text:note-citation><text:note-body><text:p text:style-name="P127"><text:reference-mark-start text:name="ZOTERO_ITEM CSL_CITATION {&quot;citationID&quot;:&quot;VCRRkiuq&quot;,&quot;properties&quot;:{&quot;formattedCitation&quot;:&quot;{\\rtf Stone, above n 27, 35\\uc0\\u8211{}36.}&quot;,&quot;plainCitation&quot;:&quot;Stone, above n 27, 35–36.&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35-36&quot;}],&quot;schema&quot;:&quot;https://github.com/citation-style-language/schema/raw/master/csl-citation.json&quot;} RNDufURH4J6ga"/>Stone, above n 27, 35–36.<text:reference-mark-end text:name="ZOTERO_ITEM CSL_CITATION {&quot;citationID&quot;:&quot;VCRRkiuq&quot;,&quot;properties&quot;:{&quot;formattedCitation&quot;:&quot;{\\rtf Stone, above n 27, 35\\uc0\\u8211{}36.}&quot;,&quot;plainCitation&quot;:&quot;Stone, above n 27, 35–36.&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35-36&quot;}],&quot;schema&quot;:&quot;https://github.com/citation-style-language/schema/raw/master/csl-citation.json&quot;} RNDufURH4J6ga"/></text:p></text:note-body></text:note></text:span></text:p>
      <text:p text:style-name="P61"/>
      <text:p text:style-name="P100"><text:span text:style-name="T69">We can take from this that Hegel means that there is a very </text:span><text:span text:style-name="T70">bare</text:span><text:span text:style-name="T69"> level of meaning present in mere matter. It is the most defective form of concretisation of the principle of absolute negation, as i</text:span><text:span text:style-name="T81">t is </text:span><text:span text:style-name="T69">that part of the space of nature which is the </text:span><text:span text:style-name="T70">least</text:span><text:span text:style-name="T69"> imbued with meaning. The space of reasons </text:span><text:soft-page-break/><text:span text:style-name="T69">reaches the </text:span><text:span text:style-name="T70">least</text:span><text:span text:style-name="T69"> at this part of the continuum, although it reaches it </text:span><text:span text:style-name="T81">in a very weak sense. </text:span><text:span text:style-name="T82">Hegel’s concept of externality might seem to suggest that he deems this part of the logical space of nature to merely possess the </text:span><text:span text:style-name="T83">same sort of </text:span><text:span text:style-name="T82">“meaning” of pure efficient causality, or </text:span><text:span text:style-name="T83">the</text:span><text:span text:style-name="T82"> govern</text:span><text:span text:style-name="T83">ance of</text:span><text:span text:style-name="T82"> nomological processes alone. </text:span><text:span text:style-name="T84">The language </text:span><text:span text:style-name="T85">Hegel</text:span><text:span text:style-name="T84"> uses, this “following” that, and this “subsisting” near that, doesn’t indicate that he means that the “meaning” at this end of the continuum </text:span><text:span text:style-name="T71">just is </text:span><text:span text:style-name="T84">efficient causation or nomological processes per se. </text:span><text:span text:style-name="T85">His language </text:span><text:span text:style-name="T86">is organicist, and at best be means the very fact that we have ability to </text:span><text:span text:style-name="T72">draw inferences</text:span><text:span text:style-name="T86"> at this end of the continuum of the space of concepts means there is</text:span><text:span text:style-name="T72"> some very small </text:span><text:span text:style-name="T86">comportment of meaning at this primitive stage of development of the realm of law.</text:span></text:p>
      <text:p text:style-name="P134"/>
      <text:p text:style-name="P101"><text:span text:style-name="T86">S</text:span><text:span text:style-name="T69">tone provides a useful parallel from the </text:span><text:span text:style-name="T70">Encyclopedia Logic</text:span><text:span text:style-name="T69"> which helps explain this complex point a little more:</text:span></text:p>
      <text:p text:style-name="P135"/>
      <text:p text:style-name="P41"><text:span text:style-name="T69">Hegel states this[, the idea that the most disenchanted part of the space of concepts is very barely structured by the space of reasons,] while discussing the notion of externality in the </text:span><text:span text:style-name="T70">Encyclopaedia Logic</text:span><text:span text:style-name="T69">: “when the determinations </text:span><text:span text:style-name="T70">of singularity and of mutual externality </text:span><text:span text:style-name="T69">have been earmarked for the sensuous [</text:span><text:span text:style-name="T70">Sinnliche</text:span><text:span text:style-name="T69">], we can add that these determinations themselves are again thoughts and universals”.</text:span><text:span text:style-name="T69"><text:note text:id="ftn39" text:note-class="footnote"><text:note-citation>39</text:note-citation><text:note-body><text:p text:style-name="Footnote"><text:reference-mark-start text:name="ZOTERO_ITEM CSL_CITATION {&quot;citationID&quot;:&quot;FYjL8Q6A&quot;,&quot;properties&quot;:{&quot;formattedCitation&quot;:&quot;Hegel, above n 21, 50.&quot;,&quot;plainCitation&quot;:&quot;Hegel, above n 21, 50.&quot;},&quot;citationItems&quot;:[{&quot;id&quot;:247,&quot;uris&quot;:[&quot;http://zotero.org/users/2391293/items/4KSRJ6U2&quot;],&quot;uri&quot;:[&quot;http://zotero.org/users/2391293/items/4KSRJ6U2&quot;],&quot;itemData&quot;:{&quot;id&quot;:247,&quot;type&quot;:&quot;book&quot;,&quot;title&quot;:&quot;The Encyclopedia Logic (Part One of the Encyclopedia of Philosophical Sciences)&quot;,&quot;publisher&quot;:&quot;Hackett&quot;,&quot;publisher-place&quot;:&quot;Indianapolis&quot;,&quot;event-place&quot;:&quot;Indianapolis&quot;,&quot;author&quot;:[{&quot;family&quot;:&quot;Hegel&quot;,&quot;given&quot;:&quot;G. W. F.&quot;}],&quot;translator&quot;:[{&quot;family&quot;:&quot;Geraets&quot;,&quot;given&quot;:&quot;T.F.&quot;},{&quot;family&quot;:&quot;Suchting&quot;,&quot;given&quot;:&quot;W. A.&quot;},{&quot;family&quot;:&quot;Harris&quot;,&quot;given&quot;:&quot;H. S.&quot;}],&quot;issued&quot;:{&quot;date-parts&quot;:[[&quot;1991&quot;]]}},&quot;locator&quot;:&quot;50&quot;}],&quot;schema&quot;:&quot;https://github.com/citation-style-language/schema/raw/master/csl-citation.json&quot;} RNDCEqWr07Oqg"/>Hegel, above n 21, 50.<text:reference-mark-end text:name="ZOTERO_ITEM CSL_CITATION {&quot;citationID&quot;:&quot;FYjL8Q6A&quot;,&quot;properties&quot;:{&quot;formattedCitation&quot;:&quot;Hegel, above n 21, 50.&quot;,&quot;plainCitation&quot;:&quot;Hegel, above n 21, 50.&quot;},&quot;citationItems&quot;:[{&quot;id&quot;:247,&quot;uris&quot;:[&quot;http://zotero.org/users/2391293/items/4KSRJ6U2&quot;],&quot;uri&quot;:[&quot;http://zotero.org/users/2391293/items/4KSRJ6U2&quot;],&quot;itemData&quot;:{&quot;id&quot;:247,&quot;type&quot;:&quot;book&quot;,&quot;title&quot;:&quot;The Encyclopedia Logic (Part One of the Encyclopedia of Philosophical Sciences)&quot;,&quot;publisher&quot;:&quot;Hackett&quot;,&quot;publisher-place&quot;:&quot;Indianapolis&quot;,&quot;event-place&quot;:&quot;Indianapolis&quot;,&quot;author&quot;:[{&quot;family&quot;:&quot;Hegel&quot;,&quot;given&quot;:&quot;G. W. F.&quot;}],&quot;translator&quot;:[{&quot;family&quot;:&quot;Geraets&quot;,&quot;given&quot;:&quot;T.F.&quot;},{&quot;family&quot;:&quot;Suchting&quot;,&quot;given&quot;:&quot;W. A.&quot;},{&quot;family&quot;:&quot;Harris&quot;,&quot;given&quot;:&quot;H. S.&quot;}],&quot;issued&quot;:{&quot;date-parts&quot;:[[&quot;1991&quot;]]}},&quot;locator&quot;:&quot;50&quot;}],&quot;schema&quot;:&quot;https://github.com/citation-style-language/schema/raw/master/csl-citation.json&quot;} RNDCEqWr07Oqg"/></text:p></text:note-body></text:note></text:span><text:span text:style-name="T69"> Admittedly, this comment addresses not nature but the subjective </text:span><text:span text:style-name="T70">concept</text:span><text:span text:style-name="T69"> of externality. Nonetheless, since Hegel holds that thought exists both subjectively and objectively, his point may be taken to apply also to externality as an objective determination of items in nature. With respect to nature, </text:span><text:span text:style-name="T87">then, his point is that its initial state of externality is contradictory, because externality is in some sense conceptual </text:span><text:span text:style-name="T73">just insofar</text:span><text:span text:style-name="T87"> </text:span><text:span text:style-name="T73">as</text:span><text:span text:style-name="T87"> it is entirely material and antithetical to [space of reasons] conceptuality. Hegel believes that nature’s initial contradiction, like that of consciousness, must ultimately be resolved through the emergence of a form of matter which makes manifest its [space of reasons] conceptual or intelligible character. </text:span><text:span text:style-name="T88">The </text:span><text:span text:style-name="T74">telos</text:span><text:span text:style-name="T88"> of nature is the emergence of a thoroughly conceptually structured or permeated form of matter.</text:span><text:span text:style-name="T88"><text:note text:id="ftn40" text:note-class="footnote"><text:note-citation>40</text:note-citation><text:note-body><text:p text:style-name="Footnote"><text:reference-mark-start text:name="ZOTERO_ITEM CSL_CITATION {&quot;citationID&quot;:&quot;a62XNRgb&quot;,&quot;properties&quot;:{&quot;formattedCitation&quot;:&quot;Stone, above n 27, 36.&quot;,&quot;plainCitation&quot;:&quot;Stone, above n 27, 36.&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36&quot;}],&quot;schema&quot;:&quot;https://github.com/citation-style-language/schema/raw/master/csl-citation.json&quot;} RNDfCKuWdAHjT"/>Stone, above n 27, 36.<text:reference-mark-end text:name="ZOTERO_ITEM CSL_CITATION {&quot;citationID&quot;:&quot;a62XNRgb&quot;,&quot;properties&quot;:{&quot;formattedCitation&quot;:&quot;Stone, above n 27, 36.&quot;,&quot;plainCitation&quot;:&quot;Stone, above n 27, 36.&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36&quot;}],&quot;schema&quot;:&quot;https://github.com/citation-style-language/schema/raw/master/csl-citation.json&quot;} RNDfCKuWdAHjT"/></text:p></text:note-body></text:note></text:span></text:p>
      <text:p text:style-name="P154"/>
      <text:p text:style-name="P102"><text:span text:style-name="T69">This seems to be a satisfying middle path between the neo-Humean and Kantian conception of the realm of law as completely disenchanted, and what McDowell described as the medieval conception of the space of nature as fully identical with the space of reasons—</text:span><text:span text:style-name="T89">the idea that there is meaning in the flight of a bird in the same way that there is meaning in a book</text:span><text:span text:style-name="T69">. </text:span><text:span text:style-name="T90">On Hegel’s account, e</text:span><text:span text:style-name="T89">nchantment and disenchantment is not an either/or option. The guiding principle of absolute negation serves as a litmus test for </text:span><text:span text:style-name="T75">what part of the space of concepts one is looking at</text:span><text:span text:style-name="T89">. Meaningfulness within the space of concepts exists within a continuum, and exists over the whole space to a matter of degrees. It also </text:span><text:span text:style-name="T75">develops logically</text:span><text:span text:style-name="T89"> </text:span><text:span text:style-name="T75">in stages</text:span><text:span text:style-name="T89">, according to unfolding categories.</text:span></text:p>
      <text:p text:style-name="P136"/>
      <text:p text:style-name="P103"><text:span text:style-name="T89">H</text:span><text:span text:style-name="T69">egel’s picture of the space of nature holds a place for the realm of law, and is able to explain how it exists alongside the space of reasons within the space of concepts. Each stage moving from the realm of law and the space of reasons is a less and less defective concretisation (actualisation) of the principle of absolute negation, and this “third thing” holds the two poles of the space of concepts together in a differentiated unity. This is how Hegel cashes out his theory that the space of nature (the realm of law) and the space of reasons are </text:span><text:span text:style-name="T70">different</text:span><text:span text:style-name="T69">, </text:span><text:span text:style-name="T70">but unified</text:span><text:span text:style-name="T69">.</text:span></text:p>
      <text:p text:style-name="P137"/>
      <text:p text:style-name="P105"><text:span text:style-name="T69">C<text:tab/></text:span><text:span text:style-name="T70">The Terminus of the Dialectic of Both Consciousness and Nature: (Organic) Life</text:span></text:p>
      <text:p text:style-name="P137"/>
      <text:p text:style-name="P104"><text:span text:style-name="T69">So far we have looked at the most immature stage of both Nature and Consciousness. </text:span><text:span text:style-name="T100">Within the dialectic of Nature, t</text:span><text:span text:style-name="T69">his stage is identical with the </text:span><text:span text:style-name="T91">highest </text:span><text:span text:style-name="T69">stage of </text:span><text:span text:style-name="T91">defectiveness of </text:span><text:span text:style-name="T69">concretisation of </text:span><text:span text:style-name="T70">freedom</text:span><text:span text:style-name="T69"> within the realm of law, one of the extreme poles of the continuum within the space of concepts. </text:span><text:span text:style-name="T91">As I have argued, Hegel pictures the space of concepts as existing in a continuum between </text:span><text:soft-page-break/><text:span text:style-name="T91">the highly disenchanted realm of law, and at the opposite pole, the fully enchanted space of reasons. Hegel actually pictures this movement within the space of concepts as occurring within </text:span><text:span text:style-name="T76">three</text:span><text:span text:style-name="T91"> stages. These three stages are Nature, Consciousness, and Self-Consciousness. As we have seen, the highest level of conceptual development of Self-Consciousness is the highest level of development of the space of reasons, interpersonal (intersubjective) recognition. The barrier between the realm of law and the space of reasons exists between Nature and Consciousness, and this barrier is blurred by the last stage of the dialectic of the </text:span><text:span text:style-name="T76">Philosophy of Nature</text:span><text:span text:style-name="T91"> and the first stage of Consciousness. </text:span></text:p>
      <text:p text:style-name="P138"/>
      <text:p text:style-name="P104"><text:span text:style-name="T92">Hegel gives a complex account of the transition from this last stage of Nature, Organic Life, to primitive Consciousness, Sensuous Consciousness, in his </text:span><text:span text:style-name="T77">Philosophy of Mind. </text:span><text:span text:style-name="T92">This dialectic is called the Anthropology, but we won’t be concerned to go through that dialectic in this thesis. The reason for this is that Hegel pictures the conceptual development of the space of reasons to truly have begun with the development of organic life by the end of the </text:span><text:span text:style-name="T77">Philosophy of Nature</text:span><text:span text:style-name="T92">, and the barrier between the space of reasons and the realm of law is truly broken by the full development of the dialectic of organic life.</text:span></text:p>
      <text:p text:style-name="P139"/>
      <text:p text:style-name="P106"><text:span text:style-name="T92">H</text:span><text:span text:style-name="T69">egel’s </text:span><text:span text:style-name="T70">Philosophy of Nature</text:span><text:span text:style-name="T69"> provides some powerful insight into why philosophical interest into intentionality has been </text:span><text:span text:style-name="T96">so </text:span><text:span text:style-name="T69">focused on biology. The final stage of the dialectic of Nature and Consciousness is </text:span><text:span text:style-name="T70">Life</text:span><text:span text:style-name="T69">. The stage immediately preceding this stage was the dialectic of the Understanding. The dialectic of the Understanding was concerned to resolve a contradiction within the subject’s conception of the objective world. The subject posits that objects in the world form essences with determinate properties, but it cannot conceptualise these objects in a stable way. The properties of a object seem to the subject as </text:span><text:span text:style-name="T70">mere appearances </text:span><text:span text:style-name="T69">which don’t actually help </text:span><text:span text:style-name="T78">manifest</text:span><text:span text:style-name="T93"> the unified essence to which they belong.</text:span><text:span text:style-name="T93"><text:note text:id="ftn41" text:note-class="footnote"><text:note-citation>41</text:note-citation><text:note-body><text:p text:style-name="P127"><text:reference-mark-start text:name="ZOTERO_ITEM CSL_CITATION {&quot;citationID&quot;:&quot;bzrJNkO7&quot;,&quot;properties&quot;:{&quot;formattedCitation&quot;:&quot;{\\rtf Ibid 44\\uc0\\u8211{}50.}&quot;,&quot;plainCitation&quot;:&quot;Ibid 44–50.&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44-50&quot;}],&quot;schema&quot;:&quot;https://github.com/citation-style-language/schema/raw/master/csl-citation.json&quot;} RNDuCFbCtLMDu"/>Ibid 44–50.<text:reference-mark-end text:name="ZOTERO_ITEM CSL_CITATION {&quot;citationID&quot;:&quot;bzrJNkO7&quot;,&quot;properties&quot;:{&quot;formattedCitation&quot;:&quot;{\\rtf Ibid 44\\uc0\\u8211{}50.}&quot;,&quot;plainCitation&quot;:&quot;Ibid 44–50.&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44-50&quot;}],&quot;schema&quot;:&quot;https://github.com/citation-style-language/schema/raw/master/csl-citation.json&quot;} RNDuCFbCtLMDu"/></text:p></text:note-body></text:note></text:span></text:p>
      <text:p text:style-name="P140"/>
      <text:p text:style-name="P107"><text:span text:style-name="T69">The stage before the dialectic of Life in the </text:span><text:span text:style-name="T70">Philosophy of Nature</text:span><text:span text:style-name="T69"> is the Physics, and this dialectic unfolds the same way at the dialectic of the Understanding. The only difference is that the dialectic does not occur between a subject and its object, but occurs within the physical material of the universe itself. Physical bodies group themselves into essences which outwardly manifest themselves with properties, </text:span><text:span text:style-name="T70">appear </text:span><text:span text:style-name="T69">to other objects in the material universe with their properties. </text:span></text:p>
      <text:p text:style-name="P141"/>
      <text:p text:style-name="P107"><text:span text:style-name="T69">But this arrangement is dialectically unstable, according to the principle of absolute negation. The Physics and the Understanding </text:span><text:span text:style-name="T97">are real, actually existing states of organisation of matter in the universe,</text:span><text:span text:style-name="T69"> </text:span><text:span text:style-name="T99">but they </text:span><text:span text:style-name="T69">cannot actually resolve how it is possible for an essence to disclose itself through its properties. The conceptual development of nature can only </text:span><text:span text:style-name="T70">be at home in the other</text:span><text:span text:style-name="T69"> by reaching the logical development of Organic Life. </text:span><text:span text:style-name="T97">This turn to biology from the perspective of the principle of absolute negation is meant to help explain how </text:span><text:span text:style-name="T79">intentionality works</text:span><text:span text:style-name="T97">. </text:span><text:span text:style-name="T98">Intentionality is an empirical feature of the universe that is </text:span><text:span text:style-name="T80">able to help the space of concepts develop</text:span><text:span text:style-name="T98">.</text:span><text:span text:style-name="T80"> </text:span><text:span text:style-name="T97">This can help explain why biology is such a fecund source of empirical information about intentionality, because it is a concrete instantiation of the principle of absolute negation, the principle of </text:span><text:span text:style-name="T79">freedom.</text:span><text:span text:style-name="T97"> </text:span><text:span text:style-name="T69">From the perspective of the dialectic of Consciousness, this conceptual development reaches its conclusion when we picture the dialectic of an abstract subject and object as occurring within the life of a </text:span><text:span text:style-name="T70">conscious living being</text:span><text:span text:style-name="T69">:</text:span></text:p>
      <text:p text:style-name="P141"/>
      <text:p text:style-name="P42"><text:span text:style-name="T69">The conflict within understanding—the subject’s conception of properties both as appearance and yet as unsuitable to manifest an essence—motivates the subject to move to the final form of consciousness: consciousness of living beings. In devising the conception of living beings, the subject resolves the dilemma that arose at the level of understanding, by dropping its belief [or “assumption”] that entities are not properly manifested in their exteriors; the subject now regards entities as outwardly manifest, reconceiving their </text:span><text:span text:style-name="T94">exteriors as having a character such that they manifest those entities. According to Hegel, in </text:span><text:soft-page-break/><text:span text:style-name="T94">thus conceiving entities as outwardly revealed, the subject is conceiving of them as organisms.</text:span><text:span text:style-name="T94"><text:note text:id="ftn42" text:note-class="footnote"><text:note-citation>42</text:note-citation><text:note-body><text:p text:style-name="Footnote"><text:reference-mark-start text:name="ZOTERO_ITEM CSL_CITATION {&quot;citationID&quot;:&quot;boQALooO&quot;,&quot;properties&quot;:{&quot;formattedCitation&quot;:&quot;Ibid 50.&quot;,&quot;plainCitation&quot;:&quot;Ibid 50.&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50&quot;}],&quot;schema&quot;:&quot;https://github.com/citation-style-language/schema/raw/master/csl-citation.json&quot;} RNDIbrYVhGGJW"/>Ibid 50.<text:reference-mark-end text:name="ZOTERO_ITEM CSL_CITATION {&quot;citationID&quot;:&quot;boQALooO&quot;,&quot;properties&quot;:{&quot;formattedCitation&quot;:&quot;Ibid 50.&quot;,&quot;plainCitation&quot;:&quot;Ibid 50.&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50&quot;}],&quot;schema&quot;:&quot;https://github.com/citation-style-language/schema/raw/master/csl-citation.json&quot;} RNDIbrYVhGGJW"/></text:p></text:note-body></text:note></text:span></text:p>
      <text:p text:style-name="P155"/>
      <text:p text:style-name="P142">Stone explain’s Hegel’s reasoning as to why this is so:</text:p>
      <text:p text:style-name="P142"/>
      <text:p text:style-name="P43"><text:span text:style-name="T69">He makes this claim because he defines the living organism precisely as a universal that continuously remodels its material parts so as to disclose itself within them. In that the material parts of organisms now reveal the universal within them, they exist as its “members” (</text:span><text:span text:style-name="T70">Glieder</text:span><text:span text:style-name="T69">). Hegel likes to emphasise that members, unlike parts, cannot retain their identity unless they belong to the universality of an organism:</text:span></text:p>
      <text:p text:style-name="P156"/>
      <text:p text:style-name="P131"><text:span text:style-name="T69">The single members of the body are what they are only through their unity and in relation to it. So, for instance, a hand that has been hewn from the body is a hand in name only, but not in actual fact, as </text:span><text:span text:style-name="T70">Aristotle</text:span><text:span text:style-name="T69"> has already remarked.</text:span><text:span text:style-name="T69"><text:note text:id="ftn43" text:note-class="footnote"><text:note-citation>43</text:note-citation><text:note-body><text:p text:style-name="Footnote"><text:reference-mark-start text:name="ZOTERO_ITEM CSL_CITATION {&quot;citationID&quot;:&quot;CzwpjNdX&quot;,&quot;properties&quot;:{&quot;formattedCitation&quot;:&quot;Hegel, above n 21, 291; Stone, above n 27, 50.&quot;,&quot;plainCitation&quot;:&quot;Hegel, above n 21, 291; Stone, above n 27, 50.&quot;},&quot;citationItems&quot;:[{&quot;id&quot;:247,&quot;uris&quot;:[&quot;http://zotero.org/users/2391293/items/4KSRJ6U2&quot;],&quot;uri&quot;:[&quot;http://zotero.org/users/2391293/items/4KSRJ6U2&quot;],&quot;itemData&quot;:{&quot;id&quot;:247,&quot;type&quot;:&quot;book&quot;,&quot;title&quot;:&quot;The Encyclopedia Logic (Part One of the Encyclopedia of Philosophical Sciences)&quot;,&quot;publisher&quot;:&quot;Hackett&quot;,&quot;publisher-place&quot;:&quot;Indianapolis&quot;,&quot;event-place&quot;:&quot;Indianapolis&quot;,&quot;author&quot;:[{&quot;family&quot;:&quot;Hegel&quot;,&quot;given&quot;:&quot;G. W. F.&quot;}],&quot;translator&quot;:[{&quot;family&quot;:&quot;Geraets&quot;,&quot;given&quot;:&quot;T.F.&quot;},{&quot;family&quot;:&quot;Suchting&quot;,&quot;given&quot;:&quot;W. A.&quot;},{&quot;family&quot;:&quot;Harris&quot;,&quot;given&quot;:&quot;H. S.&quot;}],&quot;issued&quot;:{&quot;date-parts&quot;:[[&quot;1991&quot;]]}},&quot;locator&quot;:&quot;291&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50&quot;}],&quot;schema&quot;:&quot;https://github.com/citation-style-language/schema/raw/master/csl-citation.json&quot;} RNDG7Ui4zd2lR"/>Hegel, above n 21, 291; Stone, above n 27, 50.<text:reference-mark-end text:name="ZOTERO_ITEM CSL_CITATION {&quot;citationID&quot;:&quot;CzwpjNdX&quot;,&quot;properties&quot;:{&quot;formattedCitation&quot;:&quot;Hegel, above n 21, 291; Stone, above n 27, 50.&quot;,&quot;plainCitation&quot;:&quot;Hegel, above n 21, 291; Stone, above n 27, 50.&quot;},&quot;citationItems&quot;:[{&quot;id&quot;:247,&quot;uris&quot;:[&quot;http://zotero.org/users/2391293/items/4KSRJ6U2&quot;],&quot;uri&quot;:[&quot;http://zotero.org/users/2391293/items/4KSRJ6U2&quot;],&quot;itemData&quot;:{&quot;id&quot;:247,&quot;type&quot;:&quot;book&quot;,&quot;title&quot;:&quot;The Encyclopedia Logic (Part One of the Encyclopedia of Philosophical Sciences)&quot;,&quot;publisher&quot;:&quot;Hackett&quot;,&quot;publisher-place&quot;:&quot;Indianapolis&quot;,&quot;event-place&quot;:&quot;Indianapolis&quot;,&quot;author&quot;:[{&quot;family&quot;:&quot;Hegel&quot;,&quot;given&quot;:&quot;G. W. F.&quot;}],&quot;translator&quot;:[{&quot;family&quot;:&quot;Geraets&quot;,&quot;given&quot;:&quot;T.F.&quot;},{&quot;family&quot;:&quot;Suchting&quot;,&quot;given&quot;:&quot;W. A.&quot;},{&quot;family&quot;:&quot;Harris&quot;,&quot;given&quot;:&quot;H. S.&quot;}],&quot;issued&quot;:{&quot;date-parts&quot;:[[&quot;1991&quot;]]}},&quot;locator&quot;:&quot;291&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50&quot;}],&quot;schema&quot;:&quot;https://github.com/citation-style-language/schema/raw/master/csl-citation.json&quot;} RNDG7Ui4zd2lR"/></text:p></text:note-body></text:note></text:span></text:p>
      <text:p text:style-name="P160"/>
      <text:p text:style-name="P108"><text:span text:style-name="T69">Organic life begins the dialectic of the space of reasons because it is the most concrete actualisation of the principle of absolute negation in the </text:span><text:span text:style-name="T70">Philosophy of Nature</text:span><text:span text:style-name="T69">. This dialectic marks the beginning of the true concretisation or actualisation of </text:span><text:span text:style-name="T70">freedom</text:span><text:span text:style-name="T69">, because organic life is able to constitute </text:span><text:span text:style-name="T70">subjects</text:span><text:span text:style-name="T69">. Real, living subjects resolve the dialectic of the understanding, and of the physics:</text:span></text:p>
      <text:p text:style-name="P143"/>
      <text:p text:style-name="P44"><text:span text:style-name="T69">Living organisms as the subject conceives them have a conspicuously similar structure to really existing organisms as described in the </text:span><text:span text:style-name="T70">Philosophy of Nature</text:span><text:span text:style-name="T69">. Life occupies the </text:span><text:span text:style-name="T70">Philosophy of Nature</text:span><text:span text:style-name="T69">’s third division, “Organic Physics”, which describes the organism as</text:span></text:p>
      <text:p text:style-name="P157"/>
      <text:p text:style-name="P132"><text:span text:style-name="T69">the union of the concept with exteriorised existence, in which the concept maintains itself … Life is … the resolution of the opposition between the concept and reality … This reality no longer is in an immediate and independent way … in the abstract concept of the organism, the existence of particularities is compatible with the unity of the concept, for these particularities are posited as transitory moments of a single subject.</text:span><text:span text:style-name="T69"><text:note text:id="ftn44" text:note-class="footnote"><text:note-citation>44</text:note-citation><text:note-body><text:p text:style-name="Footnote"><text:reference-mark-start text:name="ZOTERO_ITEM CSL_CITATION {&quot;citationID&quot;:&quot;oaecu8KQ&quot;,&quot;properties&quot;:{&quot;formattedCitation&quot;:&quot;Hegel, above n 36, 337A/3: 10-11.&quot;,&quot;plainCitation&quot;:&quot;Hegel, above n 36, 337A/3: 10-11.&quot;},&quot;citationItems&quot;:[{&quot;id&quot;:33,&quot;uris&quot;:[&quot;http://zotero.org/users/2391293/items/J7JFQ6G9&quot;],&quot;uri&quot;:[&quot;http://zotero.org/users/2391293/items/J7JFQ6G9&quot;],&quot;itemData&quot;:{&quot;id&quot;:33,&quot;type&quot;:&quot;book&quot;,&quot;title&quot;:&quot;Philosophy of Nature (Part Two of the Encyclopedia of Philosophical Sciences)&quot;,&quot;publisher&quot;:&quot;Allen &amp; Unwin&quot;,&quot;publisher-place&quot;:&quot;London&quot;,&quot;number-of-volumes&quot;:&quot;3&quot;,&quot;event-place&quot;:&quot;London&quot;,&quot;author&quot;:[{&quot;family&quot;:&quot;Hegel&quot;,&quot;given&quot;:&quot;G. W. F.&quot;}],&quot;translator&quot;:[{&quot;family&quot;:&quot;Perry&quot;,&quot;given&quot;:&quot;M. J.&quot;}],&quot;issued&quot;:{&quot;date-parts&quot;:[[&quot;1970&quot;]]}},&quot;locator&quot;:&quot;337A/3: 10-11&quot;,&quot;label&quot;:&quot;paragraph&quot;}],&quot;schema&quot;:&quot;https://github.com/citation-style-language/schema/raw/master/csl-citation.json&quot;} RNDeyZdfg32cF"/>Hegel, above n 36, 337A/3: 10-11.<text:reference-mark-end text:name="ZOTERO_ITEM CSL_CITATION {&quot;citationID&quot;:&quot;oaecu8KQ&quot;,&quot;properties&quot;:{&quot;formattedCitation&quot;:&quot;Hegel, above n 36, 337A/3: 10-11.&quot;,&quot;plainCitation&quot;:&quot;Hegel, above n 36, 337A/3: 10-11.&quot;},&quot;citationItems&quot;:[{&quot;id&quot;:33,&quot;uris&quot;:[&quot;http://zotero.org/users/2391293/items/J7JFQ6G9&quot;],&quot;uri&quot;:[&quot;http://zotero.org/users/2391293/items/J7JFQ6G9&quot;],&quot;itemData&quot;:{&quot;id&quot;:33,&quot;type&quot;:&quot;book&quot;,&quot;title&quot;:&quot;Philosophy of Nature (Part Two of the Encyclopedia of Philosophical Sciences)&quot;,&quot;publisher&quot;:&quot;Allen &amp; Unwin&quot;,&quot;publisher-place&quot;:&quot;London&quot;,&quot;number-of-volumes&quot;:&quot;3&quot;,&quot;event-place&quot;:&quot;London&quot;,&quot;author&quot;:[{&quot;family&quot;:&quot;Hegel&quot;,&quot;given&quot;:&quot;G. W. F.&quot;}],&quot;translator&quot;:[{&quot;family&quot;:&quot;Perry&quot;,&quot;given&quot;:&quot;M. J.&quot;}],&quot;issued&quot;:{&quot;date-parts&quot;:[[&quot;1970&quot;]]}},&quot;locator&quot;:&quot;337A/3: 10-11&quot;,&quot;label&quot;:&quot;paragraph&quot;}],&quot;schema&quot;:&quot;https://github.com/citation-style-language/schema/raw/master/csl-citation.json&quot;} RNDeyZdfg32cF"/></text:p></text:note-body></text:note></text:span></text:p>
      <text:p text:style-name="P161"/>
      <text:p text:style-name="P44"><text:span text:style-name="T69">Within living organisms, matter finally manifests the conceptual dimension organising it. As a result, the universals that unify organic matter become what Hegel calls “subjects”. He says that life “is an elevation into the first ideality of nature, so that it has become a </text:span><text:span text:style-name="T70">fulfilled</text:span><text:span text:style-name="T69"> and essentially </text:span><text:span text:style-name="T70">self-centered </text:span><text:span text:style-name="T69">and </text:span><text:span text:style-name="T70">subjective</text:span><text:span text:style-name="T69"> unity, as it is self-relating and </text:span><text:span text:style-name="T70">negative</text:span><text:span text:style-name="T69">”.</text:span><text:span text:style-name="T69"><text:note text:id="ftn45" text:note-class="footnote"><text:note-citation>45</text:note-citation><text:note-body><text:p text:style-name="Footnote"><text:reference-mark-start text:name="ZOTERO_ITEM CSL_CITATION {&quot;citationID&quot;:&quot;Gx1LQBdL&quot;,&quot;properties&quot;:{&quot;formattedCitation&quot;:&quot;Ibid 337/3: 9.&quot;,&quot;plainCitation&quot;:&quot;Ibid 337/3: 9.&quot;},&quot;citationItems&quot;:[{&quot;id&quot;:33,&quot;uris&quot;:[&quot;http://zotero.org/users/2391293/items/J7JFQ6G9&quot;],&quot;uri&quot;:[&quot;http://zotero.org/users/2391293/items/J7JFQ6G9&quot;],&quot;itemData&quot;:{&quot;id&quot;:33,&quot;type&quot;:&quot;book&quot;,&quot;title&quot;:&quot;Philosophy of Nature (Part Two of the Encyclopedia of Philosophical Sciences)&quot;,&quot;publisher&quot;:&quot;Allen &amp; Unwin&quot;,&quot;publisher-place&quot;:&quot;London&quot;,&quot;number-of-volumes&quot;:&quot;3&quot;,&quot;event-place&quot;:&quot;London&quot;,&quot;author&quot;:[{&quot;family&quot;:&quot;Hegel&quot;,&quot;given&quot;:&quot;G. W. F.&quot;}],&quot;translator&quot;:[{&quot;family&quot;:&quot;Perry&quot;,&quot;given&quot;:&quot;M. J.&quot;}],&quot;issued&quot;:{&quot;date-parts&quot;:[[&quot;1970&quot;]]}},&quot;locator&quot;:&quot;337/3: 9&quot;,&quot;label&quot;:&quot;paragraph&quot;}],&quot;schema&quot;:&quot;https://github.com/citation-style-language/schema/raw/master/csl-citation.json&quot;} RNDy8G677k8Zr"/>Ibid 337/3: 9.<text:reference-mark-end text:name="ZOTERO_ITEM CSL_CITATION {&quot;citationID&quot;:&quot;Gx1LQBdL&quot;,&quot;properties&quot;:{&quot;formattedCitation&quot;:&quot;Ibid 337/3: 9.&quot;,&quot;plainCitation&quot;:&quot;Ibid 337/3: 9.&quot;},&quot;citationItems&quot;:[{&quot;id&quot;:33,&quot;uris&quot;:[&quot;http://zotero.org/users/2391293/items/J7JFQ6G9&quot;],&quot;uri&quot;:[&quot;http://zotero.org/users/2391293/items/J7JFQ6G9&quot;],&quot;itemData&quot;:{&quot;id&quot;:33,&quot;type&quot;:&quot;book&quot;,&quot;title&quot;:&quot;Philosophy of Nature (Part Two of the Encyclopedia of Philosophical Sciences)&quot;,&quot;publisher&quot;:&quot;Allen &amp; Unwin&quot;,&quot;publisher-place&quot;:&quot;London&quot;,&quot;number-of-volumes&quot;:&quot;3&quot;,&quot;event-place&quot;:&quot;London&quot;,&quot;author&quot;:[{&quot;family&quot;:&quot;Hegel&quot;,&quot;given&quot;:&quot;G. W. F.&quot;}],&quot;translator&quot;:[{&quot;family&quot;:&quot;Perry&quot;,&quot;given&quot;:&quot;M. J.&quot;}],&quot;issued&quot;:{&quot;date-parts&quot;:[[&quot;1970&quot;]]}},&quot;locator&quot;:&quot;337/3: 9&quot;,&quot;label&quot;:&quot;paragraph&quot;}],&quot;schema&quot;:&quot;https://github.com/citation-style-language/schema/raw/master/csl-citation.json&quot;} RNDy8G677k8Zr"/></text:p></text:note-body></text:note></text:span><text:span text:style-name="T69"> </text:span><text:span text:style-name="T95">He also refers to “the vitalised organism, the subjectivity which constructs its members within itself”.</text:span><text:span text:style-name="T95"><text:note text:id="ftn46" text:note-class="footnote"><text:note-citation>46</text:note-citation><text:note-body><text:p text:style-name="Footnote"><text:reference-mark-start text:name="ZOTERO_ITEM CSL_CITATION {&quot;citationID&quot;:&quot;FP160kwi&quot;,&quot;properties&quot;:{&quot;formattedCitation&quot;:&quot;Ibid 342/3: 40; Stone, above n 27, 51.&quot;,&quot;plainCitation&quot;:&quot;Ibid 342/3: 40; Stone, above n 27, 51.&quot;},&quot;citationItems&quot;:[{&quot;id&quot;:33,&quot;uris&quot;:[&quot;http://zotero.org/users/2391293/items/J7JFQ6G9&quot;],&quot;uri&quot;:[&quot;http://zotero.org/users/2391293/items/J7JFQ6G9&quot;],&quot;itemData&quot;:{&quot;id&quot;:33,&quot;type&quot;:&quot;book&quot;,&quot;title&quot;:&quot;Philosophy of Nature (Part Two of the Encyclopedia of Philosophical Sciences)&quot;,&quot;publisher&quot;:&quot;Allen &amp; Unwin&quot;,&quot;publisher-place&quot;:&quot;London&quot;,&quot;number-of-volumes&quot;:&quot;3&quot;,&quot;event-place&quot;:&quot;London&quot;,&quot;author&quot;:[{&quot;family&quot;:&quot;Hegel&quot;,&quot;given&quot;:&quot;G. W. F.&quot;}],&quot;translator&quot;:[{&quot;family&quot;:&quot;Perry&quot;,&quot;given&quot;:&quot;M. J.&quot;}],&quot;issued&quot;:{&quot;date-parts&quot;:[[&quot;1970&quot;]]}},&quot;locator&quot;:&quot;342/3: 40&quot;,&quot;label&quot;:&quot;paragraph&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51&quot;}],&quot;schema&quot;:&quot;https://github.com/citation-style-language/schema/raw/master/csl-citation.json&quot;} RNDST3pXzIN9b"/>Ibid 342/3: 40; Stone, above n 27, 51.<text:reference-mark-end text:name="ZOTERO_ITEM CSL_CITATION {&quot;citationID&quot;:&quot;FP160kwi&quot;,&quot;properties&quot;:{&quot;formattedCitation&quot;:&quot;Ibid 342/3: 40; Stone, above n 27, 51.&quot;,&quot;plainCitation&quot;:&quot;Ibid 342/3: 40; Stone, above n 27, 51.&quot;},&quot;citationItems&quot;:[{&quot;id&quot;:33,&quot;uris&quot;:[&quot;http://zotero.org/users/2391293/items/J7JFQ6G9&quot;],&quot;uri&quot;:[&quot;http://zotero.org/users/2391293/items/J7JFQ6G9&quot;],&quot;itemData&quot;:{&quot;id&quot;:33,&quot;type&quot;:&quot;book&quot;,&quot;title&quot;:&quot;Philosophy of Nature (Part Two of the Encyclopedia of Philosophical Sciences)&quot;,&quot;publisher&quot;:&quot;Allen &amp; Unwin&quot;,&quot;publisher-place&quot;:&quot;London&quot;,&quot;number-of-volumes&quot;:&quot;3&quot;,&quot;event-place&quot;:&quot;London&quot;,&quot;author&quot;:[{&quot;family&quot;:&quot;Hegel&quot;,&quot;given&quot;:&quot;G. W. F.&quot;}],&quot;translator&quot;:[{&quot;family&quot;:&quot;Perry&quot;,&quot;given&quot;:&quot;M. J.&quot;}],&quot;issued&quot;:{&quot;date-parts&quot;:[[&quot;1970&quot;]]}},&quot;locator&quot;:&quot;342/3: 40&quot;,&quot;label&quot;:&quot;paragraph&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51&quot;}],&quot;schema&quot;:&quot;https://github.com/citation-style-language/schema/raw/master/csl-citation.json&quot;} RNDST3pXzIN9b"/></text:p></text:note-body></text:note></text:span></text:p>
      <text:p text:style-name="P158"/>
      <text:p text:style-name="P109">As one would come to expect after being acquainted with Hegel, “Organic Physics” in the <text:span text:style-name="T2">Philosophy of Nature</text:span> is divided into <text:span text:style-name="T2">three</text:span> stages of conceptual development. The first stage Hegel identifies with “the earth”, as Stone points out. The second stage is vegetative, or plant life, and the third stage is animal life. We will only focus on this last, most perfectly developed stage. Stone writes that:</text:p>
      <text:p text:style-name="P109"/>
      <text:p text:style-name="P45">The last and most perfect organic form possess the fully developed kind of subjectivity that is present throughout the limbs and organs comprising its body. Hegel equates this with animals. The long chain of natural progression is finally “perfected through animal life, <text:soft-page-break/>through its sensibility, since this reveals to us the omnipresence of the one soul in all points of its corporeality, and so reveals the sublatedness of the externality of matter”.<text:note text:id="ftn47" text:note-class="footnote"><text:note-citation>47</text:note-citation><text:note-body><text:p text:style-name="Footnote"><text:reference-mark-start text:name="ZOTERO_ITEM CSL_CITATION {&quot;citationID&quot;:&quot;bqzLMaZs&quot;,&quot;properties&quot;:{&quot;formattedCitation&quot;:&quot;Hegel, above n 37, 389A/32; Stone, above n 27, 51.&quot;,&quot;plainCitation&quot;:&quot;Hegel, above n 37, 389A/32; Stone, above n 27, 51.&quot;},&quot;citationItems&quot;:[{&quot;id&quot;:102,&quot;uris&quot;:[&quot;http://zotero.org/users/2391293/items/A6TMP694&quot;],&quot;uri&quot;:[&quot;http://zotero.org/users/2391293/items/A6TMP694&quot;],&quot;itemData&quot;:{&quot;id&quot;:102,&quot;type&quot;:&quot;book&quot;,&quot;title&quot;:&quot;The Encyclopedia Philosophy of Mind&quot;,&quot;publisher-place&quot;:&quot;Oxford&quot;,&quot;event-place&quot;:&quot;Oxford&quot;,&quot;author&quot;:[{&quot;family&quot;:&quot;Hegel&quot;,&quot;given&quot;:&quot;G. W. F.&quot;}],&quot;translator&quot;:[{&quot;family&quot;:&quot;Wallace&quot;,&quot;given&quot;:&quot;William&quot;},{&quot;family&quot;:&quot;Miller&quot;,&quot;given&quot;:&quot;A. V.&quot;}],&quot;issued&quot;:{&quot;date-parts&quot;:[[&quot;1970&quot;]],&quot;season&quot;:&quot;1971&quot;}},&quot;locator&quot;:&quot;389A/32&quot;,&quot;label&quot;:&quot;paragraph&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51&quot;}],&quot;schema&quot;:&quot;https://github.com/citation-style-language/schema/raw/master/csl-citation.json&quot;} RNDXVgXR19Xz9"/>Hegel, above n 37, 389A/32; Stone, above n 27, 51.<text:reference-mark-end text:name="ZOTERO_ITEM CSL_CITATION {&quot;citationID&quot;:&quot;bqzLMaZs&quot;,&quot;properties&quot;:{&quot;formattedCitation&quot;:&quot;Hegel, above n 37, 389A/32; Stone, above n 27, 51.&quot;,&quot;plainCitation&quot;:&quot;Hegel, above n 37, 389A/32; Stone, above n 27, 51.&quot;},&quot;citationItems&quot;:[{&quot;id&quot;:102,&quot;uris&quot;:[&quot;http://zotero.org/users/2391293/items/A6TMP694&quot;],&quot;uri&quot;:[&quot;http://zotero.org/users/2391293/items/A6TMP694&quot;],&quot;itemData&quot;:{&quot;id&quot;:102,&quot;type&quot;:&quot;book&quot;,&quot;title&quot;:&quot;The Encyclopedia Philosophy of Mind&quot;,&quot;publisher-place&quot;:&quot;Oxford&quot;,&quot;event-place&quot;:&quot;Oxford&quot;,&quot;author&quot;:[{&quot;family&quot;:&quot;Hegel&quot;,&quot;given&quot;:&quot;G. W. F.&quot;}],&quot;translator&quot;:[{&quot;family&quot;:&quot;Wallace&quot;,&quot;given&quot;:&quot;William&quot;},{&quot;family&quot;:&quot;Miller&quot;,&quot;given&quot;:&quot;A. V.&quot;}],&quot;issued&quot;:{&quot;date-parts&quot;:[[&quot;1970&quot;]],&quot;season&quot;:&quot;1971&quot;}},&quot;locator&quot;:&quot;389A/32&quot;,&quot;label&quot;:&quot;paragraph&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51&quot;}],&quot;schema&quot;:&quot;https://github.com/citation-style-language/schema/raw/master/csl-citation.json&quot;} RNDXVgXR19Xz9"/></text:p></text:note-body></text:note></text:p>
      <text:p text:style-name="P45"/>
      <text:p text:style-name="P110">The principle of absolute negation drives this logical dialectic. Its universal standard as a principle of rationality helps explain how Nature can be said to transition from the realm of law into the space of reasons in the <text:span text:style-name="T2">Philosophy of Nature</text:span>. It also helps explain how Consciousness transitions into Self-Consciousness, how the space of reasons develops further from abstract individual “passive”, empiricistic subjectivity into <text:span text:style-name="T101">social, interpersonal collective rationality.</text:span></text:p>
      <text:p text:style-name="P110"/>
      <text:p text:style-name="P111">As we move across the various taxonomies of complexities of biological organisms, we logically transition to the animal organism. <text:span text:style-name="T102">Only the animal organism </text:span>is able to unify the otherness of its outward properties (members, organs, individual functional elements) into a differentiated unified dialectical structure. <text:span text:style-name="T102">Only the animal organism is able to satisfy a satisfactory </text:span><text:span text:style-name="T18">internal </text:span><text:span text:style-name="T102">concretisation of the principle of absolute negation. The various functional elements of the animal are able to </text:span><text:span text:style-name="T18">be at home in their otherness</text:span><text:span text:style-name="T102">, in the unity of the whole animal:</text:span></text:p>
      <text:p text:style-name="P111"/>
      <text:p text:style-name="P62"><text:span text:style-name="T21">[Hegel] argues that [at the level of Consciousness moving into Self-Consciousness,] the subject devises the conception of living beings specifically because it adopts the belief [assumption] that these beings are fully manifest in their exteriors; likewise, living organisms arise as that natural form whose matter openly displays the conceptual unity [of absolute negation] permeating it. </text:span><text:span text:style-name="T41">This similarity arises because both living organisms and the conception of living beings realise the underlying requirements</text:span><text:span text:style-name="T41"><text:note text:id="ftn48" text:note-class="footnote"><text:note-citation>48</text:note-citation><text:note-body><text:p text:style-name="P129">In other words, the contradictions inherent in the concrete conceptual instatiations of the principle of absolute negation driving their development.</text:p></text:note-body></text:note></text:span><text:span text:style-name="T41"> that propel the development of nature and consciousness. The subject has at last come to conceive of matter as intelligibly structured; this conception accords with the subject’s tacit presupposition that matter is intelligible, ending the progression of consciousness. Nature has also overcome matter’s antagonism to thought, since organic matter has become thoroughly conceptually permeated [by the space of reasons] and can in no sense exist independently of this conceptual permeation.</text:span><text:span text:style-name="T41"><text:note text:id="ftn49" text:note-class="footnote"><text:note-citation>49</text:note-citation><text:note-body><text:p text:style-name="P127"><text:reference-mark-start text:name="ZOTERO_ITEM CSL_CITATION {&quot;citationID&quot;:&quot;x0kXF4b8&quot;,&quot;properties&quot;:{&quot;formattedCitation&quot;:&quot;{\\rtf Stone, above n 27, 51\\uc0\\u8211{}52.}&quot;,&quot;plainCitation&quot;:&quot;Stone, above n 27, 51–52.&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51-52&quot;}],&quot;schema&quot;:&quot;https://github.com/citation-style-language/schema/raw/master/csl-citation.json&quot;} RND2eAs8zrxBw"/>Stone, above n 27, 51–52.<text:reference-mark-end text:name="ZOTERO_ITEM CSL_CITATION {&quot;citationID&quot;:&quot;x0kXF4b8&quot;,&quot;properties&quot;:{&quot;formattedCitation&quot;:&quot;{\\rtf Stone, above n 27, 51\\uc0\\u8211{}52.}&quot;,&quot;plainCitation&quot;:&quot;Stone, above n 27, 51–52.&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51-52&quot;}],&quot;schema&quot;:&quot;https://github.com/citation-style-language/schema/raw/master/csl-citation.json&quot;} RND2eAs8zrxBw"/></text:p></text:note-body></text:note></text:span></text:p>
      <text:p text:style-name="P159"/>
      <text:p text:style-name="P125"><text:span text:style-name="T41">I</text:span><text:span text:style-name="T21">V<text:tab/>Doubts; Isn’t This Crazy? How is this a Kind of Naturalism?</text:span></text:p>
      <text:p text:style-name="P144"/>
      <text:p text:style-name="P150">If we accept T. H. Ho's conception of the categorical structure of McDowell's “system”, then it seems like Hegel's argument about how the space of concepts is organised might be able to help us resolve the contradiction within McDowell's metaphysical argument. Hegel's conception of the space of concepts provides a fruitful way for reconceiving of McDowell's “system”. A great degree of Hegel's system, however, hinges on the principle of absolute negation. Without the concept of <text:span text:style-name="T2">freedom</text:span><text:span text:style-name="T21">, absolute negation, Hegel doesn't have a crutch to stand on.</text:span></text:p>
      <text:p text:style-name="P150"/>
      <text:p text:style-name="P150"><text:span text:style-name="T21">Having a justification of using the principle of absolute negation seems pressing, at this point. It seems like a very nice idea to marry it with McDowell's system, but it is not sufficient to merely posit the principle of absolute negation because it helps rescue McDowell's metaphysical argument from contradiction. Further, absolute negation seems to run into a big glaring problem. </text:span><text:span text:style-name="T42">Absolute negation provides a powerful way of conceiving of the space of concepts, but </text:span><text:span text:style-name="T21">it is doubtless that it is a principle that comes in to explain the place of the realm of law in the universe from </text:span><text:span text:style-name="T2">outside </text:span><text:span text:style-name="T21">the space of natural scientific intelligibiliy. </text:span></text:p>
      <text:p text:style-name="P150"/>
      <text:p text:style-name="P150"><text:span text:style-name="T21">H</text:span><text:span text:style-name="T42">ow is such an anti-scientific principle naturalistic? Doesn’t this way of organising the space of nature actually amount to a crazy kind of anti-naturalism? </text:span><text:span text:style-name="T43">A key piece of evidence for th</text:span><text:span text:style-name="T21">e idea that </text:span><text:soft-page-break/><text:span text:style-name="T21">absolute negation </text:span><text:span text:style-name="T2">is </text:span><text:span text:style-name="T21">anti-naturalistic is that on my account of the constitution of the space of nature, the</text:span><text:span text:style-name="T43"> space of reasons seems to spread all over the space of concepts, because even at its most disenchanted, the realm of law is still permeated with the space of reasons. </text:span><text:span text:style-name="T21">Does the fact that I hold such a prized place for the space of reasons within the space of nature mean that I am sacrificing the independence of the space of natural scientific intelligibility?</text:span></text:p>
      <text:p text:style-name="P149"/>
      <text:p text:style-name="P151">One example of the priority I seem to have given to the space of reasons over the realm of law is that I hold that Hegel's principle of absolute negation means that his <text:span text:style-name="T2">Philosophy of Nature</text:span><text:span text:style-name="T21"> is describing a non-scientific structure to the realm of law that is apparently </text:span><text:span text:style-name="T2">necessarily actual</text:span><text:span text:style-name="T21">. W</text:span><text:span text:style-name="T42">hat do I mean by </text:span><text:span text:style-name="T21">the unfolding concretisation of the principle of </text:span><text:span text:style-name="T2">freedom </text:span><text:span text:style-name="T21">through </text:span><text:span text:style-name="T42">“really existing” </text:span><text:span text:style-name="T21">conceptual</text:span><text:span text:style-name="T42"> states of organisation of matter? </text:span><text:span text:style-name="T21">Do I really mean that the concepts of the space of reasons immanently organises </text:span><text:span text:style-name="T2">even the realm of law</text:span><text:span text:style-name="T21">, even if the space of reasons fails to achieve any kind of satisfactory concretisation of the principle of absolute negation until it reaches the last developmental stage of Organic Life?</text:span></text:p>
      <text:p text:style-name="P145"/>
      <text:p text:style-name="P147">I aim to answer these questions in the next, and last chapter of this thesis. I can give a brief answer to this last question, in an attempt to answer the first, main question I posed under this heading of this chapter. A full explanation of my reasoning will of course come in the next chapter. The space of reasons is when the principle of <text:span text:style-name="T2">freedom</text:span> (absolute negation) first begins to concretise and achieve actuality. The principle of absolute negation does not become concrete within the realm of law. The engagement that the space of reasons makes with the realm of law at the developmental stage of absolute negation at the level the realm of law is completely contradictory. The two remain opposed, and the “material” of the realm of law does not manifest the principle of absolute negation. The principle of absolute negation <text:span text:style-name="T2">attempts </text:span>to drive a dialectical development of itself within the realm of law, but it fails to actually achieve concreteness. The realm of law remains, from the perspective of the principle of freedom, highly abstract. <text:span text:style-name="T103">Because of this contradiction with the space of reasons, but through the weak influence of the organising principle of absolute negation, the realm of law is allowed a degree of relative autonomy.</text:span></text:p>
      <text:p text:style-name="P147"/>
      <text:p text:style-name="P148">I agree with Paul Giladi that while Hegel's <text:span text:style-name="T2">Philosophy of Nature </text:span>without a doubt rejects <text:span text:style-name="T2">methodological naturalism</text:span>, it still amounts to a <text:span text:style-name="T2">philosophical</text:span> naturalism:</text:p>
      <text:p text:style-name="P148"/>
      <text:p text:style-name="P162">… the worry about Hegel's critique of taking instructions on ontological matters fro natural scientists is that Hegel would violate the basic methodological commitment of philosophical naturalism: one's ontology must be informed by the discoveries of empirical science—if empirical science is committed to universals and laws of nature, then one's metaphysics must include those concepts; if empirical science is committed to only particulars and regularities, then one's metaphysics must only include those concepts. One can find textual evidence for this worry in the following passage:</text:p>
      <text:p text:style-name="P162"/>
      <text:p text:style-name="P164">The philosophy of nature takes the material which physics has prepared from experience, at the point to which physics has brought it, and reorganises it, without basing itself on experience as the final proof. Physics must therefore work into the hands of philosophy.<text:note text:id="ftn0" text:note-class="footnote"><text:note-citation>50</text:note-citation><text:note-body><text:p text:style-name="Footnote"><text:reference-mark-start text:name="ZOTERO_ITEM CSL_CITATION {&quot;citationID&quot;:&quot;gMs4BLAM&quot;,&quot;properties&quot;:{&quot;formattedCitation&quot;:&quot;Hegel, above n 36, 201.&quot;,&quot;plainCitation&quot;:&quot;Hegel, above n 36, 201.&quot;},&quot;citationItems&quot;:[{&quot;id&quot;:74,&quot;uris&quot;:[&quot;http://zotero.org/users/2391293/items/J7JFQ6G9&quot;],&quot;uri&quot;:[&quot;http://zotero.org/users/2391293/items/J7JFQ6G9&quot;],&quot;itemData&quot;:{&quot;id&quot;:74,&quot;type&quot;:&quot;book&quot;,&quot;title&quot;:&quot;Philosophy of Nature (Part Two of the Encyclopedia of Philosophical Sciences)&quot;,&quot;publisher&quot;:&quot;Allen &amp; Unwin&quot;,&quot;publisher-place&quot;:&quot;London&quot;,&quot;number-of-volumes&quot;:&quot;3&quot;,&quot;event-place&quot;:&quot;London&quot;,&quot;author&quot;:[{&quot;family&quot;:&quot;Hegel&quot;,&quot;given&quot;:&quot;G. W. F.&quot;}],&quot;translator&quot;:[{&quot;family&quot;:&quot;Perry&quot;,&quot;given&quot;:&quot;M. J.&quot;}],&quot;issued&quot;:{&quot;date-parts&quot;:[[&quot;1970&quot;]]}},&quot;locator&quot;:&quot;201&quot;}],&quot;schema&quot;:&quot;https://github.com/citation-style-language/schema/raw/master/csl-citation.json&quot;} RNDoE4x3F9hr3"/>Hegel, above n 36, 201.<text:reference-mark-end text:name="ZOTERO_ITEM CSL_CITATION {&quot;citationID&quot;:&quot;gMs4BLAM&quot;,&quot;properties&quot;:{&quot;formattedCitation&quot;:&quot;Hegel, above n 36, 201.&quot;,&quot;plainCitation&quot;:&quot;Hegel, above n 36, 201.&quot;},&quot;citationItems&quot;:[{&quot;id&quot;:74,&quot;uris&quot;:[&quot;http://zotero.org/users/2391293/items/J7JFQ6G9&quot;],&quot;uri&quot;:[&quot;http://zotero.org/users/2391293/items/J7JFQ6G9&quot;],&quot;itemData&quot;:{&quot;id&quot;:74,&quot;type&quot;:&quot;book&quot;,&quot;title&quot;:&quot;Philosophy of Nature (Part Two of the Encyclopedia of Philosophical Sciences)&quot;,&quot;publisher&quot;:&quot;Allen &amp; Unwin&quot;,&quot;publisher-place&quot;:&quot;London&quot;,&quot;number-of-volumes&quot;:&quot;3&quot;,&quot;event-place&quot;:&quot;London&quot;,&quot;author&quot;:[{&quot;family&quot;:&quot;Hegel&quot;,&quot;given&quot;:&quot;G. W. F.&quot;}],&quot;translator&quot;:[{&quot;family&quot;:&quot;Perry&quot;,&quot;given&quot;:&quot;M. J.&quot;}],&quot;issued&quot;:{&quot;date-parts&quot;:[[&quot;1970&quot;]]}},&quot;locator&quot;:&quot;201&quot;}],&quot;schema&quot;:&quot;https://github.com/citation-style-language/schema/raw/master/csl-citation.json&quot;} RNDoE4x3F9hr3"/></text:p></text:note-body></text:note></text:p>
      <text:p text:style-name="P164"/>
      <text:p text:style-name="P163"><text:span text:style-name="T44">In response to claims of this kind, I would concede that Hegel prioritises philosophy over the natural sciences in some sense. However, whilst this is in some way a rejection of </text:span><text:span text:style-name="T19">methodological</text:span><text:span text:style-name="T44"> naturalism, it does not follow that rejecting methodological naturalism necessarily leads to rejecting </text:span><text:span text:style-name="T19">philosophical</text:span><text:span text:style-name="T44"> naturalism. Hegel is opposed to methodological naturalism, insofar as he rejects the naturalistic tendency to defer certain matters to natural science. However, despite his hostility to </text:span><text:span text:style-name="T19">that</text:span><text:span text:style-name="T44"> form of naturalism, it does not necessarily </text:span><text:soft-page-break/><text:span text:style-name="T44">follow that Hegel is rejecting the metaphysical commitments of philosophical naturalism itself.</text:span><text:span text:style-name="T44"><text:note text:id="ftn50" text:note-class="footnote"><text:note-citation>51</text:note-citation><text:note-body><text:p text:style-name="Footnote"><text:reference-mark-start text:name="ZOTERO_ITEM CSL_CITATION {&quot;citationID&quot;:&quot;iztwMTh5&quot;,&quot;properties&quot;:{&quot;formattedCitation&quot;:&quot;Giladi, above n 1, 258.&quot;,&quot;plainCitation&quot;:&quot;Giladi, above n 1, 258.&quot;},&quot;citationItems&quot;:[{&quot;id&quot;:23,&quot;uris&quot;:[&quot;http://zotero.org/users/2391293/items/SH63WMHS&quot;],&quot;uri&quot;:[&quot;http://zotero.org/users/2391293/items/SH63WMHS&quot;],&quot;itemData&quot;:{&quot;id&quot;:23,&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58&quot;}],&quot;schema&quot;:&quot;https://github.com/citation-style-language/schema/raw/master/csl-citation.json&quot;} RNDpWHdEZOBWj"/>Giladi, above n 1, 258.<text:reference-mark-end text:name="ZOTERO_ITEM CSL_CITATION {&quot;citationID&quot;:&quot;iztwMTh5&quot;,&quot;properties&quot;:{&quot;formattedCitation&quot;:&quot;Giladi, above n 1, 258.&quot;,&quot;plainCitation&quot;:&quot;Giladi, above n 1, 258.&quot;},&quot;citationItems&quot;:[{&quot;id&quot;:23,&quot;uris&quot;:[&quot;http://zotero.org/users/2391293/items/SH63WMHS&quot;],&quot;uri&quot;:[&quot;http://zotero.org/users/2391293/items/SH63WMHS&quot;],&quot;itemData&quot;:{&quot;id&quot;:23,&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58&quot;}],&quot;schema&quot;:&quot;https://github.com/citation-style-language/schema/raw/master/csl-citation.json&quot;} RNDpWHdEZOBWj"/></text:p></text:note-body></text:note></text:span></text:p>
      <text:p text:style-name="P145"/>
      <text:p text:style-name="P148">Just <text:span text:style-name="T2">what kind </text:span>of philosophical naturalism Hegel's naturalism amounts to will be discussed in the following chapter.</text:p>
      <text:p text:style-name="P146"/>
      <text:p text:style-name="P152"><text:span text:style-name="T21">Alison Stone </text:span><text:span text:style-name="T44">has a particular perspective on Hegel's brand of philosophical naturalism. She</text:span><text:span text:style-name="T21"> argues that Hegel’s </text:span><text:span text:style-name="T2">Philosophy of Nature </text:span><text:span text:style-name="T21">doesn’t succeed, </text:span><text:span text:style-name="T44">and that it isn't a coherent kind of naturalism.</text:span><text:span text:style-name="T21"> She argues that Hegel’s principle of absolute negation is a device of what she calls “Strong A Priorism” which is fundamentally anti-naturalistic. </text:span><text:span text:style-name="T44">She argues that Hegel's method is committed to taking the descriptions of the space of nature of natural scientific intelligibility and </text:span><text:span text:style-name="T19">redescribing </text:span><text:span text:style-name="T44">them within his own system. Hegel then affords </text:span><text:span text:style-name="T19">his</text:span><text:span text:style-name="T44"> non-scientific explanations a higher explanatory power than that of natural science. Stone reviews two arguments that Hegel gives implicitly to explain how this is so. </text:span><text:span text:style-name="T45">These two arguments are the Arguments of Explanatory Power, and </text:span><text:span text:style-name="T46">Systematic Derivation. She argues that both arguments fail.</text:span></text:p>
      <text:p text:style-name="P152"/>
      <text:p text:style-name="P153"><text:span text:style-name="T46">T</text:span><text:span text:style-name="T21">he first part of the next chapter will be an argument for a particular conception of Hegel's </text:span><text:span text:style-name="T2">Philosophy of Nature</text:span><text:span text:style-name="T21"> as a coherent </text:span><text:span text:style-name="T2">philosophical </text:span><text:span text:style-name="T21">naturalism, drawing on Paul Giladi's work. The second part of the next chapter will attempt to show how Hegel's two big arguments of Explanatory Power and Systematic Derivation</text:span><text:span text:style-name="T2"> </text:span><text:span text:style-name="T21">actually </text:span><text:span text:style-name="T2">do succeed</text:span><text:span text:style-name="T21">, despite Stone's arguments. </text:span><text:span text:style-name="T47">Much of Stone's critique of these two arguments from Hegel depend on her characterisation of Hegel's metaphilosophical method as what she calls “Strong Apriorism”. I will argue that her characterisation of Hegel's method doesn't capture the essence of Hegel's philosoph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5:32:58.483928303</meta:creation-date>
    <dc:date>2017-02-10T14:44:00.564977457</dc:date>
    <meta:editing-duration>PT5H31M34S</meta:editing-duration>
    <meta:editing-cycles>84</meta:editing-cycles>
    <meta:generator>LibreOffice/4.3.3.2$Linux_X86_64 LibreOffice_project/430m0$Build-2</meta:generator>
    <dc:creator>Blair Vidakovich</dc:creator>
    <meta:document-statistic meta:table-count="0" meta:image-count="0" meta:object-count="0" meta:page-count="17" meta:paragraph-count="181" meta:word-count="9631" meta:character-count="60556" meta:non-whitespace-character-count="51116"/>
    <meta:user-defined meta:name="ZOTERO_PREF_1">&lt;data data-version="3" zotero-version="4.0.29.10"&gt;&lt;session id="bx43mM2k"/&gt;&lt;style id="http://www.zotero.org/styles/australian-guide-to-legal-citation" hasBibliography="1" bibliographyStyleHasBeenSet="0"/&gt;&lt;prefs&gt;&lt;pref name="fieldType" value="ReferenceMark"/</meta:user-defined>
    <meta:user-defined meta:name="ZOTERO_PREF_2">&gt;&lt;pref name="storeReferences" value="true"/&gt;&lt;pref name="automaticJournalAbbreviations" value=""/&gt;&lt;pref name="noteType" value="1"/&gt;&lt;/prefs&gt;&lt;/data&gt;</meta:user-defined>
  </office:meta>
</office:document-meta>
</file>